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1.3319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307in"/>
    </style:style>
    <style:style style:name="co6" style:family="table-column">
      <style:table-column-properties fo:break-before="auto" style:column-width="1.4736in"/>
    </style:style>
    <style:style style:name="co7" style:family="table-column">
      <style:table-column-properties fo:break-before="auto" style:column-width="2.3465in"/>
    </style:style>
    <style:style style:name="co8" style:family="table-column">
      <style:table-column-properties fo:break-before="auto" style:column-width="2.6071in"/>
    </style:style>
    <style:style style:name="co9" style:family="table-column">
      <style:table-column-properties fo:break-before="auto" style:column-width="1.4673in"/>
    </style:style>
    <style:style style:name="co10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13" table:default-cell-style-name="Default"/>
        <table:table-row table:style-name="ro1">
          <table:table-cell office:value-type="string" calcext:value-type="string">
            <text:p>msg_published_time</text:p>
          </table:table-cell>
          <table:table-cell office:value-type="string" calcext:value-type="string">
            <text:p>msg_received_time</text:p>
          </table:table-cell>
          <table:table-cell office:value-type="string" calcext:value-type="string">
            <text:p>uint32_height</text:p>
          </table:table-cell>
          <table:table-cell office:value-type="string" calcext:value-type="string">
            <text:p>uint32_width</text:p>
          </table:table-cell>
          <table:table-cell office:value-type="string" calcext:value-type="string">
            <text:p>uint32_step</text:p>
          </table:table-cell>
          <table:table-cell office:value-type="string" calcext:value-type="string">
            <text:p>uint8_data_size.bytes</text:p>
          </table:table-cell>
          <table:table-cell/>
          <table:table-cell office:value-type="string" calcext:value-type="string">
            <text:p>Latency = received – published time (s)</text:p>
          </table:table-cell>
          <table:table-cell/>
          <table:table-cell office:value-type="string" calcext:value-type="string">
            <text:p>Actual latency rap (s)</text:p>
          </table:table-cell>
          <table:table-cell office:value-type="string" calcext:value-type="string">
            <text:p>Median latency plot (s)</text:p>
          </table:table-cell>
          <table:table-cell table:number-columns-repeated="1013"/>
        </table:table-row>
        <table:table-row table:style-name="ro1">
          <table:table-cell office:value-type="float" office:value="1739056408.175" calcext:value-type="float">
            <text:p>1739056408.175</text:p>
          </table:table-cell>
          <table:table-cell office:value-type="float" office:value="1739056409.048" calcext:value-type="float">
            <text:p>1739056409.04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]-[.A2]" office:value-type="float" office:value="0.873000144958496" calcext:value-type="float">
            <text:p>0.873000144958496</text:p>
          </table:table-cell>
          <table:table-cell/>
          <table:table-cell table:formula="of:=[.H2]-[.$H$373]" office:value-type="float" office:value="0.299999952316284" calcext:value-type="float">
            <text:p>0.29999995231628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09.109" calcext:value-type="float">
            <text:p>1739056409.109</text:p>
          </table:table-cell>
          <table:table-cell office:value-type="float" office:value="1739056410.043" calcext:value-type="float">
            <text:p>1739056410.04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]-[.A3]" office:value-type="float" office:value="0.934000015258789" calcext:value-type="float">
            <text:p>0.934000015258789</text:p>
          </table:table-cell>
          <table:table-cell/>
          <table:table-cell table:formula="of:=[.H3]-[.$H$373]" office:value-type="float" office:value="0.360999822616577" calcext:value-type="float">
            <text:p>0.36099982261657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0.175" calcext:value-type="float">
            <text:p>1739056410.175</text:p>
          </table:table-cell>
          <table:table-cell office:value-type="float" office:value="1739056411.026" calcext:value-type="float">
            <text:p>1739056411.0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]-[.A4]" office:value-type="float" office:value="0.851000070571899" calcext:value-type="float">
            <text:p>0.851000070571899</text:p>
          </table:table-cell>
          <table:table-cell/>
          <table:table-cell table:formula="of:=[.H4]-[.$H$373]" office:value-type="float" office:value="0.277999877929687" calcext:value-type="float">
            <text:p>0.27799987792968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1.075" calcext:value-type="float">
            <text:p>1739056411.075</text:p>
          </table:table-cell>
          <table:table-cell office:value-type="float" office:value="1739056412.012" calcext:value-type="float">
            <text:p>1739056412.0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]-[.A5]" office:value-type="float" office:value="0.937000036239624" calcext:value-type="float">
            <text:p>0.937000036239624</text:p>
          </table:table-cell>
          <table:table-cell/>
          <table:table-cell table:formula="of:=[.H5]-[.$H$373]" office:value-type="float" office:value="0.363999843597412" calcext:value-type="float">
            <text:p>0.36399984359741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2.142" calcext:value-type="float">
            <text:p>1739056412.142</text:p>
          </table:table-cell>
          <table:table-cell office:value-type="float" office:value="1739056413.029" calcext:value-type="float">
            <text:p>1739056413.0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]-[.A6]" office:value-type="float" office:value="0.88700008392334" calcext:value-type="float">
            <text:p>0.88700008392334</text:p>
          </table:table-cell>
          <table:table-cell/>
          <table:table-cell table:formula="of:=[.H6]-[.$H$373]" office:value-type="float" office:value="0.313999891281128" calcext:value-type="float">
            <text:p>0.31399989128112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3.109" calcext:value-type="float">
            <text:p>1739056413.109</text:p>
          </table:table-cell>
          <table:table-cell office:value-type="float" office:value="1739056414.024" calcext:value-type="float">
            <text:p>1739056414.0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]-[.A7]" office:value-type="float" office:value="0.914999961853027" calcext:value-type="float">
            <text:p>0.914999961853027</text:p>
          </table:table-cell>
          <table:table-cell/>
          <table:table-cell table:formula="of:=[.H7]-[.$H$373]" office:value-type="float" office:value="0.341999769210815" calcext:value-type="float">
            <text:p>0.34199976921081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4.109" calcext:value-type="float">
            <text:p>1739056414.109</text:p>
          </table:table-cell>
          <table:table-cell office:value-type="float" office:value="1739056415.033" calcext:value-type="float">
            <text:p>1739056415.0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]-[.A8]" office:value-type="float" office:value="0.924000024795532" calcext:value-type="float">
            <text:p>0.924000024795532</text:p>
          </table:table-cell>
          <table:table-cell/>
          <table:table-cell table:formula="of:=[.H8]-[.$H$373]" office:value-type="float" office:value="0.35099983215332" calcext:value-type="float">
            <text:p>0.350999832153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5.142" calcext:value-type="float">
            <text:p>1739056415.142</text:p>
          </table:table-cell>
          <table:table-cell office:value-type="float" office:value="1739056416.044" calcext:value-type="float">
            <text:p>1739056416.0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]-[.A9]" office:value-type="float" office:value="0.901999950408936" calcext:value-type="float">
            <text:p>0.901999950408936</text:p>
          </table:table-cell>
          <table:table-cell/>
          <table:table-cell table:formula="of:=[.H9]-[.$H$373]" office:value-type="float" office:value="0.328999757766723" calcext:value-type="float">
            <text:p>0.32899975776672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6.075" calcext:value-type="float">
            <text:p>1739056416.075</text:p>
          </table:table-cell>
          <table:table-cell office:value-type="float" office:value="1739056417.041" calcext:value-type="float">
            <text:p>1739056417.0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]-[.A10]" office:value-type="float" office:value="0.965999841690064" calcext:value-type="float">
            <text:p>0.965999841690064</text:p>
          </table:table-cell>
          <table:table-cell/>
          <table:table-cell table:formula="of:=[.H10]-[.$H$373]" office:value-type="float" office:value="0.392999649047851" calcext:value-type="float">
            <text:p>0.39299964904785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7.142" calcext:value-type="float">
            <text:p>1739056417.142</text:p>
          </table:table-cell>
          <table:table-cell office:value-type="float" office:value="1739056418.033" calcext:value-type="float">
            <text:p>1739056418.0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]-[.A11]" office:value-type="float" office:value="0.891000032424927" calcext:value-type="float">
            <text:p>0.891000032424927</text:p>
          </table:table-cell>
          <table:table-cell/>
          <table:table-cell table:formula="of:=[.H11]-[.$H$373]" office:value-type="float" office:value="0.317999839782715" calcext:value-type="float">
            <text:p>0.31799983978271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8.109" calcext:value-type="float">
            <text:p>1739056418.109</text:p>
          </table:table-cell>
          <table:table-cell office:value-type="float" office:value="1739056419.033" calcext:value-type="float">
            <text:p>1739056419.0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]-[.A12]" office:value-type="float" office:value="0.924000024795532" calcext:value-type="float">
            <text:p>0.924000024795532</text:p>
          </table:table-cell>
          <table:table-cell/>
          <table:table-cell table:formula="of:=[.H12]-[.$H$373]" office:value-type="float" office:value="0.35099983215332" calcext:value-type="float">
            <text:p>0.350999832153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19.109" calcext:value-type="float">
            <text:p>1739056419.109</text:p>
          </table:table-cell>
          <table:table-cell office:value-type="float" office:value="1739056420.025" calcext:value-type="float">
            <text:p>1739056420.0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]-[.A13]" office:value-type="float" office:value="0.916000127792358" calcext:value-type="float">
            <text:p>0.916000127792358</text:p>
          </table:table-cell>
          <table:table-cell/>
          <table:table-cell table:formula="of:=[.H13]-[.$H$373]" office:value-type="float" office:value="0.342999935150146" calcext:value-type="float">
            <text:p>0.34299993515014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0.175" calcext:value-type="float">
            <text:p>1739056420.175</text:p>
          </table:table-cell>
          <table:table-cell office:value-type="float" office:value="1739056421.031" calcext:value-type="float">
            <text:p>1739056421.0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]-[.A14]" office:value-type="float" office:value="0.855999946594238" calcext:value-type="float">
            <text:p>0.855999946594238</text:p>
          </table:table-cell>
          <table:table-cell/>
          <table:table-cell table:formula="of:=[.H14]-[.$H$373]" office:value-type="float" office:value="0.282999753952026" calcext:value-type="float">
            <text:p>0.28299975395202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1.175" calcext:value-type="float">
            <text:p>1739056421.175</text:p>
          </table:table-cell>
          <table:table-cell office:value-type="float" office:value="1739056422.056" calcext:value-type="float">
            <text:p>1739056422.0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]-[.A15]" office:value-type="float" office:value="0.88100004196167" calcext:value-type="float">
            <text:p>0.88100004196167</text:p>
          </table:table-cell>
          <table:table-cell/>
          <table:table-cell table:formula="of:=[.H15]-[.$H$373]" office:value-type="float" office:value="0.307999849319458" calcext:value-type="float">
            <text:p>0.30799984931945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2.142" calcext:value-type="float">
            <text:p>1739056422.142</text:p>
          </table:table-cell>
          <table:table-cell office:value-type="float" office:value="1739056423.064" calcext:value-type="float">
            <text:p>1739056423.0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]-[.A16]" office:value-type="float" office:value="0.921999931335449" calcext:value-type="float">
            <text:p>0.921999931335449</text:p>
          </table:table-cell>
          <table:table-cell/>
          <table:table-cell table:formula="of:=[.H16]-[.$H$373]" office:value-type="float" office:value="0.348999738693237" calcext:value-type="float">
            <text:p>0.34899973869323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2.175" calcext:value-type="float">
            <text:p>1739056422.175</text:p>
          </table:table-cell>
          <table:table-cell office:value-type="float" office:value="1739056423.588" calcext:value-type="float">
            <text:p>1739056423.58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]-[.A17]" office:value-type="float" office:value="1.41300010681152" calcext:value-type="float">
            <text:p>1.41300010681152</text:p>
          </table:table-cell>
          <table:table-cell/>
          <table:table-cell table:formula="of:=[.H17]-[.$H$373]" office:value-type="float" office:value="0.839999914169311" calcext:value-type="float">
            <text:p>0.83999991416931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3.142" calcext:value-type="float">
            <text:p>1739056423.142</text:p>
          </table:table-cell>
          <table:table-cell office:value-type="float" office:value="1739056424.059" calcext:value-type="float">
            <text:p>1739056424.05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]-[.A18]" office:value-type="float" office:value="0.91700005531311" calcext:value-type="float">
            <text:p>0.91700005531311</text:p>
          </table:table-cell>
          <table:table-cell/>
          <table:table-cell table:formula="of:=[.H18]-[.$H$373]" office:value-type="float" office:value="0.343999862670898" calcext:value-type="float">
            <text:p>0.34399986267089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4.142" calcext:value-type="float">
            <text:p>1739056424.142</text:p>
          </table:table-cell>
          <table:table-cell office:value-type="float" office:value="1739056425.081" calcext:value-type="float">
            <text:p>1739056425.08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]-[.A19]" office:value-type="float" office:value="0.939000129699707" calcext:value-type="float">
            <text:p>0.939000129699707</text:p>
          </table:table-cell>
          <table:table-cell/>
          <table:table-cell table:formula="of:=[.H19]-[.$H$373]" office:value-type="float" office:value="0.365999937057495" calcext:value-type="float">
            <text:p>0.36599993705749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5.175" calcext:value-type="float">
            <text:p>1739056425.175</text:p>
          </table:table-cell>
          <table:table-cell office:value-type="float" office:value="1739056426.12" calcext:value-type="float">
            <text:p>1739056426.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]-[.A20]" office:value-type="float" office:value="0.944999933242798" calcext:value-type="float">
            <text:p>0.944999933242798</text:p>
          </table:table-cell>
          <table:table-cell/>
          <table:table-cell table:formula="of:=[.H20]-[.$H$373]" office:value-type="float" office:value="0.371999740600586" calcext:value-type="float">
            <text:p>0.37199974060058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6.142" calcext:value-type="float">
            <text:p>1739056426.142</text:p>
          </table:table-cell>
          <table:table-cell office:value-type="float" office:value="1739056427.068" calcext:value-type="float">
            <text:p>1739056427.0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]-[.A21]" office:value-type="float" office:value="0.926000118255615" calcext:value-type="float">
            <text:p>0.926000118255615</text:p>
          </table:table-cell>
          <table:table-cell/>
          <table:table-cell table:formula="of:=[.H21]-[.$H$373]" office:value-type="float" office:value="0.352999925613403" calcext:value-type="float">
            <text:p>0.35299992561340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7.142" calcext:value-type="float">
            <text:p>1739056427.142</text:p>
          </table:table-cell>
          <table:table-cell office:value-type="float" office:value="1739056428.067" calcext:value-type="float">
            <text:p>1739056428.0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]-[.A22]" office:value-type="float" office:value="0.924999952316284" calcext:value-type="float">
            <text:p>0.924999952316284</text:p>
          </table:table-cell>
          <table:table-cell/>
          <table:table-cell table:formula="of:=[.H22]-[.$H$373]" office:value-type="float" office:value="0.351999759674072" calcext:value-type="float">
            <text:p>0.35199975967407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8.175" calcext:value-type="float">
            <text:p>1739056428.175</text:p>
          </table:table-cell>
          <table:table-cell office:value-type="float" office:value="1739056429.056" calcext:value-type="float">
            <text:p>1739056429.0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]-[.A23]" office:value-type="float" office:value="0.88100004196167" calcext:value-type="float">
            <text:p>0.88100004196167</text:p>
          </table:table-cell>
          <table:table-cell/>
          <table:table-cell table:formula="of:=[.H23]-[.$H$373]" office:value-type="float" office:value="0.307999849319458" calcext:value-type="float">
            <text:p>0.30799984931945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29.142" calcext:value-type="float">
            <text:p>1739056429.142</text:p>
          </table:table-cell>
          <table:table-cell office:value-type="float" office:value="1739056430.058" calcext:value-type="float">
            <text:p>1739056430.0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]-[.A24]" office:value-type="float" office:value="0.916000127792358" calcext:value-type="float">
            <text:p>0.916000127792358</text:p>
          </table:table-cell>
          <table:table-cell/>
          <table:table-cell table:formula="of:=[.H24]-[.$H$373]" office:value-type="float" office:value="0.342999935150146" calcext:value-type="float">
            <text:p>0.34299993515014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0.209" calcext:value-type="float">
            <text:p>1739056430.209</text:p>
          </table:table-cell>
          <table:table-cell office:value-type="float" office:value="1739056431.063" calcext:value-type="float">
            <text:p>1739056431.0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]-[.A25]" office:value-type="float" office:value="0.853999853134155" calcext:value-type="float">
            <text:p>0.853999853134155</text:p>
          </table:table-cell>
          <table:table-cell/>
          <table:table-cell table:formula="of:=[.H25]-[.$H$373]" office:value-type="float" office:value="0.280999660491943" calcext:value-type="float">
            <text:p>0.28099966049194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1.175" calcext:value-type="float">
            <text:p>1739056431.175</text:p>
          </table:table-cell>
          <table:table-cell office:value-type="float" office:value="1739056432.075" calcext:value-type="float">
            <text:p>1739056432.0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]-[.A26]" office:value-type="float" office:value="0.900000095367432" calcext:value-type="float">
            <text:p>0.900000095367432</text:p>
          </table:table-cell>
          <table:table-cell/>
          <table:table-cell table:formula="of:=[.H26]-[.$H$373]" office:value-type="float" office:value="0.32699990272522" calcext:value-type="float">
            <text:p>0.3269999027252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2.275" calcext:value-type="float">
            <text:p>1739056432.275</text:p>
          </table:table-cell>
          <table:table-cell office:value-type="float" office:value="1739056433.171" calcext:value-type="float">
            <text:p>1739056433.1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]-[.A27]" office:value-type="float" office:value="0.895999908447266" calcext:value-type="float">
            <text:p>0.895999908447266</text:p>
          </table:table-cell>
          <table:table-cell/>
          <table:table-cell table:formula="of:=[.H27]-[.$H$373]" office:value-type="float" office:value="0.322999715805054" calcext:value-type="float">
            <text:p>0.32299971580505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3.142" calcext:value-type="float">
            <text:p>1739056433.142</text:p>
          </table:table-cell>
          <table:table-cell office:value-type="float" office:value="1739056434.094" calcext:value-type="float">
            <text:p>1739056434.0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]-[.A28]" office:value-type="float" office:value="0.952000141143799" calcext:value-type="float">
            <text:p>0.952000141143799</text:p>
          </table:table-cell>
          <table:table-cell/>
          <table:table-cell table:formula="of:=[.H28]-[.$H$373]" office:value-type="float" office:value="0.378999948501587" calcext:value-type="float">
            <text:p>0.37899994850158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4.175" calcext:value-type="float">
            <text:p>1739056434.175</text:p>
          </table:table-cell>
          <table:table-cell office:value-type="float" office:value="1739056435.111" calcext:value-type="float">
            <text:p>1739056435.1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]-[.A29]" office:value-type="float" office:value="0.936000108718872" calcext:value-type="float">
            <text:p>0.936000108718872</text:p>
          </table:table-cell>
          <table:table-cell/>
          <table:table-cell table:formula="of:=[.H29]-[.$H$373]" office:value-type="float" office:value="0.36299991607666" calcext:value-type="float">
            <text:p>0.3629999160766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5.175" calcext:value-type="float">
            <text:p>1739056435.175</text:p>
          </table:table-cell>
          <table:table-cell office:value-type="float" office:value="1739056436.083" calcext:value-type="float">
            <text:p>1739056436.0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]-[.A30]" office:value-type="float" office:value="0.907999992370606" calcext:value-type="float">
            <text:p>0.907999992370606</text:p>
          </table:table-cell>
          <table:table-cell/>
          <table:table-cell table:formula="of:=[.H30]-[.$H$373]" office:value-type="float" office:value="0.334999799728393" calcext:value-type="float">
            <text:p>0.33499979972839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6.175" calcext:value-type="float">
            <text:p>1739056436.175</text:p>
          </table:table-cell>
          <table:table-cell office:value-type="float" office:value="1739056437.064" calcext:value-type="float">
            <text:p>1739056437.0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]-[.A31]" office:value-type="float" office:value="0.888999938964844" calcext:value-type="float">
            <text:p>0.888999938964844</text:p>
          </table:table-cell>
          <table:table-cell/>
          <table:table-cell table:formula="of:=[.H31]-[.$H$373]" office:value-type="float" office:value="0.315999746322632" calcext:value-type="float">
            <text:p>0.3159997463226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7.209" calcext:value-type="float">
            <text:p>1739056437.209</text:p>
          </table:table-cell>
          <table:table-cell office:value-type="float" office:value="1739056438.118" calcext:value-type="float">
            <text:p>1739056438.1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]-[.A32]" office:value-type="float" office:value="0.908999919891357" calcext:value-type="float">
            <text:p>0.908999919891357</text:p>
          </table:table-cell>
          <table:table-cell/>
          <table:table-cell table:formula="of:=[.H32]-[.$H$373]" office:value-type="float" office:value="0.335999727249145" calcext:value-type="float">
            <text:p>0.33599972724914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8.109" calcext:value-type="float">
            <text:p>1739056438.109</text:p>
          </table:table-cell>
          <table:table-cell office:value-type="float" office:value="1739056439.073" calcext:value-type="float">
            <text:p>1739056439.07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]-[.A33]" office:value-type="float" office:value="0.96399998664856" calcext:value-type="float">
            <text:p>0.96399998664856</text:p>
          </table:table-cell>
          <table:table-cell/>
          <table:table-cell table:formula="of:=[.H33]-[.$H$373]" office:value-type="float" office:value="0.390999794006348" calcext:value-type="float">
            <text:p>0.39099979400634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39.242" calcext:value-type="float">
            <text:p>1739056439.242</text:p>
          </table:table-cell>
          <table:table-cell office:value-type="float" office:value="1739056440.156" calcext:value-type="float">
            <text:p>1739056440.1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]-[.A34]" office:value-type="float" office:value="0.913999795913696" calcext:value-type="float">
            <text:p>0.913999795913696</text:p>
          </table:table-cell>
          <table:table-cell/>
          <table:table-cell table:formula="of:=[.H34]-[.$H$373]" office:value-type="float" office:value="0.340999603271484" calcext:value-type="float">
            <text:p>0.34099960327148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0.209" calcext:value-type="float">
            <text:p>1739056440.209</text:p>
          </table:table-cell>
          <table:table-cell office:value-type="float" office:value="1739056441.08" calcext:value-type="float">
            <text:p>1739056441.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]-[.A35]" office:value-type="float" office:value="0.870999813079834" calcext:value-type="float">
            <text:p>0.870999813079834</text:p>
          </table:table-cell>
          <table:table-cell/>
          <table:table-cell table:formula="of:=[.H35]-[.$H$373]" office:value-type="float" office:value="0.297999620437622" calcext:value-type="float">
            <text:p>0.29799962043762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1.209" calcext:value-type="float">
            <text:p>1739056441.209</text:p>
          </table:table-cell>
          <table:table-cell office:value-type="float" office:value="1739056442.075" calcext:value-type="float">
            <text:p>1739056442.0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]-[.A36]" office:value-type="float" office:value="0.865999937057495" calcext:value-type="float">
            <text:p>0.865999937057495</text:p>
          </table:table-cell>
          <table:table-cell/>
          <table:table-cell table:formula="of:=[.H36]-[.$H$373]" office:value-type="float" office:value="0.292999744415283" calcext:value-type="float">
            <text:p>0.29299974441528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2.175" calcext:value-type="float">
            <text:p>1739056442.175</text:p>
          </table:table-cell>
          <table:table-cell office:value-type="float" office:value="1739056443.146" calcext:value-type="float">
            <text:p>1739056443.1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7]-[.A37]" office:value-type="float" office:value="0.970999956130981" calcext:value-type="float">
            <text:p>0.970999956130981</text:p>
          </table:table-cell>
          <table:table-cell/>
          <table:table-cell table:formula="of:=[.H37]-[.$H$373]" office:value-type="float" office:value="0.397999763488769" calcext:value-type="float">
            <text:p>0.39799976348876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3.242" calcext:value-type="float">
            <text:p>1739056443.242</text:p>
          </table:table-cell>
          <table:table-cell office:value-type="float" office:value="1739056444.101" calcext:value-type="float">
            <text:p>1739056444.10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8]-[.A38]" office:value-type="float" office:value="0.858999967575073" calcext:value-type="float">
            <text:p>0.858999967575073</text:p>
          </table:table-cell>
          <table:table-cell/>
          <table:table-cell table:formula="of:=[.H38]-[.$H$373]" office:value-type="float" office:value="0.285999774932861" calcext:value-type="float">
            <text:p>0.28599977493286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4.175" calcext:value-type="float">
            <text:p>1739056444.175</text:p>
          </table:table-cell>
          <table:table-cell office:value-type="float" office:value="1739056445.085" calcext:value-type="float">
            <text:p>1739056445.08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9]-[.A39]" office:value-type="float" office:value="0.910000085830689" calcext:value-type="float">
            <text:p>0.910000085830689</text:p>
          </table:table-cell>
          <table:table-cell/>
          <table:table-cell table:formula="of:=[.H39]-[.$H$373]" office:value-type="float" office:value="0.336999893188476" calcext:value-type="float">
            <text:p>0.33699989318847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5.242" calcext:value-type="float">
            <text:p>1739056445.242</text:p>
          </table:table-cell>
          <table:table-cell office:value-type="float" office:value="1739056446.098" calcext:value-type="float">
            <text:p>1739056446.09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0]-[.A40]" office:value-type="float" office:value="0.855999946594238" calcext:value-type="float">
            <text:p>0.855999946594238</text:p>
          </table:table-cell>
          <table:table-cell/>
          <table:table-cell table:formula="of:=[.H40]-[.$H$373]" office:value-type="float" office:value="0.282999753952026" calcext:value-type="float">
            <text:p>0.28299975395202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6.209" calcext:value-type="float">
            <text:p>1739056446.209</text:p>
          </table:table-cell>
          <table:table-cell office:value-type="float" office:value="1739056447.098" calcext:value-type="float">
            <text:p>1739056447.09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1]-[.A41]" office:value-type="float" office:value="0.888999938964844" calcext:value-type="float">
            <text:p>0.888999938964844</text:p>
          </table:table-cell>
          <table:table-cell/>
          <table:table-cell table:formula="of:=[.H41]-[.$H$373]" office:value-type="float" office:value="0.315999746322632" calcext:value-type="float">
            <text:p>0.3159997463226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7.209" calcext:value-type="float">
            <text:p>1739056447.209</text:p>
          </table:table-cell>
          <table:table-cell office:value-type="float" office:value="1739056448.117" calcext:value-type="float">
            <text:p>1739056448.1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2]-[.A42]" office:value-type="float" office:value="0.907999992370606" calcext:value-type="float">
            <text:p>0.907999992370606</text:p>
          </table:table-cell>
          <table:table-cell/>
          <table:table-cell table:formula="of:=[.H42]-[.$H$373]" office:value-type="float" office:value="0.334999799728393" calcext:value-type="float">
            <text:p>0.33499979972839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8.242" calcext:value-type="float">
            <text:p>1739056448.242</text:p>
          </table:table-cell>
          <table:table-cell office:value-type="float" office:value="1739056449.1" calcext:value-type="float">
            <text:p>1739056449.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3]-[.A43]" office:value-type="float" office:value="0.857999801635742" calcext:value-type="float">
            <text:p>0.857999801635742</text:p>
          </table:table-cell>
          <table:table-cell/>
          <table:table-cell table:formula="of:=[.H43]-[.$H$373]" office:value-type="float" office:value="0.28499960899353" calcext:value-type="float">
            <text:p>0.2849996089935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49.209" calcext:value-type="float">
            <text:p>1739056449.209</text:p>
          </table:table-cell>
          <table:table-cell office:value-type="float" office:value="1739056450.108" calcext:value-type="float">
            <text:p>1739056450.1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4]-[.A44]" office:value-type="float" office:value="0.898999929428101" calcext:value-type="float">
            <text:p>0.898999929428101</text:p>
          </table:table-cell>
          <table:table-cell/>
          <table:table-cell table:formula="of:=[.H44]-[.$H$373]" office:value-type="float" office:value="0.325999736785889" calcext:value-type="float">
            <text:p>0.32599973678588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0.209" calcext:value-type="float">
            <text:p>1739056450.209</text:p>
          </table:table-cell>
          <table:table-cell office:value-type="float" office:value="1739056451.126" calcext:value-type="float">
            <text:p>1739056451.1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5]-[.A45]" office:value-type="float" office:value="0.916999816894531" calcext:value-type="float">
            <text:p>0.916999816894531</text:p>
          </table:table-cell>
          <table:table-cell/>
          <table:table-cell table:formula="of:=[.H45]-[.$H$373]" office:value-type="float" office:value="0.343999624252319" calcext:value-type="float">
            <text:p>0.34399962425231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1.309" calcext:value-type="float">
            <text:p>1739056451.309</text:p>
          </table:table-cell>
          <table:table-cell office:value-type="float" office:value="1739056452.119" calcext:value-type="float">
            <text:p>1739056452.1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6]-[.A46]" office:value-type="float" office:value="0.809999942779541" calcext:value-type="float">
            <text:p>0.809999942779541</text:p>
          </table:table-cell>
          <table:table-cell/>
          <table:table-cell table:formula="of:=[.H46]-[.$H$373]" office:value-type="float" office:value="0.236999750137329" calcext:value-type="float">
            <text:p>0.23699975013732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2.175" calcext:value-type="float">
            <text:p>1739056452.175</text:p>
          </table:table-cell>
          <table:table-cell office:value-type="float" office:value="1739056453.125" calcext:value-type="float">
            <text:p>1739056453.1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7]-[.A47]" office:value-type="float" office:value="0.950000047683716" calcext:value-type="float">
            <text:p>0.950000047683716</text:p>
          </table:table-cell>
          <table:table-cell/>
          <table:table-cell table:formula="of:=[.H47]-[.$H$373]" office:value-type="float" office:value="0.376999855041504" calcext:value-type="float">
            <text:p>0.37699985504150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3.309" calcext:value-type="float">
            <text:p>1739056453.309</text:p>
          </table:table-cell>
          <table:table-cell office:value-type="float" office:value="1739056454.109" calcext:value-type="float">
            <text:p>1739056454.1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8]-[.A48]" office:value-type="float" office:value="0.799999952316284" calcext:value-type="float">
            <text:p>0.799999952316284</text:p>
          </table:table-cell>
          <table:table-cell/>
          <table:table-cell table:formula="of:=[.H48]-[.$H$373]" office:value-type="float" office:value="0.226999759674072" calcext:value-type="float">
            <text:p>0.22699975967407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4.142" calcext:value-type="float">
            <text:p>1739056454.142</text:p>
          </table:table-cell>
          <table:table-cell office:value-type="float" office:value="1739056455.165" calcext:value-type="float">
            <text:p>1739056455.1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49]-[.A49]" office:value-type="float" office:value="1.02300000190735" calcext:value-type="float">
            <text:p>1.02300000190735</text:p>
          </table:table-cell>
          <table:table-cell/>
          <table:table-cell table:formula="of:=[.H49]-[.$H$373]" office:value-type="float" office:value="0.449999809265137" calcext:value-type="float">
            <text:p>0.44999980926513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5.209" calcext:value-type="float">
            <text:p>1739056455.209</text:p>
          </table:table-cell>
          <table:table-cell office:value-type="float" office:value="1739056456.121" calcext:value-type="float">
            <text:p>1739056456.12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0]-[.A50]" office:value-type="float" office:value="0.911999940872192" calcext:value-type="float">
            <text:p>0.911999940872192</text:p>
          </table:table-cell>
          <table:table-cell/>
          <table:table-cell table:formula="of:=[.H50]-[.$H$373]" office:value-type="float" office:value="0.33899974822998" calcext:value-type="float">
            <text:p>0.3389997482299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6.242" calcext:value-type="float">
            <text:p>1739056456.242</text:p>
          </table:table-cell>
          <table:table-cell office:value-type="float" office:value="1739056457.195" calcext:value-type="float">
            <text:p>1739056457.1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1]-[.A51]" office:value-type="float" office:value="0.952999830245972" calcext:value-type="float">
            <text:p>0.952999830245972</text:p>
          </table:table-cell>
          <table:table-cell/>
          <table:table-cell table:formula="of:=[.H51]-[.$H$373]" office:value-type="float" office:value="0.37999963760376" calcext:value-type="float">
            <text:p>0.3799996376037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7.175" calcext:value-type="float">
            <text:p>1739056457.175</text:p>
          </table:table-cell>
          <table:table-cell office:value-type="float" office:value="1739056458.117" calcext:value-type="float">
            <text:p>1739056458.1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2]-[.A52]" office:value-type="float" office:value="0.942000150680542" calcext:value-type="float">
            <text:p>0.942000150680542</text:p>
          </table:table-cell>
          <table:table-cell/>
          <table:table-cell table:formula="of:=[.H52]-[.$H$373]" office:value-type="float" office:value="0.36899995803833" calcext:value-type="float">
            <text:p>0.3689999580383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8.242" calcext:value-type="float">
            <text:p>1739056458.242</text:p>
          </table:table-cell>
          <table:table-cell office:value-type="float" office:value="1739056459.116" calcext:value-type="float">
            <text:p>1739056459.1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3]-[.A53]" office:value-type="float" office:value="0.873999834060669" calcext:value-type="float">
            <text:p>0.873999834060669</text:p>
          </table:table-cell>
          <table:table-cell/>
          <table:table-cell table:formula="of:=[.H53]-[.$H$373]" office:value-type="float" office:value="0.300999641418457" calcext:value-type="float">
            <text:p>0.30099964141845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59.142" calcext:value-type="float">
            <text:p>1739056459.142</text:p>
          </table:table-cell>
          <table:table-cell office:value-type="float" office:value="1739056460.143" calcext:value-type="float">
            <text:p>1739056460.14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4]-[.A54]" office:value-type="float" office:value="1.00099992752075" calcext:value-type="float">
            <text:p>1.00099992752075</text:p>
          </table:table-cell>
          <table:table-cell/>
          <table:table-cell table:formula="of:=[.H54]-[.$H$373]" office:value-type="float" office:value="0.42799973487854" calcext:value-type="float">
            <text:p>0.4279997348785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60.175" calcext:value-type="float">
            <text:p>1739056460.175</text:p>
          </table:table-cell>
          <table:table-cell office:value-type="float" office:value="1739056461.123" calcext:value-type="float">
            <text:p>1739056461.1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5]-[.A55]" office:value-type="float" office:value="0.947999954223633" calcext:value-type="float">
            <text:p>0.947999954223633</text:p>
          </table:table-cell>
          <table:table-cell/>
          <table:table-cell table:formula="of:=[.H55]-[.$H$373]" office:value-type="float" office:value="0.374999761581421" calcext:value-type="float">
            <text:p>0.37499976158142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61.175" calcext:value-type="float">
            <text:p>1739056461.175</text:p>
          </table:table-cell>
          <table:table-cell office:value-type="float" office:value="1739056462.148" calcext:value-type="float">
            <text:p>1739056462.14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6]-[.A56]" office:value-type="float" office:value="0.973000049591064" calcext:value-type="float">
            <text:p>0.973000049591064</text:p>
          </table:table-cell>
          <table:table-cell/>
          <table:table-cell table:formula="of:=[.H56]-[.$H$373]" office:value-type="float" office:value="0.399999856948852" calcext:value-type="float">
            <text:p>0.39999985694885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62.242" calcext:value-type="float">
            <text:p>1739056462.242</text:p>
          </table:table-cell>
          <table:table-cell office:value-type="float" office:value="1739056463.128" calcext:value-type="float">
            <text:p>1739056463.1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7]-[.A57]" office:value-type="float" office:value="0.885999917984009" calcext:value-type="float">
            <text:p>0.885999917984009</text:p>
          </table:table-cell>
          <table:table-cell/>
          <table:table-cell table:formula="of:=[.H57]-[.$H$373]" office:value-type="float" office:value="0.312999725341797" calcext:value-type="float">
            <text:p>0.31299972534179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table:style-name="ce1" office:value-type="float" office:value="1739056463.209" calcext:value-type="float">
            <text:p>1739056463.209</text:p>
          </table:table-cell>
          <table:table-cell table:style-name="ce1" office:value-type="float" office:value="1739056464.135" calcext:value-type="float">
            <text:p>1739056464.135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1843200" calcext:value-type="float">
            <text:p>1843200</text:p>
          </table:table-cell>
          <table:table-cell table:style-name="ce1"/>
          <table:table-cell table:formula="of:=[.B58]-[.A58]" office:value-type="float" office:value="0.925999879837036" calcext:value-type="float">
            <text:p>0.925999879837036</text:p>
          </table:table-cell>
          <table:table-cell table:style-name="ce1"/>
          <table:table-cell table:formula="of:=[.H58]-[.$H$373]" office:value-type="float" office:value="0.352999687194824" calcext:value-type="float">
            <text:p>0.35299968719482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style-name="ce1" table:number-columns-repeated="1013"/>
        </table:table-row>
        <table:table-row table:style-name="ro1">
          <table:table-cell office:value-type="float" office:value="1739056464.309" calcext:value-type="float">
            <text:p>1739056464.309</text:p>
          </table:table-cell>
          <table:table-cell office:value-type="float" office:value="1739056465.142" calcext:value-type="float">
            <text:p>1739056465.14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59]-[.A59]" office:value-type="float" office:value="0.83299994468689" calcext:value-type="float">
            <text:p>0.83299994468689</text:p>
          </table:table-cell>
          <table:table-cell/>
          <table:table-cell table:formula="of:=[.H59]-[.$H$373]" office:value-type="float" office:value="0.259999752044678" calcext:value-type="float">
            <text:p>0.25999975204467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65.209" calcext:value-type="float">
            <text:p>1739056465.209</text:p>
          </table:table-cell>
          <table:table-cell office:value-type="float" office:value="1739056466.163" calcext:value-type="float">
            <text:p>1739056466.1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0]-[.A60]" office:value-type="float" office:value="0.953999996185303" calcext:value-type="float">
            <text:p>0.953999996185303</text:p>
          </table:table-cell>
          <table:table-cell/>
          <table:table-cell table:formula="of:=[.H60]-[.$H$373]" office:value-type="float" office:value="0.380999803543091" calcext:value-type="float">
            <text:p>0.38099980354309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66.309" calcext:value-type="float">
            <text:p>1739056466.309</text:p>
          </table:table-cell>
          <table:table-cell office:value-type="float" office:value="1739056467.199" calcext:value-type="float">
            <text:p>1739056467.19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1]-[.A61]" office:value-type="float" office:value="0.889999866485596" calcext:value-type="float">
            <text:p>0.889999866485596</text:p>
          </table:table-cell>
          <table:table-cell/>
          <table:table-cell table:formula="of:=[.H61]-[.$H$373]" office:value-type="float" office:value="0.316999673843384" calcext:value-type="float">
            <text:p>0.31699967384338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67.242" calcext:value-type="float">
            <text:p>1739056467.242</text:p>
          </table:table-cell>
          <table:table-cell office:value-type="float" office:value="1739056468.175" calcext:value-type="float">
            <text:p>1739056468.1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2]-[.A62]" office:value-type="float" office:value="0.932999849319458" calcext:value-type="float">
            <text:p>0.932999849319458</text:p>
          </table:table-cell>
          <table:table-cell/>
          <table:table-cell table:formula="of:=[.H62]-[.$H$373]" office:value-type="float" office:value="0.359999656677246" calcext:value-type="float">
            <text:p>0.35999965667724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68.309" calcext:value-type="float">
            <text:p>1739056468.309</text:p>
          </table:table-cell>
          <table:table-cell office:value-type="float" office:value="1739056469.15" calcext:value-type="float">
            <text:p>1739056469.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3]-[.A63]" office:value-type="float" office:value="0.841000080108643" calcext:value-type="float">
            <text:p>0.841000080108643</text:p>
          </table:table-cell>
          <table:table-cell/>
          <table:table-cell table:formula="of:=[.H63]-[.$H$373]" office:value-type="float" office:value="0.267999887466431" calcext:value-type="float">
            <text:p>0.26799988746643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69.242" calcext:value-type="float">
            <text:p>1739056469.242</text:p>
          </table:table-cell>
          <table:table-cell office:value-type="float" office:value="1739056470.16" calcext:value-type="float">
            <text:p>1739056470.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4]-[.A64]" office:value-type="float" office:value="0.917999982833862" calcext:value-type="float">
            <text:p>0.917999982833862</text:p>
          </table:table-cell>
          <table:table-cell/>
          <table:table-cell table:formula="of:=[.H64]-[.$H$373]" office:value-type="float" office:value="0.34499979019165" calcext:value-type="float">
            <text:p>0.3449997901916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0.276" calcext:value-type="float">
            <text:p>1739056470.276</text:p>
          </table:table-cell>
          <table:table-cell office:value-type="float" office:value="1739056471.17" calcext:value-type="float">
            <text:p>1739056471.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5]-[.A65]" office:value-type="float" office:value="0.894000053405762" calcext:value-type="float">
            <text:p>0.894000053405762</text:p>
          </table:table-cell>
          <table:table-cell/>
          <table:table-cell table:formula="of:=[.H65]-[.$H$373]" office:value-type="float" office:value="0.32099986076355" calcext:value-type="float">
            <text:p>0.3209998607635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1.209" calcext:value-type="float">
            <text:p>1739056471.209</text:p>
          </table:table-cell>
          <table:table-cell office:value-type="float" office:value="1739056472.166" calcext:value-type="float">
            <text:p>1739056472.16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6]-[.A66]" office:value-type="float" office:value="0.956999778747559" calcext:value-type="float">
            <text:p>0.956999778747559</text:p>
          </table:table-cell>
          <table:table-cell/>
          <table:table-cell table:formula="of:=[.H66]-[.$H$373]" office:value-type="float" office:value="0.383999586105347" calcext:value-type="float">
            <text:p>0.38399958610534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2.276" calcext:value-type="float">
            <text:p>1739056472.276</text:p>
          </table:table-cell>
          <table:table-cell office:value-type="float" office:value="1739056473.172" calcext:value-type="float">
            <text:p>1739056473.1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7]-[.A67]" office:value-type="float" office:value="0.895999908447266" calcext:value-type="float">
            <text:p>0.895999908447266</text:p>
          </table:table-cell>
          <table:table-cell/>
          <table:table-cell table:formula="of:=[.H67]-[.$H$373]" office:value-type="float" office:value="0.322999715805054" calcext:value-type="float">
            <text:p>0.32299971580505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3.242" calcext:value-type="float">
            <text:p>1739056473.242</text:p>
          </table:table-cell>
          <table:table-cell office:value-type="float" office:value="1739056474.175" calcext:value-type="float">
            <text:p>1739056474.1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8]-[.A68]" office:value-type="float" office:value="0.932999849319458" calcext:value-type="float">
            <text:p>0.932999849319458</text:p>
          </table:table-cell>
          <table:table-cell/>
          <table:table-cell table:formula="of:=[.H68]-[.$H$373]" office:value-type="float" office:value="0.359999656677246" calcext:value-type="float">
            <text:p>0.35999965667724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4.276" calcext:value-type="float">
            <text:p>1739056474.276</text:p>
          </table:table-cell>
          <table:table-cell office:value-type="float" office:value="1739056475.186" calcext:value-type="float">
            <text:p>1739056475.1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69]-[.A69]" office:value-type="float" office:value="0.910000085830689" calcext:value-type="float">
            <text:p>0.910000085830689</text:p>
          </table:table-cell>
          <table:table-cell/>
          <table:table-cell table:formula="of:=[.H69]-[.$H$373]" office:value-type="float" office:value="0.336999893188476" calcext:value-type="float">
            <text:p>0.33699989318847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5.242" calcext:value-type="float">
            <text:p>1739056475.242</text:p>
          </table:table-cell>
          <table:table-cell office:value-type="float" office:value="1739056476.286" calcext:value-type="float">
            <text:p>1739056476.2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0]-[.A70]" office:value-type="float" office:value="1.04399991035461" calcext:value-type="float">
            <text:p>1.04399991035461</text:p>
          </table:table-cell>
          <table:table-cell/>
          <table:table-cell table:formula="of:=[.H70]-[.$H$373]" office:value-type="float" office:value="0.470999717712402" calcext:value-type="float">
            <text:p>0.47099971771240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6.276" calcext:value-type="float">
            <text:p>1739056476.276</text:p>
          </table:table-cell>
          <table:table-cell office:value-type="float" office:value="1739056477.231" calcext:value-type="float">
            <text:p>1739056477.2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1]-[.A71]" office:value-type="float" office:value="0.954999923706055" calcext:value-type="float">
            <text:p>0.954999923706055</text:p>
          </table:table-cell>
          <table:table-cell/>
          <table:table-cell table:formula="of:=[.H71]-[.$H$373]" office:value-type="float" office:value="0.381999731063843" calcext:value-type="float">
            <text:p>0.38199973106384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7.276" calcext:value-type="float">
            <text:p>1739056477.276</text:p>
          </table:table-cell>
          <table:table-cell office:value-type="float" office:value="1739056478.179" calcext:value-type="float">
            <text:p>1739056478.17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2]-[.A72]" office:value-type="float" office:value="0.902999877929688" calcext:value-type="float">
            <text:p>0.902999877929688</text:p>
          </table:table-cell>
          <table:table-cell/>
          <table:table-cell table:formula="of:=[.H72]-[.$H$373]" office:value-type="float" office:value="0.329999685287475" calcext:value-type="float">
            <text:p>0.32999968528747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8.242" calcext:value-type="float">
            <text:p>1739056478.242</text:p>
          </table:table-cell>
          <table:table-cell office:value-type="float" office:value="1739056479.192" calcext:value-type="float">
            <text:p>1739056479.1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3]-[.A73]" office:value-type="float" office:value="0.949999809265137" calcext:value-type="float">
            <text:p>0.949999809265137</text:p>
          </table:table-cell>
          <table:table-cell/>
          <table:table-cell table:formula="of:=[.H73]-[.$H$373]" office:value-type="float" office:value="0.376999616622925" calcext:value-type="float">
            <text:p>0.37699961662292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79.342" calcext:value-type="float">
            <text:p>1739056479.342</text:p>
          </table:table-cell>
          <table:table-cell office:value-type="float" office:value="1739056480.205" calcext:value-type="float">
            <text:p>1739056480.2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4]-[.A74]" office:value-type="float" office:value="0.86299991607666" calcext:value-type="float">
            <text:p>0.86299991607666</text:p>
          </table:table-cell>
          <table:table-cell/>
          <table:table-cell table:formula="of:=[.H74]-[.$H$373]" office:value-type="float" office:value="0.289999723434448" calcext:value-type="float">
            <text:p>0.28999972343444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0.242" calcext:value-type="float">
            <text:p>1739056480.242</text:p>
          </table:table-cell>
          <table:table-cell office:value-type="float" office:value="1739056481.203" calcext:value-type="float">
            <text:p>1739056481.2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5]-[.A75]" office:value-type="float" office:value="0.960999965667725" calcext:value-type="float">
            <text:p>0.960999965667725</text:p>
          </table:table-cell>
          <table:table-cell/>
          <table:table-cell table:formula="of:=[.H75]-[.$H$373]" office:value-type="float" office:value="0.387999773025513" calcext:value-type="float">
            <text:p>0.38799977302551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1.276" calcext:value-type="float">
            <text:p>1739056481.276</text:p>
          </table:table-cell>
          <table:table-cell office:value-type="float" office:value="1739056482.229" calcext:value-type="float">
            <text:p>1739056482.2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6]-[.A76]" office:value-type="float" office:value="0.953000068664551" calcext:value-type="float">
            <text:p>0.953000068664551</text:p>
          </table:table-cell>
          <table:table-cell/>
          <table:table-cell table:formula="of:=[.H76]-[.$H$373]" office:value-type="float" office:value="0.379999876022339" calcext:value-type="float">
            <text:p>0.37999987602233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2.209" calcext:value-type="float">
            <text:p>1739056482.209</text:p>
          </table:table-cell>
          <table:table-cell office:value-type="float" office:value="1739056483.206" calcext:value-type="float">
            <text:p>1739056483.2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7]-[.A77]" office:value-type="float" office:value="0.996999979019165" calcext:value-type="float">
            <text:p>0.996999979019165</text:p>
          </table:table-cell>
          <table:table-cell/>
          <table:table-cell table:formula="of:=[.H77]-[.$H$373]" office:value-type="float" office:value="0.423999786376953" calcext:value-type="float">
            <text:p>0.42399978637695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3.242" calcext:value-type="float">
            <text:p>1739056483.242</text:p>
          </table:table-cell>
          <table:table-cell office:value-type="float" office:value="1739056484.19" calcext:value-type="float">
            <text:p>1739056484.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8]-[.A78]" office:value-type="float" office:value="0.947999954223633" calcext:value-type="float">
            <text:p>0.947999954223633</text:p>
          </table:table-cell>
          <table:table-cell/>
          <table:table-cell table:formula="of:=[.H78]-[.$H$373]" office:value-type="float" office:value="0.374999761581421" calcext:value-type="float">
            <text:p>0.37499976158142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4.276" calcext:value-type="float">
            <text:p>1739056484.276</text:p>
          </table:table-cell>
          <table:table-cell office:value-type="float" office:value="1739056485.313" calcext:value-type="float">
            <text:p>1739056485.31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79]-[.A79]" office:value-type="float" office:value="1.03699994087219" calcext:value-type="float">
            <text:p>1.03699994087219</text:p>
          </table:table-cell>
          <table:table-cell/>
          <table:table-cell table:formula="of:=[.H79]-[.$H$373]" office:value-type="float" office:value="0.46399974822998" calcext:value-type="float">
            <text:p>0.4639997482299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5.209" calcext:value-type="float">
            <text:p>1739056485.209</text:p>
          </table:table-cell>
          <table:table-cell office:value-type="float" office:value="1739056486.192" calcext:value-type="float">
            <text:p>1739056486.1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0]-[.A80]" office:value-type="float" office:value="0.982999801635742" calcext:value-type="float">
            <text:p>0.982999801635742</text:p>
          </table:table-cell>
          <table:table-cell/>
          <table:table-cell table:formula="of:=[.H80]-[.$H$373]" office:value-type="float" office:value="0.40999960899353" calcext:value-type="float">
            <text:p>0.4099996089935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6.276" calcext:value-type="float">
            <text:p>1739056486.276</text:p>
          </table:table-cell>
          <table:table-cell office:value-type="float" office:value="1739056487.22" calcext:value-type="float">
            <text:p>1739056487.2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1]-[.A81]" office:value-type="float" office:value="0.944000005722046" calcext:value-type="float">
            <text:p>0.944000005722046</text:p>
          </table:table-cell>
          <table:table-cell/>
          <table:table-cell table:formula="of:=[.H81]-[.$H$373]" office:value-type="float" office:value="0.370999813079834" calcext:value-type="float">
            <text:p>0.37099981307983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7.376" calcext:value-type="float">
            <text:p>1739056487.376</text:p>
          </table:table-cell>
          <table:table-cell office:value-type="float" office:value="1739056488.208" calcext:value-type="float">
            <text:p>1739056488.2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2]-[.A82]" office:value-type="float" office:value="0.832000017166138" calcext:value-type="float">
            <text:p>0.832000017166138</text:p>
          </table:table-cell>
          <table:table-cell/>
          <table:table-cell table:formula="of:=[.H82]-[.$H$373]" office:value-type="float" office:value="0.258999824523926" calcext:value-type="float">
            <text:p>0.25899982452392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8.276" calcext:value-type="float">
            <text:p>1739056488.276</text:p>
          </table:table-cell>
          <table:table-cell office:value-type="float" office:value="1739056489.198" calcext:value-type="float">
            <text:p>1739056489.19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3]-[.A83]" office:value-type="float" office:value="0.921999931335449" calcext:value-type="float">
            <text:p>0.921999931335449</text:p>
          </table:table-cell>
          <table:table-cell/>
          <table:table-cell table:formula="of:=[.H83]-[.$H$373]" office:value-type="float" office:value="0.348999738693237" calcext:value-type="float">
            <text:p>0.34899973869323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89.309" calcext:value-type="float">
            <text:p>1739056489.309</text:p>
          </table:table-cell>
          <table:table-cell office:value-type="float" office:value="1739056490.2" calcext:value-type="float">
            <text:p>1739056490.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4]-[.A84]" office:value-type="float" office:value="0.891000032424927" calcext:value-type="float">
            <text:p>0.891000032424927</text:p>
          </table:table-cell>
          <table:table-cell/>
          <table:table-cell table:formula="of:=[.H84]-[.$H$373]" office:value-type="float" office:value="0.317999839782715" calcext:value-type="float">
            <text:p>0.31799983978271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0.242" calcext:value-type="float">
            <text:p>1739056490.242</text:p>
          </table:table-cell>
          <table:table-cell office:value-type="float" office:value="1739056491.211" calcext:value-type="float">
            <text:p>1739056491.2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5]-[.A85]" office:value-type="float" office:value="0.968999862670898" calcext:value-type="float">
            <text:p>0.968999862670898</text:p>
          </table:table-cell>
          <table:table-cell/>
          <table:table-cell table:formula="of:=[.H85]-[.$H$373]" office:value-type="float" office:value="0.395999670028686" calcext:value-type="float">
            <text:p>0.39599967002868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1.309" calcext:value-type="float">
            <text:p>1739056491.309</text:p>
          </table:table-cell>
          <table:table-cell office:value-type="float" office:value="1739056492.222" calcext:value-type="float">
            <text:p>1739056492.22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6]-[.A86]" office:value-type="float" office:value="0.912999868392944" calcext:value-type="float">
            <text:p>0.912999868392944</text:p>
          </table:table-cell>
          <table:table-cell/>
          <table:table-cell table:formula="of:=[.H86]-[.$H$373]" office:value-type="float" office:value="0.339999675750732" calcext:value-type="float">
            <text:p>0.3399996757507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2.309" calcext:value-type="float">
            <text:p>1739056492.309</text:p>
          </table:table-cell>
          <table:table-cell office:value-type="float" office:value="1739056493.229" calcext:value-type="float">
            <text:p>1739056493.2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7]-[.A87]" office:value-type="float" office:value="0.920000076293945" calcext:value-type="float">
            <text:p>0.920000076293945</text:p>
          </table:table-cell>
          <table:table-cell/>
          <table:table-cell table:formula="of:=[.H87]-[.$H$373]" office:value-type="float" office:value="0.346999883651733" calcext:value-type="float">
            <text:p>0.34699988365173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3.309" calcext:value-type="float">
            <text:p>1739056493.309</text:p>
          </table:table-cell>
          <table:table-cell office:value-type="float" office:value="1739056494.223" calcext:value-type="float">
            <text:p>1739056494.2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8]-[.A88]" office:value-type="float" office:value="0.914000034332275" calcext:value-type="float">
            <text:p>0.914000034332275</text:p>
          </table:table-cell>
          <table:table-cell/>
          <table:table-cell table:formula="of:=[.H88]-[.$H$373]" office:value-type="float" office:value="0.340999841690063" calcext:value-type="float">
            <text:p>0.34099984169006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4.209" calcext:value-type="float">
            <text:p>1739056494.209</text:p>
          </table:table-cell>
          <table:table-cell office:value-type="float" office:value="1739056495.328" calcext:value-type="float">
            <text:p>1739056495.3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89]-[.A89]" office:value-type="float" office:value="1.11899995803833" calcext:value-type="float">
            <text:p>1.11899995803833</text:p>
          </table:table-cell>
          <table:table-cell/>
          <table:table-cell table:formula="of:=[.H89]-[.$H$373]" office:value-type="float" office:value="0.545999765396118" calcext:value-type="float">
            <text:p>0.54599976539611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4.309" calcext:value-type="float">
            <text:p>1739056494.309</text:p>
          </table:table-cell>
          <table:table-cell office:value-type="float" office:value="1739056495.667" calcext:value-type="float">
            <text:p>1739056495.6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0]-[.A90]" office:value-type="float" office:value="1.35800004005432" calcext:value-type="float">
            <text:p>1.35800004005432</text:p>
          </table:table-cell>
          <table:table-cell/>
          <table:table-cell table:formula="of:=[.H90]-[.$H$373]" office:value-type="float" office:value="0.784999847412109" calcext:value-type="float">
            <text:p>0.78499984741210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5.276" calcext:value-type="float">
            <text:p>1739056495.276</text:p>
          </table:table-cell>
          <table:table-cell office:value-type="float" office:value="1739056496.229" calcext:value-type="float">
            <text:p>1739056496.2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1]-[.A91]" office:value-type="float" office:value="0.953000068664551" calcext:value-type="float">
            <text:p>0.953000068664551</text:p>
          </table:table-cell>
          <table:table-cell/>
          <table:table-cell table:formula="of:=[.H91]-[.$H$373]" office:value-type="float" office:value="0.379999876022339" calcext:value-type="float">
            <text:p>0.37999987602233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6.276" calcext:value-type="float">
            <text:p>1739056496.276</text:p>
          </table:table-cell>
          <table:table-cell office:value-type="float" office:value="1739056497.229" calcext:value-type="float">
            <text:p>1739056497.2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2]-[.A92]" office:value-type="float" office:value="0.953000068664551" calcext:value-type="float">
            <text:p>0.953000068664551</text:p>
          </table:table-cell>
          <table:table-cell/>
          <table:table-cell table:formula="of:=[.H92]-[.$H$373]" office:value-type="float" office:value="0.379999876022339" calcext:value-type="float">
            <text:p>0.37999987602233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7.309" calcext:value-type="float">
            <text:p>1739056497.309</text:p>
          </table:table-cell>
          <table:table-cell office:value-type="float" office:value="1739056498.232" calcext:value-type="float">
            <text:p>1739056498.2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3]-[.A93]" office:value-type="float" office:value="0.92300009727478" calcext:value-type="float">
            <text:p>0.92300009727478</text:p>
          </table:table-cell>
          <table:table-cell/>
          <table:table-cell table:formula="of:=[.H93]-[.$H$373]" office:value-type="float" office:value="0.349999904632568" calcext:value-type="float">
            <text:p>0.34999990463256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8.342" calcext:value-type="float">
            <text:p>1739056498.342</text:p>
          </table:table-cell>
          <table:table-cell office:value-type="float" office:value="1739056499.242" calcext:value-type="float">
            <text:p>1739056499.24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4]-[.A94]" office:value-type="float" office:value="0.900000095367432" calcext:value-type="float">
            <text:p>0.900000095367432</text:p>
          </table:table-cell>
          <table:table-cell/>
          <table:table-cell table:formula="of:=[.H94]-[.$H$373]" office:value-type="float" office:value="0.32699990272522" calcext:value-type="float">
            <text:p>0.3269999027252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499.309" calcext:value-type="float">
            <text:p>1739056499.309</text:p>
          </table:table-cell>
          <table:table-cell office:value-type="float" office:value="1739056500.248" calcext:value-type="float">
            <text:p>1739056500.24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5]-[.A95]" office:value-type="float" office:value="0.938999891281128" calcext:value-type="float">
            <text:p>0.938999891281128</text:p>
          </table:table-cell>
          <table:table-cell/>
          <table:table-cell table:formula="of:=[.H95]-[.$H$373]" office:value-type="float" office:value="0.365999698638916" calcext:value-type="float">
            <text:p>0.36599969863891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0.309" calcext:value-type="float">
            <text:p>1739056500.309</text:p>
          </table:table-cell>
          <table:table-cell office:value-type="float" office:value="1739056501.239" calcext:value-type="float">
            <text:p>1739056501.2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6]-[.A96]" office:value-type="float" office:value="0.930000066757202" calcext:value-type="float">
            <text:p>0.930000066757202</text:p>
          </table:table-cell>
          <table:table-cell/>
          <table:table-cell table:formula="of:=[.H96]-[.$H$373]" office:value-type="float" office:value="0.35699987411499" calcext:value-type="float">
            <text:p>0.3569998741149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0.442" calcext:value-type="float">
            <text:p>1739056500.442</text:p>
          </table:table-cell>
          <table:table-cell office:value-type="float" office:value="1739056501.646" calcext:value-type="float">
            <text:p>1739056501.64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7]-[.A97]" office:value-type="float" office:value="1.2039999961853" calcext:value-type="float">
            <text:p>1.2039999961853</text:p>
          </table:table-cell>
          <table:table-cell/>
          <table:table-cell table:formula="of:=[.H97]-[.$H$373]" office:value-type="float" office:value="0.630999803543091" calcext:value-type="float">
            <text:p>0.63099980354309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1.342" calcext:value-type="float">
            <text:p>1739056501.342</text:p>
          </table:table-cell>
          <table:table-cell office:value-type="float" office:value="1739056502.244" calcext:value-type="float">
            <text:p>1739056502.2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8]-[.A98]" office:value-type="float" office:value="0.901999950408936" calcext:value-type="float">
            <text:p>0.901999950408936</text:p>
          </table:table-cell>
          <table:table-cell/>
          <table:table-cell table:formula="of:=[.H98]-[.$H$373]" office:value-type="float" office:value="0.328999757766723" calcext:value-type="float">
            <text:p>0.32899975776672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2.376" calcext:value-type="float">
            <text:p>1739056502.376</text:p>
          </table:table-cell>
          <table:table-cell office:value-type="float" office:value="1739056503.259" calcext:value-type="float">
            <text:p>1739056503.25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99]-[.A99]" office:value-type="float" office:value="0.883000135421753" calcext:value-type="float">
            <text:p>0.883000135421753</text:p>
          </table:table-cell>
          <table:table-cell/>
          <table:table-cell table:formula="of:=[.H99]-[.$H$373]" office:value-type="float" office:value="0.309999942779541" calcext:value-type="float">
            <text:p>0.30999994277954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3.376" calcext:value-type="float">
            <text:p>1739056503.376</text:p>
          </table:table-cell>
          <table:table-cell office:value-type="float" office:value="1739056504.261" calcext:value-type="float">
            <text:p>1739056504.2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0]-[.A100]" office:value-type="float" office:value="0.884999990463257" calcext:value-type="float">
            <text:p>0.884999990463257</text:p>
          </table:table-cell>
          <table:table-cell/>
          <table:table-cell table:formula="of:=[.H100]-[.$H$373]" office:value-type="float" office:value="0.311999797821045" calcext:value-type="float">
            <text:p>0.31199979782104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4.342" calcext:value-type="float">
            <text:p>1739056504.342</text:p>
          </table:table-cell>
          <table:table-cell office:value-type="float" office:value="1739056505.275" calcext:value-type="float">
            <text:p>1739056505.2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1]-[.A101]" office:value-type="float" office:value="0.933000087738037" calcext:value-type="float">
            <text:p>0.933000087738037</text:p>
          </table:table-cell>
          <table:table-cell/>
          <table:table-cell table:formula="of:=[.H101]-[.$H$373]" office:value-type="float" office:value="0.359999895095825" calcext:value-type="float">
            <text:p>0.35999989509582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5.342" calcext:value-type="float">
            <text:p>1739056505.342</text:p>
          </table:table-cell>
          <table:table-cell office:value-type="float" office:value="1739056506.268" calcext:value-type="float">
            <text:p>1739056506.2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2]-[.A102]" office:value-type="float" office:value="0.925999879837036" calcext:value-type="float">
            <text:p>0.925999879837036</text:p>
          </table:table-cell>
          <table:table-cell/>
          <table:table-cell table:formula="of:=[.H102]-[.$H$373]" office:value-type="float" office:value="0.352999687194824" calcext:value-type="float">
            <text:p>0.35299968719482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6.276" calcext:value-type="float">
            <text:p>1739056506.276</text:p>
          </table:table-cell>
          <table:table-cell office:value-type="float" office:value="1739056507.258" calcext:value-type="float">
            <text:p>1739056507.2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3]-[.A103]" office:value-type="float" office:value="0.98199987411499" calcext:value-type="float">
            <text:p>0.98199987411499</text:p>
          </table:table-cell>
          <table:table-cell/>
          <table:table-cell table:formula="of:=[.H103]-[.$H$373]" office:value-type="float" office:value="0.408999681472778" calcext:value-type="float">
            <text:p>0.40899968147277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7.309" calcext:value-type="float">
            <text:p>1739056507.309</text:p>
          </table:table-cell>
          <table:table-cell office:value-type="float" office:value="1739056508.268" calcext:value-type="float">
            <text:p>1739056508.2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4]-[.A104]" office:value-type="float" office:value="0.958999872207642" calcext:value-type="float">
            <text:p>0.958999872207642</text:p>
          </table:table-cell>
          <table:table-cell/>
          <table:table-cell table:formula="of:=[.H104]-[.$H$373]" office:value-type="float" office:value="0.38599967956543" calcext:value-type="float">
            <text:p>0.3859996795654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8.376" calcext:value-type="float">
            <text:p>1739056508.376</text:p>
          </table:table-cell>
          <table:table-cell office:value-type="float" office:value="1739056509.275" calcext:value-type="float">
            <text:p>1739056509.27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5]-[.A105]" office:value-type="float" office:value="0.89900016784668" calcext:value-type="float">
            <text:p>0.89900016784668</text:p>
          </table:table-cell>
          <table:table-cell/>
          <table:table-cell table:formula="of:=[.H105]-[.$H$373]" office:value-type="float" office:value="0.325999975204468" calcext:value-type="float">
            <text:p>0.32599997520446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09.309" calcext:value-type="float">
            <text:p>1739056509.309</text:p>
          </table:table-cell>
          <table:table-cell office:value-type="float" office:value="1739056510.294" calcext:value-type="float">
            <text:p>1739056510.2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6]-[.A106]" office:value-type="float" office:value="0.984999895095825" calcext:value-type="float">
            <text:p>0.984999895095825</text:p>
          </table:table-cell>
          <table:table-cell/>
          <table:table-cell table:formula="of:=[.H106]-[.$H$373]" office:value-type="float" office:value="0.411999702453613" calcext:value-type="float">
            <text:p>0.41199970245361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0.409" calcext:value-type="float">
            <text:p>1739056510.409</text:p>
          </table:table-cell>
          <table:table-cell office:value-type="float" office:value="1739056511.293" calcext:value-type="float">
            <text:p>1739056511.2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7]-[.A107]" office:value-type="float" office:value="0.884000062942505" calcext:value-type="float">
            <text:p>0.884000062942505</text:p>
          </table:table-cell>
          <table:table-cell/>
          <table:table-cell table:formula="of:=[.H107]-[.$H$373]" office:value-type="float" office:value="0.310999870300293" calcext:value-type="float">
            <text:p>0.31099987030029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1.276" calcext:value-type="float">
            <text:p>1739056511.276</text:p>
          </table:table-cell>
          <table:table-cell office:value-type="float" office:value="1739056512.278" calcext:value-type="float">
            <text:p>1739056512.2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8]-[.A108]" office:value-type="float" office:value="1.00200009346008" calcext:value-type="float">
            <text:p>1.00200009346008</text:p>
          </table:table-cell>
          <table:table-cell/>
          <table:table-cell table:formula="of:=[.H108]-[.$H$373]" office:value-type="float" office:value="0.428999900817871" calcext:value-type="float">
            <text:p>0.42899990081787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2.442" calcext:value-type="float">
            <text:p>1739056512.442</text:p>
          </table:table-cell>
          <table:table-cell office:value-type="float" office:value="1739056513.293" calcext:value-type="float">
            <text:p>1739056513.2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09]-[.A109]" office:value-type="float" office:value="0.851000070571899" calcext:value-type="float">
            <text:p>0.851000070571899</text:p>
          </table:table-cell>
          <table:table-cell/>
          <table:table-cell table:formula="of:=[.H109]-[.$H$373]" office:value-type="float" office:value="0.277999877929687" calcext:value-type="float">
            <text:p>0.27799987792968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3.409" calcext:value-type="float">
            <text:p>1739056513.409</text:p>
          </table:table-cell>
          <table:table-cell office:value-type="float" office:value="1739056514.274" calcext:value-type="float">
            <text:p>1739056514.2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0]-[.A110]" office:value-type="float" office:value="0.865000009536743" calcext:value-type="float">
            <text:p>0.865000009536743</text:p>
          </table:table-cell>
          <table:table-cell/>
          <table:table-cell table:formula="of:=[.H110]-[.$H$373]" office:value-type="float" office:value="0.291999816894531" calcext:value-type="float">
            <text:p>0.29199981689453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4.342" calcext:value-type="float">
            <text:p>1739056514.342</text:p>
          </table:table-cell>
          <table:table-cell office:value-type="float" office:value="1739056515.282" calcext:value-type="float">
            <text:p>1739056515.2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1]-[.A111]" office:value-type="float" office:value="0.940000057220459" calcext:value-type="float">
            <text:p>0.940000057220459</text:p>
          </table:table-cell>
          <table:table-cell/>
          <table:table-cell table:formula="of:=[.H111]-[.$H$373]" office:value-type="float" office:value="0.366999864578247" calcext:value-type="float">
            <text:p>0.36699986457824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5.409" calcext:value-type="float">
            <text:p>1739056515.409</text:p>
          </table:table-cell>
          <table:table-cell office:value-type="float" office:value="1739056516.314" calcext:value-type="float">
            <text:p>1739056516.31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2]-[.A112]" office:value-type="float" office:value="0.904999971389771" calcext:value-type="float">
            <text:p>0.904999971389771</text:p>
          </table:table-cell>
          <table:table-cell/>
          <table:table-cell table:formula="of:=[.H112]-[.$H$373]" office:value-type="float" office:value="0.331999778747558" calcext:value-type="float">
            <text:p>0.33199977874755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6.309" calcext:value-type="float">
            <text:p>1739056516.309</text:p>
          </table:table-cell>
          <table:table-cell office:value-type="float" office:value="1739056517.292" calcext:value-type="float">
            <text:p>1739056517.2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3]-[.A113]" office:value-type="float" office:value="0.983000040054321" calcext:value-type="float">
            <text:p>0.983000040054321</text:p>
          </table:table-cell>
          <table:table-cell/>
          <table:table-cell table:formula="of:=[.H113]-[.$H$373]" office:value-type="float" office:value="0.409999847412109" calcext:value-type="float">
            <text:p>0.40999984741210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7.342" calcext:value-type="float">
            <text:p>1739056517.342</text:p>
          </table:table-cell>
          <table:table-cell office:value-type="float" office:value="1739056518.302" calcext:value-type="float">
            <text:p>1739056518.30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4]-[.A114]" office:value-type="float" office:value="0.960000038146973" calcext:value-type="float">
            <text:p>0.960000038146973</text:p>
          </table:table-cell>
          <table:table-cell/>
          <table:table-cell table:formula="of:=[.H114]-[.$H$373]" office:value-type="float" office:value="0.386999845504761" calcext:value-type="float">
            <text:p>0.38699984550476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8.409" calcext:value-type="float">
            <text:p>1739056518.409</text:p>
          </table:table-cell>
          <table:table-cell office:value-type="float" office:value="1739056519.301" calcext:value-type="float">
            <text:p>1739056519.30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5]-[.A115]" office:value-type="float" office:value="0.892000198364258" calcext:value-type="float">
            <text:p>0.892000198364258</text:p>
          </table:table-cell>
          <table:table-cell/>
          <table:table-cell table:formula="of:=[.H115]-[.$H$373]" office:value-type="float" office:value="0.319000005722046" calcext:value-type="float">
            <text:p>0.31900000572204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19.376" calcext:value-type="float">
            <text:p>1739056519.376</text:p>
          </table:table-cell>
          <table:table-cell office:value-type="float" office:value="1739056520.316" calcext:value-type="float">
            <text:p>1739056520.3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6]-[.A116]" office:value-type="float" office:value="0.940000057220459" calcext:value-type="float">
            <text:p>0.940000057220459</text:p>
          </table:table-cell>
          <table:table-cell/>
          <table:table-cell table:formula="of:=[.H116]-[.$H$373]" office:value-type="float" office:value="0.366999864578247" calcext:value-type="float">
            <text:p>0.36699986457824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0.376" calcext:value-type="float">
            <text:p>1739056520.376</text:p>
          </table:table-cell>
          <table:table-cell office:value-type="float" office:value="1739056521.295" calcext:value-type="float">
            <text:p>1739056521.2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7]-[.A117]" office:value-type="float" office:value="0.919000148773193" calcext:value-type="float">
            <text:p>0.919000148773193</text:p>
          </table:table-cell>
          <table:table-cell/>
          <table:table-cell table:formula="of:=[.H117]-[.$H$373]" office:value-type="float" office:value="0.345999956130981" calcext:value-type="float">
            <text:p>0.34599995613098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1.409" calcext:value-type="float">
            <text:p>1739056521.409</text:p>
          </table:table-cell>
          <table:table-cell office:value-type="float" office:value="1739056522.318" calcext:value-type="float">
            <text:p>1739056522.3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8]-[.A118]" office:value-type="float" office:value="0.909000158309937" calcext:value-type="float">
            <text:p>0.909000158309937</text:p>
          </table:table-cell>
          <table:table-cell/>
          <table:table-cell table:formula="of:=[.H118]-[.$H$373]" office:value-type="float" office:value="0.335999965667724" calcext:value-type="float">
            <text:p>0.33599996566772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2.476" calcext:value-type="float">
            <text:p>1739056522.476</text:p>
          </table:table-cell>
          <table:table-cell office:value-type="float" office:value="1739056523.392" calcext:value-type="float">
            <text:p>1739056523.3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19]-[.A119]" office:value-type="float" office:value="0.915999889373779" calcext:value-type="float">
            <text:p>0.915999889373779</text:p>
          </table:table-cell>
          <table:table-cell/>
          <table:table-cell table:formula="of:=[.H119]-[.$H$373]" office:value-type="float" office:value="0.342999696731567" calcext:value-type="float">
            <text:p>0.34299969673156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3.376" calcext:value-type="float">
            <text:p>1739056523.376</text:p>
          </table:table-cell>
          <table:table-cell office:value-type="float" office:value="1739056524.305" calcext:value-type="float">
            <text:p>1739056524.3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0]-[.A120]" office:value-type="float" office:value="0.92900013923645" calcext:value-type="float">
            <text:p>0.92900013923645</text:p>
          </table:table-cell>
          <table:table-cell/>
          <table:table-cell table:formula="of:=[.H120]-[.$H$373]" office:value-type="float" office:value="0.355999946594238" calcext:value-type="float">
            <text:p>0.35599994659423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4.376" calcext:value-type="float">
            <text:p>1739056524.376</text:p>
          </table:table-cell>
          <table:table-cell office:value-type="float" office:value="1739056525.345" calcext:value-type="float">
            <text:p>1739056525.3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1]-[.A121]" office:value-type="float" office:value="0.969000101089478" calcext:value-type="float">
            <text:p>0.969000101089478</text:p>
          </table:table-cell>
          <table:table-cell/>
          <table:table-cell table:formula="of:=[.H121]-[.$H$373]" office:value-type="float" office:value="0.395999908447265" calcext:value-type="float">
            <text:p>0.39599990844726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5.442" calcext:value-type="float">
            <text:p>1739056525.442</text:p>
          </table:table-cell>
          <table:table-cell office:value-type="float" office:value="1739056526.327" calcext:value-type="float">
            <text:p>1739056526.3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2]-[.A122]" office:value-type="float" office:value="0.884999990463257" calcext:value-type="float">
            <text:p>0.884999990463257</text:p>
          </table:table-cell>
          <table:table-cell/>
          <table:table-cell table:formula="of:=[.H122]-[.$H$373]" office:value-type="float" office:value="0.311999797821045" calcext:value-type="float">
            <text:p>0.31199979782104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6.342" calcext:value-type="float">
            <text:p>1739056526.342</text:p>
          </table:table-cell>
          <table:table-cell office:value-type="float" office:value="1739056527.318" calcext:value-type="float">
            <text:p>1739056527.3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3]-[.A123]" office:value-type="float" office:value="0.976000070571899" calcext:value-type="float">
            <text:p>0.976000070571899</text:p>
          </table:table-cell>
          <table:table-cell/>
          <table:table-cell table:formula="of:=[.H123]-[.$H$373]" office:value-type="float" office:value="0.402999877929687" calcext:value-type="float">
            <text:p>0.40299987792968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7.409" calcext:value-type="float">
            <text:p>1739056527.409</text:p>
          </table:table-cell>
          <table:table-cell office:value-type="float" office:value="1739056528.336" calcext:value-type="float">
            <text:p>1739056528.33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4]-[.A124]" office:value-type="float" office:value="0.927000045776367" calcext:value-type="float">
            <text:p>0.927000045776367</text:p>
          </table:table-cell>
          <table:table-cell/>
          <table:table-cell table:formula="of:=[.H124]-[.$H$373]" office:value-type="float" office:value="0.353999853134155" calcext:value-type="float">
            <text:p>0.35399985313415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8.509" calcext:value-type="float">
            <text:p>1739056528.509</text:p>
          </table:table-cell>
          <table:table-cell office:value-type="float" office:value="1739056529.345" calcext:value-type="float">
            <text:p>1739056529.3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5]-[.A125]" office:value-type="float" office:value="0.835999965667725" calcext:value-type="float">
            <text:p>0.835999965667725</text:p>
          </table:table-cell>
          <table:table-cell/>
          <table:table-cell table:formula="of:=[.H125]-[.$H$373]" office:value-type="float" office:value="0.262999773025513" calcext:value-type="float">
            <text:p>0.26299977302551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29.376" calcext:value-type="float">
            <text:p>1739056529.376</text:p>
          </table:table-cell>
          <table:table-cell office:value-type="float" office:value="1739056530.334" calcext:value-type="float">
            <text:p>1739056530.3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6]-[.A126]" office:value-type="float" office:value="0.958000183105469" calcext:value-type="float">
            <text:p>0.958000183105469</text:p>
          </table:table-cell>
          <table:table-cell/>
          <table:table-cell table:formula="of:=[.H126]-[.$H$373]" office:value-type="float" office:value="0.384999990463257" calcext:value-type="float">
            <text:p>0.38499999046325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0.476" calcext:value-type="float">
            <text:p>1739056530.476</text:p>
          </table:table-cell>
          <table:table-cell office:value-type="float" office:value="1739056531.332" calcext:value-type="float">
            <text:p>1739056531.3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7]-[.A127]" office:value-type="float" office:value="0.855999946594238" calcext:value-type="float">
            <text:p>0.855999946594238</text:p>
          </table:table-cell>
          <table:table-cell/>
          <table:table-cell table:formula="of:=[.H127]-[.$H$373]" office:value-type="float" office:value="0.282999753952026" calcext:value-type="float">
            <text:p>0.28299975395202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1.342" calcext:value-type="float">
            <text:p>1739056531.342</text:p>
          </table:table-cell>
          <table:table-cell office:value-type="float" office:value="1739056532.343" calcext:value-type="float">
            <text:p>1739056532.34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8]-[.A128]" office:value-type="float" office:value="1.00099992752075" calcext:value-type="float">
            <text:p>1.00099992752075</text:p>
          </table:table-cell>
          <table:table-cell/>
          <table:table-cell table:formula="of:=[.H128]-[.$H$373]" office:value-type="float" office:value="0.42799973487854" calcext:value-type="float">
            <text:p>0.4279997348785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2.409" calcext:value-type="float">
            <text:p>1739056532.409</text:p>
          </table:table-cell>
          <table:table-cell office:value-type="float" office:value="1739056533.331" calcext:value-type="float">
            <text:p>1739056533.3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29]-[.A129]" office:value-type="float" office:value="0.922000169754028" calcext:value-type="float">
            <text:p>0.922000169754028</text:p>
          </table:table-cell>
          <table:table-cell/>
          <table:table-cell table:formula="of:=[.H129]-[.$H$373]" office:value-type="float" office:value="0.348999977111816" calcext:value-type="float">
            <text:p>0.34899997711181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3.376" calcext:value-type="float">
            <text:p>1739056533.376</text:p>
          </table:table-cell>
          <table:table-cell office:value-type="float" office:value="1739056534.336" calcext:value-type="float">
            <text:p>1739056534.33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0]-[.A130]" office:value-type="float" office:value="0.960000038146973" calcext:value-type="float">
            <text:p>0.960000038146973</text:p>
          </table:table-cell>
          <table:table-cell/>
          <table:table-cell table:formula="of:=[.H130]-[.$H$373]" office:value-type="float" office:value="0.386999845504761" calcext:value-type="float">
            <text:p>0.38699984550476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4.409" calcext:value-type="float">
            <text:p>1739056534.409</text:p>
          </table:table-cell>
          <table:table-cell office:value-type="float" office:value="1739056535.339" calcext:value-type="float">
            <text:p>1739056535.3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1]-[.A131]" office:value-type="float" office:value="0.930000066757202" calcext:value-type="float">
            <text:p>0.930000066757202</text:p>
          </table:table-cell>
          <table:table-cell/>
          <table:table-cell table:formula="of:=[.H131]-[.$H$373]" office:value-type="float" office:value="0.35699987411499" calcext:value-type="float">
            <text:p>0.3569998741149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5.376" calcext:value-type="float">
            <text:p>1739056535.376</text:p>
          </table:table-cell>
          <table:table-cell office:value-type="float" office:value="1739056536.344" calcext:value-type="float">
            <text:p>1739056536.3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2]-[.A132]" office:value-type="float" office:value="0.968000173568726" calcext:value-type="float">
            <text:p>0.968000173568726</text:p>
          </table:table-cell>
          <table:table-cell/>
          <table:table-cell table:formula="of:=[.H132]-[.$H$373]" office:value-type="float" office:value="0.394999980926514" calcext:value-type="float">
            <text:p>0.39499998092651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6.443" calcext:value-type="float">
            <text:p>1739056536.443</text:p>
          </table:table-cell>
          <table:table-cell office:value-type="float" office:value="1739056537.347" calcext:value-type="float">
            <text:p>1739056537.3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3]-[.A133]" office:value-type="float" office:value="0.903999805450439" calcext:value-type="float">
            <text:p>0.903999805450439</text:p>
          </table:table-cell>
          <table:table-cell/>
          <table:table-cell table:formula="of:=[.H133]-[.$H$373]" office:value-type="float" office:value="0.330999612808227" calcext:value-type="float">
            <text:p>0.33099961280822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7.409" calcext:value-type="float">
            <text:p>1739056537.409</text:p>
          </table:table-cell>
          <table:table-cell office:value-type="float" office:value="1739056538.366" calcext:value-type="float">
            <text:p>1739056538.36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4]-[.A134]" office:value-type="float" office:value="0.957000017166138" calcext:value-type="float">
            <text:p>0.957000017166138</text:p>
          </table:table-cell>
          <table:table-cell/>
          <table:table-cell table:formula="of:=[.H134]-[.$H$373]" office:value-type="float" office:value="0.383999824523926" calcext:value-type="float">
            <text:p>0.38399982452392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8.476" calcext:value-type="float">
            <text:p>1739056538.476</text:p>
          </table:table-cell>
          <table:table-cell office:value-type="float" office:value="1739056539.361" calcext:value-type="float">
            <text:p>1739056539.3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5]-[.A135]" office:value-type="float" office:value="0.884999990463257" calcext:value-type="float">
            <text:p>0.884999990463257</text:p>
          </table:table-cell>
          <table:table-cell/>
          <table:table-cell table:formula="of:=[.H135]-[.$H$373]" office:value-type="float" office:value="0.311999797821045" calcext:value-type="float">
            <text:p>0.31199979782104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9.443" calcext:value-type="float">
            <text:p>1739056539.443</text:p>
          </table:table-cell>
          <table:table-cell office:value-type="float" office:value="1739056540.37" calcext:value-type="float">
            <text:p>1739056540.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6]-[.A136]" office:value-type="float" office:value="0.926999807357788" calcext:value-type="float">
            <text:p>0.926999807357788</text:p>
          </table:table-cell>
          <table:table-cell/>
          <table:table-cell table:formula="of:=[.H136]-[.$H$373]" office:value-type="float" office:value="0.353999614715576" calcext:value-type="float">
            <text:p>0.35399961471557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39.476" calcext:value-type="float">
            <text:p>1739056539.476</text:p>
          </table:table-cell>
          <table:table-cell office:value-type="float" office:value="1739056540.669" calcext:value-type="float">
            <text:p>1739056540.66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7]-[.A137]" office:value-type="float" office:value="1.19299983978271" calcext:value-type="float">
            <text:p>1.19299983978271</text:p>
          </table:table-cell>
          <table:table-cell/>
          <table:table-cell table:formula="of:=[.H137]-[.$H$373]" office:value-type="float" office:value="0.619999647140503" calcext:value-type="float">
            <text:p>0.61999964714050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0.443" calcext:value-type="float">
            <text:p>1739056540.443</text:p>
          </table:table-cell>
          <table:table-cell office:value-type="float" office:value="1739056541.37" calcext:value-type="float">
            <text:p>1739056541.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8]-[.A138]" office:value-type="float" office:value="0.926999807357788" calcext:value-type="float">
            <text:p>0.926999807357788</text:p>
          </table:table-cell>
          <table:table-cell/>
          <table:table-cell table:formula="of:=[.H138]-[.$H$373]" office:value-type="float" office:value="0.353999614715576" calcext:value-type="float">
            <text:p>0.35399961471557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1.409" calcext:value-type="float">
            <text:p>1739056541.409</text:p>
          </table:table-cell>
          <table:table-cell office:value-type="float" office:value="1739056542.474" calcext:value-type="float">
            <text:p>1739056542.4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39]-[.A139]" office:value-type="float" office:value="1.06500005722046" calcext:value-type="float">
            <text:p>1.06500005722046</text:p>
          </table:table-cell>
          <table:table-cell/>
          <table:table-cell table:formula="of:=[.H139]-[.$H$373]" office:value-type="float" office:value="0.491999864578247" calcext:value-type="float">
            <text:p>0.49199986457824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1.509" calcext:value-type="float">
            <text:p>1739056541.509</text:p>
          </table:table-cell>
          <table:table-cell office:value-type="float" office:value="1739056542.765" calcext:value-type="float">
            <text:p>1739056542.7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0]-[.A140]" office:value-type="float" office:value="1.25600004196167" calcext:value-type="float">
            <text:p>1.25600004196167</text:p>
          </table:table-cell>
          <table:table-cell/>
          <table:table-cell table:formula="of:=[.H140]-[.$H$373]" office:value-type="float" office:value="0.682999849319458" calcext:value-type="float">
            <text:p>0.68299984931945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2.343" calcext:value-type="float">
            <text:p>1739056542.343</text:p>
          </table:table-cell>
          <table:table-cell office:value-type="float" office:value="1739056543.374" calcext:value-type="float">
            <text:p>1739056543.3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1]-[.A141]" office:value-type="float" office:value="1.0310001373291" calcext:value-type="float">
            <text:p>1.0310001373291</text:p>
          </table:table-cell>
          <table:table-cell/>
          <table:table-cell table:formula="of:=[.H141]-[.$H$373]" office:value-type="float" office:value="0.45799994468689" calcext:value-type="float">
            <text:p>0.4579999446868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3.376" calcext:value-type="float">
            <text:p>1739056543.376</text:p>
          </table:table-cell>
          <table:table-cell office:value-type="float" office:value="1739056544.388" calcext:value-type="float">
            <text:p>1739056544.38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2]-[.A142]" office:value-type="float" office:value="1.01200008392334" calcext:value-type="float">
            <text:p>1.01200008392334</text:p>
          </table:table-cell>
          <table:table-cell/>
          <table:table-cell table:formula="of:=[.H142]-[.$H$373]" office:value-type="float" office:value="0.438999891281128" calcext:value-type="float">
            <text:p>0.43899989128112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4.409" calcext:value-type="float">
            <text:p>1739056544.409</text:p>
          </table:table-cell>
          <table:table-cell office:value-type="float" office:value="1739056545.378" calcext:value-type="float">
            <text:p>1739056545.3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3]-[.A143]" office:value-type="float" office:value="0.969000101089478" calcext:value-type="float">
            <text:p>0.969000101089478</text:p>
          </table:table-cell>
          <table:table-cell/>
          <table:table-cell table:formula="of:=[.H143]-[.$H$373]" office:value-type="float" office:value="0.395999908447265" calcext:value-type="float">
            <text:p>0.39599990844726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5.376" calcext:value-type="float">
            <text:p>1739056545.376</text:p>
          </table:table-cell>
          <table:table-cell office:value-type="float" office:value="1739056546.381" calcext:value-type="float">
            <text:p>1739056546.38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4]-[.A144]" office:value-type="float" office:value="1.00500011444092" calcext:value-type="float">
            <text:p>1.00500011444092</text:p>
          </table:table-cell>
          <table:table-cell/>
          <table:table-cell table:formula="of:=[.H144]-[.$H$373]" office:value-type="float" office:value="0.431999921798706" calcext:value-type="float">
            <text:p>0.43199992179870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6.543" calcext:value-type="float">
            <text:p>1739056546.543</text:p>
          </table:table-cell>
          <table:table-cell office:value-type="float" office:value="1739056547.371" calcext:value-type="float">
            <text:p>1739056547.3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5]-[.A145]" office:value-type="float" office:value="0.828000068664551" calcext:value-type="float">
            <text:p>0.828000068664551</text:p>
          </table:table-cell>
          <table:table-cell/>
          <table:table-cell table:formula="of:=[.H145]-[.$H$373]" office:value-type="float" office:value="0.254999876022339" calcext:value-type="float">
            <text:p>0.25499987602233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7.376" calcext:value-type="float">
            <text:p>1739056547.376</text:p>
          </table:table-cell>
          <table:table-cell office:value-type="float" office:value="1739056548.387" calcext:value-type="float">
            <text:p>1739056548.38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6]-[.A146]" office:value-type="float" office:value="1.01100015640259" calcext:value-type="float">
            <text:p>1.01100015640259</text:p>
          </table:table-cell>
          <table:table-cell/>
          <table:table-cell table:formula="of:=[.H146]-[.$H$373]" office:value-type="float" office:value="0.437999963760376" calcext:value-type="float">
            <text:p>0.43799996376037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8.443" calcext:value-type="float">
            <text:p>1739056548.443</text:p>
          </table:table-cell>
          <table:table-cell office:value-type="float" office:value="1739056549.383" calcext:value-type="float">
            <text:p>1739056549.3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7]-[.A147]" office:value-type="float" office:value="0.93999981880188" calcext:value-type="float">
            <text:p>0.93999981880188</text:p>
          </table:table-cell>
          <table:table-cell/>
          <table:table-cell table:formula="of:=[.H147]-[.$H$373]" office:value-type="float" office:value="0.366999626159668" calcext:value-type="float">
            <text:p>0.36699962615966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49.509" calcext:value-type="float">
            <text:p>1739056549.509</text:p>
          </table:table-cell>
          <table:table-cell office:value-type="float" office:value="1739056550.403" calcext:value-type="float">
            <text:p>1739056550.4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8]-[.A148]" office:value-type="float" office:value="0.894000053405762" calcext:value-type="float">
            <text:p>0.894000053405762</text:p>
          </table:table-cell>
          <table:table-cell/>
          <table:table-cell table:formula="of:=[.H148]-[.$H$373]" office:value-type="float" office:value="0.32099986076355" calcext:value-type="float">
            <text:p>0.3209998607635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0.476" calcext:value-type="float">
            <text:p>1739056550.476</text:p>
          </table:table-cell>
          <table:table-cell office:value-type="float" office:value="1739056551.41" calcext:value-type="float">
            <text:p>1739056551.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49]-[.A149]" office:value-type="float" office:value="0.934000015258789" calcext:value-type="float">
            <text:p>0.934000015258789</text:p>
          </table:table-cell>
          <table:table-cell/>
          <table:table-cell table:formula="of:=[.H149]-[.$H$373]" office:value-type="float" office:value="0.360999822616577" calcext:value-type="float">
            <text:p>0.36099982261657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1.476" calcext:value-type="float">
            <text:p>1739056551.476</text:p>
          </table:table-cell>
          <table:table-cell office:value-type="float" office:value="1739056552.4" calcext:value-type="float">
            <text:p>1739056552.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0]-[.A150]" office:value-type="float" office:value="0.924000024795532" calcext:value-type="float">
            <text:p>0.924000024795532</text:p>
          </table:table-cell>
          <table:table-cell/>
          <table:table-cell table:formula="of:=[.H150]-[.$H$373]" office:value-type="float" office:value="0.35099983215332" calcext:value-type="float">
            <text:p>0.350999832153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2.476" calcext:value-type="float">
            <text:p>1739056552.476</text:p>
          </table:table-cell>
          <table:table-cell office:value-type="float" office:value="1739056553.412" calcext:value-type="float">
            <text:p>1739056553.4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1]-[.A151]" office:value-type="float" office:value="0.935999870300293" calcext:value-type="float">
            <text:p>0.935999870300293</text:p>
          </table:table-cell>
          <table:table-cell/>
          <table:table-cell table:formula="of:=[.H151]-[.$H$373]" office:value-type="float" office:value="0.362999677658081" calcext:value-type="float">
            <text:p>0.36299967765808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3.543" calcext:value-type="float">
            <text:p>1739056553.543</text:p>
          </table:table-cell>
          <table:table-cell office:value-type="float" office:value="1739056554.455" calcext:value-type="float">
            <text:p>1739056554.45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2]-[.A152]" office:value-type="float" office:value="0.911999940872192" calcext:value-type="float">
            <text:p>0.911999940872192</text:p>
          </table:table-cell>
          <table:table-cell/>
          <table:table-cell table:formula="of:=[.H152]-[.$H$373]" office:value-type="float" office:value="0.33899974822998" calcext:value-type="float">
            <text:p>0.3389997482299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4.443" calcext:value-type="float">
            <text:p>1739056554.443</text:p>
          </table:table-cell>
          <table:table-cell office:value-type="float" office:value="1739056555.427" calcext:value-type="float">
            <text:p>1739056555.4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3]-[.A153]" office:value-type="float" office:value="0.983999967575073" calcext:value-type="float">
            <text:p>0.983999967575073</text:p>
          </table:table-cell>
          <table:table-cell/>
          <table:table-cell table:formula="of:=[.H153]-[.$H$373]" office:value-type="float" office:value="0.410999774932861" calcext:value-type="float">
            <text:p>0.41099977493286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5.443" calcext:value-type="float">
            <text:p>1739056555.443</text:p>
          </table:table-cell>
          <table:table-cell office:value-type="float" office:value="1739056556.404" calcext:value-type="float">
            <text:p>1739056556.4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4]-[.A154]" office:value-type="float" office:value="0.960999965667725" calcext:value-type="float">
            <text:p>0.960999965667725</text:p>
          </table:table-cell>
          <table:table-cell/>
          <table:table-cell table:formula="of:=[.H154]-[.$H$373]" office:value-type="float" office:value="0.387999773025513" calcext:value-type="float">
            <text:p>0.38799977302551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6.476" calcext:value-type="float">
            <text:p>1739056556.476</text:p>
          </table:table-cell>
          <table:table-cell office:value-type="float" office:value="1739056557.418" calcext:value-type="float">
            <text:p>1739056557.4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5]-[.A155]" office:value-type="float" office:value="0.941999912261963" calcext:value-type="float">
            <text:p>0.941999912261963</text:p>
          </table:table-cell>
          <table:table-cell/>
          <table:table-cell table:formula="of:=[.H155]-[.$H$373]" office:value-type="float" office:value="0.368999719619751" calcext:value-type="float">
            <text:p>0.36899971961975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7.476" calcext:value-type="float">
            <text:p>1739056557.476</text:p>
          </table:table-cell>
          <table:table-cell office:value-type="float" office:value="1739056558.417" calcext:value-type="float">
            <text:p>1739056558.4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6]-[.A156]" office:value-type="float" office:value="0.940999984741211" calcext:value-type="float">
            <text:p>0.940999984741211</text:p>
          </table:table-cell>
          <table:table-cell/>
          <table:table-cell table:formula="of:=[.H156]-[.$H$373]" office:value-type="float" office:value="0.367999792098999" calcext:value-type="float">
            <text:p>0.36799979209899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8.509" calcext:value-type="float">
            <text:p>1739056558.509</text:p>
          </table:table-cell>
          <table:table-cell office:value-type="float" office:value="1739056559.432" calcext:value-type="float">
            <text:p>1739056559.4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7]-[.A157]" office:value-type="float" office:value="0.922999858856201" calcext:value-type="float">
            <text:p>0.922999858856201</text:p>
          </table:table-cell>
          <table:table-cell/>
          <table:table-cell table:formula="of:=[.H157]-[.$H$373]" office:value-type="float" office:value="0.349999666213989" calcext:value-type="float">
            <text:p>0.34999966621398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59.476" calcext:value-type="float">
            <text:p>1739056559.476</text:p>
          </table:table-cell>
          <table:table-cell office:value-type="float" office:value="1739056560.436" calcext:value-type="float">
            <text:p>1739056560.43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8]-[.A158]" office:value-type="float" office:value="0.960000038146973" calcext:value-type="float">
            <text:p>0.960000038146973</text:p>
          </table:table-cell>
          <table:table-cell/>
          <table:table-cell table:formula="of:=[.H158]-[.$H$373]" office:value-type="float" office:value="0.386999845504761" calcext:value-type="float">
            <text:p>0.38699984550476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0.476" calcext:value-type="float">
            <text:p>1739056560.476</text:p>
          </table:table-cell>
          <table:table-cell office:value-type="float" office:value="1739056561.43" calcext:value-type="float">
            <text:p>1739056561.4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59]-[.A159]" office:value-type="float" office:value="0.953999996185303" calcext:value-type="float">
            <text:p>0.953999996185303</text:p>
          </table:table-cell>
          <table:table-cell/>
          <table:table-cell table:formula="of:=[.H159]-[.$H$373]" office:value-type="float" office:value="0.380999803543091" calcext:value-type="float">
            <text:p>0.38099980354309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1.476" calcext:value-type="float">
            <text:p>1739056561.476</text:p>
          </table:table-cell>
          <table:table-cell office:value-type="float" office:value="1739056562.426" calcext:value-type="float">
            <text:p>1739056562.4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0]-[.A160]" office:value-type="float" office:value="0.950000047683716" calcext:value-type="float">
            <text:p>0.950000047683716</text:p>
          </table:table-cell>
          <table:table-cell/>
          <table:table-cell table:formula="of:=[.H160]-[.$H$373]" office:value-type="float" office:value="0.376999855041504" calcext:value-type="float">
            <text:p>0.37699985504150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2.509" calcext:value-type="float">
            <text:p>1739056562.509</text:p>
          </table:table-cell>
          <table:table-cell office:value-type="float" office:value="1739056563.432" calcext:value-type="float">
            <text:p>1739056563.43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1]-[.A161]" office:value-type="float" office:value="0.922999858856201" calcext:value-type="float">
            <text:p>0.922999858856201</text:p>
          </table:table-cell>
          <table:table-cell/>
          <table:table-cell table:formula="of:=[.H161]-[.$H$373]" office:value-type="float" office:value="0.349999666213989" calcext:value-type="float">
            <text:p>0.34999966621398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3.443" calcext:value-type="float">
            <text:p>1739056563.443</text:p>
          </table:table-cell>
          <table:table-cell office:value-type="float" office:value="1739056564.433" calcext:value-type="float">
            <text:p>1739056564.4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2]-[.A162]" office:value-type="float" office:value="0.990000009536743" calcext:value-type="float">
            <text:p>0.990000009536743</text:p>
          </table:table-cell>
          <table:table-cell/>
          <table:table-cell table:formula="of:=[.H162]-[.$H$373]" office:value-type="float" office:value="0.416999816894531" calcext:value-type="float">
            <text:p>0.41699981689453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4.509" calcext:value-type="float">
            <text:p>1739056564.509</text:p>
          </table:table-cell>
          <table:table-cell office:value-type="float" office:value="1739056565.444" calcext:value-type="float">
            <text:p>1739056565.44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3]-[.A163]" office:value-type="float" office:value="0.934999942779541" calcext:value-type="float">
            <text:p>0.934999942779541</text:p>
          </table:table-cell>
          <table:table-cell/>
          <table:table-cell table:formula="of:=[.H163]-[.$H$373]" office:value-type="float" office:value="0.361999750137329" calcext:value-type="float">
            <text:p>0.36199975013732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5.543" calcext:value-type="float">
            <text:p>1739056565.543</text:p>
          </table:table-cell>
          <table:table-cell office:value-type="float" office:value="1739056566.431" calcext:value-type="float">
            <text:p>1739056566.4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4]-[.A164]" office:value-type="float" office:value="0.888000011444092" calcext:value-type="float">
            <text:p>0.888000011444092</text:p>
          </table:table-cell>
          <table:table-cell/>
          <table:table-cell table:formula="of:=[.H164]-[.$H$373]" office:value-type="float" office:value="0.31499981880188" calcext:value-type="float">
            <text:p>0.3149998188018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6.476" calcext:value-type="float">
            <text:p>1739056566.476</text:p>
          </table:table-cell>
          <table:table-cell office:value-type="float" office:value="1739056567.439" calcext:value-type="float">
            <text:p>1739056567.4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5]-[.A165]" office:value-type="float" office:value="0.962999820709229" calcext:value-type="float">
            <text:p>0.962999820709229</text:p>
          </table:table-cell>
          <table:table-cell/>
          <table:table-cell table:formula="of:=[.H165]-[.$H$373]" office:value-type="float" office:value="0.389999628067016" calcext:value-type="float">
            <text:p>0.38999962806701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7.476" calcext:value-type="float">
            <text:p>1739056567.476</text:p>
          </table:table-cell>
          <table:table-cell office:value-type="float" office:value="1739056568.443" calcext:value-type="float">
            <text:p>1739056568.44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6]-[.A166]" office:value-type="float" office:value="0.967000007629395" calcext:value-type="float">
            <text:p>0.967000007629395</text:p>
          </table:table-cell>
          <table:table-cell/>
          <table:table-cell table:formula="of:=[.H166]-[.$H$373]" office:value-type="float" office:value="0.393999814987182" calcext:value-type="float">
            <text:p>0.39399981498718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8.576" calcext:value-type="float">
            <text:p>1739056568.576</text:p>
          </table:table-cell>
          <table:table-cell office:value-type="float" office:value="1739056569.434" calcext:value-type="float">
            <text:p>1739056569.43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7]-[.A167]" office:value-type="float" office:value="0.858000040054321" calcext:value-type="float">
            <text:p>0.858000040054321</text:p>
          </table:table-cell>
          <table:table-cell/>
          <table:table-cell table:formula="of:=[.H167]-[.$H$373]" office:value-type="float" office:value="0.284999847412109" calcext:value-type="float">
            <text:p>0.28499984741210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69.509" calcext:value-type="float">
            <text:p>1739056569.509</text:p>
          </table:table-cell>
          <table:table-cell office:value-type="float" office:value="1739056570.533" calcext:value-type="float">
            <text:p>1739056570.5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8]-[.A168]" office:value-type="float" office:value="1.0239999294281" calcext:value-type="float">
            <text:p>1.0239999294281</text:p>
          </table:table-cell>
          <table:table-cell/>
          <table:table-cell table:formula="of:=[.H168]-[.$H$373]" office:value-type="float" office:value="0.450999736785889" calcext:value-type="float">
            <text:p>0.45099973678588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0.609" calcext:value-type="float">
            <text:p>1739056570.609</text:p>
          </table:table-cell>
          <table:table-cell office:value-type="float" office:value="1739056571.467" calcext:value-type="float">
            <text:p>1739056571.4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69]-[.A169]" office:value-type="float" office:value="0.858000040054321" calcext:value-type="float">
            <text:p>0.858000040054321</text:p>
          </table:table-cell>
          <table:table-cell/>
          <table:table-cell table:formula="of:=[.H169]-[.$H$373]" office:value-type="float" office:value="0.284999847412109" calcext:value-type="float">
            <text:p>0.28499984741210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1.509" calcext:value-type="float">
            <text:p>1739056571.509</text:p>
          </table:table-cell>
          <table:table-cell office:value-type="float" office:value="1739056572.506" calcext:value-type="float">
            <text:p>1739056572.5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0]-[.A170]" office:value-type="float" office:value="0.996999979019165" calcext:value-type="float">
            <text:p>0.996999979019165</text:p>
          </table:table-cell>
          <table:table-cell/>
          <table:table-cell table:formula="of:=[.H170]-[.$H$373]" office:value-type="float" office:value="0.423999786376953" calcext:value-type="float">
            <text:p>0.42399978637695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2.576" calcext:value-type="float">
            <text:p>1739056572.576</text:p>
          </table:table-cell>
          <table:table-cell office:value-type="float" office:value="1739056573.473" calcext:value-type="float">
            <text:p>1739056573.47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1]-[.A171]" office:value-type="float" office:value="0.897000074386597" calcext:value-type="float">
            <text:p>0.897000074386597</text:p>
          </table:table-cell>
          <table:table-cell/>
          <table:table-cell table:formula="of:=[.H171]-[.$H$373]" office:value-type="float" office:value="0.323999881744385" calcext:value-type="float">
            <text:p>0.32399988174438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3.543" calcext:value-type="float">
            <text:p>1739056573.543</text:p>
          </table:table-cell>
          <table:table-cell office:value-type="float" office:value="1739056574.465" calcext:value-type="float">
            <text:p>1739056574.4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2]-[.A172]" office:value-type="float" office:value="0.921999931335449" calcext:value-type="float">
            <text:p>0.921999931335449</text:p>
          </table:table-cell>
          <table:table-cell/>
          <table:table-cell table:formula="of:=[.H172]-[.$H$373]" office:value-type="float" office:value="0.348999738693237" calcext:value-type="float">
            <text:p>0.34899973869323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4.443" calcext:value-type="float">
            <text:p>1739056574.443</text:p>
          </table:table-cell>
          <table:table-cell office:value-type="float" office:value="1739056575.463" calcext:value-type="float">
            <text:p>1739056575.4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3]-[.A173]" office:value-type="float" office:value="1.01999998092651" calcext:value-type="float">
            <text:p>1.01999998092651</text:p>
          </table:table-cell>
          <table:table-cell/>
          <table:table-cell table:formula="of:=[.H173]-[.$H$373]" office:value-type="float" office:value="0.446999788284302" calcext:value-type="float">
            <text:p>0.44699978828430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5.509" calcext:value-type="float">
            <text:p>1739056575.509</text:p>
          </table:table-cell>
          <table:table-cell office:value-type="float" office:value="1739056576.483" calcext:value-type="float">
            <text:p>1739056576.4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4]-[.A174]" office:value-type="float" office:value="0.973999977111816" calcext:value-type="float">
            <text:p>0.973999977111816</text:p>
          </table:table-cell>
          <table:table-cell/>
          <table:table-cell table:formula="of:=[.H174]-[.$H$373]" office:value-type="float" office:value="0.400999784469604" calcext:value-type="float">
            <text:p>0.40099978446960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6.443" calcext:value-type="float">
            <text:p>1739056576.443</text:p>
          </table:table-cell>
          <table:table-cell office:value-type="float" office:value="1739056577.474" calcext:value-type="float">
            <text:p>1739056577.4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5]-[.A175]" office:value-type="float" office:value="1.03099989891052" calcext:value-type="float">
            <text:p>1.03099989891052</text:p>
          </table:table-cell>
          <table:table-cell/>
          <table:table-cell table:formula="of:=[.H175]-[.$H$373]" office:value-type="float" office:value="0.45799970626831" calcext:value-type="float">
            <text:p>0.4579997062683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7.443" calcext:value-type="float">
            <text:p>1739056577.443</text:p>
          </table:table-cell>
          <table:table-cell office:value-type="float" office:value="1739056578.517" calcext:value-type="float">
            <text:p>1739056578.5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6]-[.A176]" office:value-type="float" office:value="1.07399988174438" calcext:value-type="float">
            <text:p>1.07399988174438</text:p>
          </table:table-cell>
          <table:table-cell/>
          <table:table-cell table:formula="of:=[.H176]-[.$H$373]" office:value-type="float" office:value="0.500999689102173" calcext:value-type="float">
            <text:p>0.50099968910217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8.543" calcext:value-type="float">
            <text:p>1739056578.543</text:p>
          </table:table-cell>
          <table:table-cell office:value-type="float" office:value="1739056579.54" calcext:value-type="float">
            <text:p>1739056579.5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7]-[.A177]" office:value-type="float" office:value="0.996999979019165" calcext:value-type="float">
            <text:p>0.996999979019165</text:p>
          </table:table-cell>
          <table:table-cell/>
          <table:table-cell table:formula="of:=[.H177]-[.$H$373]" office:value-type="float" office:value="0.423999786376953" calcext:value-type="float">
            <text:p>0.42399978637695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79.509" calcext:value-type="float">
            <text:p>1739056579.509</text:p>
          </table:table-cell>
          <table:table-cell office:value-type="float" office:value="1739056580.537" calcext:value-type="float">
            <text:p>1739056580.5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8]-[.A178]" office:value-type="float" office:value="1.02799987792969" calcext:value-type="float">
            <text:p>1.02799987792969</text:p>
          </table:table-cell>
          <table:table-cell/>
          <table:table-cell table:formula="of:=[.H178]-[.$H$373]" office:value-type="float" office:value="0.454999685287475" calcext:value-type="float">
            <text:p>0.45499968528747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0.576" calcext:value-type="float">
            <text:p>1739056580.576</text:p>
          </table:table-cell>
          <table:table-cell office:value-type="float" office:value="1739056581.477" calcext:value-type="float">
            <text:p>1739056581.47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79]-[.A179]" office:value-type="float" office:value="0.901000022888184" calcext:value-type="float">
            <text:p>0.901000022888184</text:p>
          </table:table-cell>
          <table:table-cell/>
          <table:table-cell table:formula="of:=[.H179]-[.$H$373]" office:value-type="float" office:value="0.327999830245972" calcext:value-type="float">
            <text:p>0.32799983024597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1.609" calcext:value-type="float">
            <text:p>1739056581.609</text:p>
          </table:table-cell>
          <table:table-cell office:value-type="float" office:value="1739056582.493" calcext:value-type="float">
            <text:p>1739056582.4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0]-[.A180]" office:value-type="float" office:value="0.884000062942505" calcext:value-type="float">
            <text:p>0.884000062942505</text:p>
          </table:table-cell>
          <table:table-cell/>
          <table:table-cell table:formula="of:=[.H180]-[.$H$373]" office:value-type="float" office:value="0.310999870300293" calcext:value-type="float">
            <text:p>0.31099987030029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2.509" calcext:value-type="float">
            <text:p>1739056582.509</text:p>
          </table:table-cell>
          <table:table-cell office:value-type="float" office:value="1739056583.503" calcext:value-type="float">
            <text:p>1739056583.5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1]-[.A181]" office:value-type="float" office:value="0.99399995803833" calcext:value-type="float">
            <text:p>0.99399995803833</text:p>
          </table:table-cell>
          <table:table-cell/>
          <table:table-cell table:formula="of:=[.H181]-[.$H$373]" office:value-type="float" office:value="0.420999765396118" calcext:value-type="float">
            <text:p>0.42099976539611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2.543" calcext:value-type="float">
            <text:p>1739056582.543</text:p>
          </table:table-cell>
          <table:table-cell office:value-type="float" office:value="1739056583.799" calcext:value-type="float">
            <text:p>1739056583.79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2]-[.A182]" office:value-type="float" office:value="1.25600004196167" calcext:value-type="float">
            <text:p>1.25600004196167</text:p>
          </table:table-cell>
          <table:table-cell/>
          <table:table-cell table:formula="of:=[.H182]-[.$H$373]" office:value-type="float" office:value="0.682999849319458" calcext:value-type="float">
            <text:p>0.68299984931945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3.543" calcext:value-type="float">
            <text:p>1739056583.543</text:p>
          </table:table-cell>
          <table:table-cell office:value-type="float" office:value="1739056584.494" calcext:value-type="float">
            <text:p>1739056584.4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3]-[.A183]" office:value-type="float" office:value="0.950999975204468" calcext:value-type="float">
            <text:p>0.950999975204468</text:p>
          </table:table-cell>
          <table:table-cell/>
          <table:table-cell table:formula="of:=[.H183]-[.$H$373]" office:value-type="float" office:value="0.377999782562256" calcext:value-type="float">
            <text:p>0.37799978256225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3.576" calcext:value-type="float">
            <text:p>1739056583.576</text:p>
          </table:table-cell>
          <table:table-cell office:value-type="float" office:value="1739056584.793" calcext:value-type="float">
            <text:p>1739056584.7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4]-[.A184]" office:value-type="float" office:value="1.21700000762939" calcext:value-type="float">
            <text:p>1.21700000762939</text:p>
          </table:table-cell>
          <table:table-cell/>
          <table:table-cell table:formula="of:=[.H184]-[.$H$373]" office:value-type="float" office:value="0.643999814987182" calcext:value-type="float">
            <text:p>0.64399981498718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4.609" calcext:value-type="float">
            <text:p>1739056584.609</text:p>
          </table:table-cell>
          <table:table-cell office:value-type="float" office:value="1739056585.506" calcext:value-type="float">
            <text:p>1739056585.5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5]-[.A185]" office:value-type="float" office:value="0.897000074386597" calcext:value-type="float">
            <text:p>0.897000074386597</text:p>
          </table:table-cell>
          <table:table-cell/>
          <table:table-cell table:formula="of:=[.H185]-[.$H$373]" office:value-type="float" office:value="0.323999881744385" calcext:value-type="float">
            <text:p>0.32399988174438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5.576" calcext:value-type="float">
            <text:p>1739056585.576</text:p>
          </table:table-cell>
          <table:table-cell office:value-type="float" office:value="1739056586.514" calcext:value-type="float">
            <text:p>1739056586.51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6]-[.A186]" office:value-type="float" office:value="0.937999963760376" calcext:value-type="float">
            <text:p>0.937999963760376</text:p>
          </table:table-cell>
          <table:table-cell/>
          <table:table-cell table:formula="of:=[.H186]-[.$H$373]" office:value-type="float" office:value="0.364999771118164" calcext:value-type="float">
            <text:p>0.36499977111816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6.476" calcext:value-type="float">
            <text:p>1739056586.476</text:p>
          </table:table-cell>
          <table:table-cell office:value-type="float" office:value="1739056587.54" calcext:value-type="float">
            <text:p>1739056587.5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7]-[.A187]" office:value-type="float" office:value="1.06399989128113" calcext:value-type="float">
            <text:p>1.06399989128113</text:p>
          </table:table-cell>
          <table:table-cell/>
          <table:table-cell table:formula="of:=[.H187]-[.$H$373]" office:value-type="float" office:value="0.490999698638916" calcext:value-type="float">
            <text:p>0.49099969863891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7.576" calcext:value-type="float">
            <text:p>1739056587.576</text:p>
          </table:table-cell>
          <table:table-cell office:value-type="float" office:value="1739056588.511" calcext:value-type="float">
            <text:p>1739056588.5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8]-[.A188]" office:value-type="float" office:value="0.934999942779541" calcext:value-type="float">
            <text:p>0.934999942779541</text:p>
          </table:table-cell>
          <table:table-cell/>
          <table:table-cell table:formula="of:=[.H188]-[.$H$373]" office:value-type="float" office:value="0.361999750137329" calcext:value-type="float">
            <text:p>0.36199975013732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8.543" calcext:value-type="float">
            <text:p>1739056588.543</text:p>
          </table:table-cell>
          <table:table-cell office:value-type="float" office:value="1739056589.61" calcext:value-type="float">
            <text:p>1739056589.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89]-[.A189]" office:value-type="float" office:value="1.06699991226196" calcext:value-type="float">
            <text:p>1.06699991226196</text:p>
          </table:table-cell>
          <table:table-cell/>
          <table:table-cell table:formula="of:=[.H189]-[.$H$373]" office:value-type="float" office:value="0.493999719619751" calcext:value-type="float">
            <text:p>0.49399971961975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89.676" calcext:value-type="float">
            <text:p>1739056589.676</text:p>
          </table:table-cell>
          <table:table-cell office:value-type="float" office:value="1739056590.552" calcext:value-type="float">
            <text:p>1739056590.5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0]-[.A190]" office:value-type="float" office:value="0.875999927520752" calcext:value-type="float">
            <text:p>0.875999927520752</text:p>
          </table:table-cell>
          <table:table-cell/>
          <table:table-cell table:formula="of:=[.H190]-[.$H$373]" office:value-type="float" office:value="0.30299973487854" calcext:value-type="float">
            <text:p>0.3029997348785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0.576" calcext:value-type="float">
            <text:p>1739056590.576</text:p>
          </table:table-cell>
          <table:table-cell office:value-type="float" office:value="1739056591.522" calcext:value-type="float">
            <text:p>1739056591.52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1]-[.A191]" office:value-type="float" office:value="0.946000099182129" calcext:value-type="float">
            <text:p>0.946000099182129</text:p>
          </table:table-cell>
          <table:table-cell/>
          <table:table-cell table:formula="of:=[.H191]-[.$H$373]" office:value-type="float" office:value="0.372999906539917" calcext:value-type="float">
            <text:p>0.37299990653991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1.643" calcext:value-type="float">
            <text:p>1739056591.643</text:p>
          </table:table-cell>
          <table:table-cell office:value-type="float" office:value="1739056592.541" calcext:value-type="float">
            <text:p>1739056592.5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2]-[.A192]" office:value-type="float" office:value="0.898000001907349" calcext:value-type="float">
            <text:p>0.898000001907349</text:p>
          </table:table-cell>
          <table:table-cell/>
          <table:table-cell table:formula="of:=[.H192]-[.$H$373]" office:value-type="float" office:value="0.324999809265137" calcext:value-type="float">
            <text:p>0.32499980926513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2.576" calcext:value-type="float">
            <text:p>1739056592.576</text:p>
          </table:table-cell>
          <table:table-cell office:value-type="float" office:value="1739056593.526" calcext:value-type="float">
            <text:p>1739056593.52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3]-[.A193]" office:value-type="float" office:value="0.950000047683716" calcext:value-type="float">
            <text:p>0.950000047683716</text:p>
          </table:table-cell>
          <table:table-cell/>
          <table:table-cell table:formula="of:=[.H193]-[.$H$373]" office:value-type="float" office:value="0.376999855041504" calcext:value-type="float">
            <text:p>0.37699985504150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3.576" calcext:value-type="float">
            <text:p>1739056593.576</text:p>
          </table:table-cell>
          <table:table-cell office:value-type="float" office:value="1739056594.535" calcext:value-type="float">
            <text:p>1739056594.53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4]-[.A194]" office:value-type="float" office:value="0.959000110626221" calcext:value-type="float">
            <text:p>0.959000110626221</text:p>
          </table:table-cell>
          <table:table-cell/>
          <table:table-cell table:formula="of:=[.H194]-[.$H$373]" office:value-type="float" office:value="0.385999917984009" calcext:value-type="float">
            <text:p>0.38599991798400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4.676" calcext:value-type="float">
            <text:p>1739056594.676</text:p>
          </table:table-cell>
          <table:table-cell office:value-type="float" office:value="1739056595.52" calcext:value-type="float">
            <text:p>1739056595.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5]-[.A195]" office:value-type="float" office:value="0.843999862670898" calcext:value-type="float">
            <text:p>0.843999862670898</text:p>
          </table:table-cell>
          <table:table-cell/>
          <table:table-cell table:formula="of:=[.H195]-[.$H$373]" office:value-type="float" office:value="0.270999670028686" calcext:value-type="float">
            <text:p>0.27099967002868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5.576" calcext:value-type="float">
            <text:p>1739056595.576</text:p>
          </table:table-cell>
          <table:table-cell office:value-type="float" office:value="1739056596.59" calcext:value-type="float">
            <text:p>1739056596.5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6]-[.A196]" office:value-type="float" office:value="1.01399993896484" calcext:value-type="float">
            <text:p>1.01399993896484</text:p>
          </table:table-cell>
          <table:table-cell/>
          <table:table-cell table:formula="of:=[.H196]-[.$H$373]" office:value-type="float" office:value="0.440999746322632" calcext:value-type="float">
            <text:p>0.4409997463226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5.643" calcext:value-type="float">
            <text:p>1739056595.643</text:p>
          </table:table-cell>
          <table:table-cell office:value-type="float" office:value="1739056596.827" calcext:value-type="float">
            <text:p>1739056596.8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7]-[.A197]" office:value-type="float" office:value="1.18400001525879" calcext:value-type="float">
            <text:p>1.18400001525879</text:p>
          </table:table-cell>
          <table:table-cell/>
          <table:table-cell table:formula="of:=[.H197]-[.$H$373]" office:value-type="float" office:value="0.610999822616577" calcext:value-type="float">
            <text:p>0.61099982261657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6.709" calcext:value-type="float">
            <text:p>1739056596.709</text:p>
          </table:table-cell>
          <table:table-cell office:value-type="float" office:value="1739056597.558" calcext:value-type="float">
            <text:p>1739056597.5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8]-[.A198]" office:value-type="float" office:value="0.848999977111816" calcext:value-type="float">
            <text:p>0.848999977111816</text:p>
          </table:table-cell>
          <table:table-cell/>
          <table:table-cell table:formula="of:=[.H198]-[.$H$373]" office:value-type="float" office:value="0.275999784469604" calcext:value-type="float">
            <text:p>0.27599978446960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7.609" calcext:value-type="float">
            <text:p>1739056597.609</text:p>
          </table:table-cell>
          <table:table-cell office:value-type="float" office:value="1739056598.553" calcext:value-type="float">
            <text:p>1739056598.55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199]-[.A199]" office:value-type="float" office:value="0.944000005722046" calcext:value-type="float">
            <text:p>0.944000005722046</text:p>
          </table:table-cell>
          <table:table-cell/>
          <table:table-cell table:formula="of:=[.H199]-[.$H$373]" office:value-type="float" office:value="0.370999813079834" calcext:value-type="float">
            <text:p>0.37099981307983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8.609" calcext:value-type="float">
            <text:p>1739056598.609</text:p>
          </table:table-cell>
          <table:table-cell office:value-type="float" office:value="1739056599.55" calcext:value-type="float">
            <text:p>1739056599.5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0]-[.A200]" office:value-type="float" office:value="0.940999984741211" calcext:value-type="float">
            <text:p>0.940999984741211</text:p>
          </table:table-cell>
          <table:table-cell/>
          <table:table-cell table:formula="of:=[.H200]-[.$H$373]" office:value-type="float" office:value="0.367999792098999" calcext:value-type="float">
            <text:p>0.36799979209899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599.643" calcext:value-type="float">
            <text:p>1739056599.643</text:p>
          </table:table-cell>
          <table:table-cell office:value-type="float" office:value="1739056600.578" calcext:value-type="float">
            <text:p>1739056600.5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1]-[.A201]" office:value-type="float" office:value="0.93500018119812" calcext:value-type="float">
            <text:p>0.93500018119812</text:p>
          </table:table-cell>
          <table:table-cell/>
          <table:table-cell table:formula="of:=[.H201]-[.$H$373]" office:value-type="float" office:value="0.361999988555908" calcext:value-type="float">
            <text:p>0.36199998855590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0.576" calcext:value-type="float">
            <text:p>1739056600.576</text:p>
          </table:table-cell>
          <table:table-cell office:value-type="float" office:value="1739056601.56" calcext:value-type="float">
            <text:p>1739056601.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2]-[.A202]" office:value-type="float" office:value="0.983999967575073" calcext:value-type="float">
            <text:p>0.983999967575073</text:p>
          </table:table-cell>
          <table:table-cell/>
          <table:table-cell table:formula="of:=[.H202]-[.$H$373]" office:value-type="float" office:value="0.410999774932861" calcext:value-type="float">
            <text:p>0.41099977493286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1.576" calcext:value-type="float">
            <text:p>1739056601.576</text:p>
          </table:table-cell>
          <table:table-cell office:value-type="float" office:value="1739056602.567" calcext:value-type="float">
            <text:p>1739056602.5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3]-[.A203]" office:value-type="float" office:value="0.990999937057495" calcext:value-type="float">
            <text:p>0.990999937057495</text:p>
          </table:table-cell>
          <table:table-cell/>
          <table:table-cell table:formula="of:=[.H203]-[.$H$373]" office:value-type="float" office:value="0.417999744415283" calcext:value-type="float">
            <text:p>0.41799974441528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2.609" calcext:value-type="float">
            <text:p>1739056602.609</text:p>
          </table:table-cell>
          <table:table-cell office:value-type="float" office:value="1739056603.549" calcext:value-type="float">
            <text:p>1739056603.5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4]-[.A204]" office:value-type="float" office:value="0.940000057220459" calcext:value-type="float">
            <text:p>0.940000057220459</text:p>
          </table:table-cell>
          <table:table-cell/>
          <table:table-cell table:formula="of:=[.H204]-[.$H$373]" office:value-type="float" office:value="0.366999864578247" calcext:value-type="float">
            <text:p>0.36699986457824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3.576" calcext:value-type="float">
            <text:p>1739056603.576</text:p>
          </table:table-cell>
          <table:table-cell office:value-type="float" office:value="1739056604.562" calcext:value-type="float">
            <text:p>1739056604.56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5]-[.A205]" office:value-type="float" office:value="0.986000061035156" calcext:value-type="float">
            <text:p>0.986000061035156</text:p>
          </table:table-cell>
          <table:table-cell/>
          <table:table-cell table:formula="of:=[.H205]-[.$H$373]" office:value-type="float" office:value="0.412999868392944" calcext:value-type="float">
            <text:p>0.41299986839294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4.643" calcext:value-type="float">
            <text:p>1739056604.643</text:p>
          </table:table-cell>
          <table:table-cell office:value-type="float" office:value="1739056605.571" calcext:value-type="float">
            <text:p>1739056605.5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6]-[.A206]" office:value-type="float" office:value="0.928000211715698" calcext:value-type="float">
            <text:p>0.928000211715698</text:p>
          </table:table-cell>
          <table:table-cell/>
          <table:table-cell table:formula="of:=[.H206]-[.$H$373]" office:value-type="float" office:value="0.355000019073486" calcext:value-type="float">
            <text:p>0.35500001907348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5.543" calcext:value-type="float">
            <text:p>1739056605.543</text:p>
          </table:table-cell>
          <table:table-cell office:value-type="float" office:value="1739056606.566" calcext:value-type="float">
            <text:p>1739056606.56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7]-[.A207]" office:value-type="float" office:value="1.02300000190735" calcext:value-type="float">
            <text:p>1.02300000190735</text:p>
          </table:table-cell>
          <table:table-cell/>
          <table:table-cell table:formula="of:=[.H207]-[.$H$373]" office:value-type="float" office:value="0.449999809265137" calcext:value-type="float">
            <text:p>0.44999980926513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5.609" calcext:value-type="float">
            <text:p>1739056605.609</text:p>
          </table:table-cell>
          <table:table-cell office:value-type="float" office:value="1739056606.862" calcext:value-type="float">
            <text:p>1739056606.86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8]-[.A208]" office:value-type="float" office:value="1.25300002098084" calcext:value-type="float">
            <text:p>1.25300002098084</text:p>
          </table:table-cell>
          <table:table-cell/>
          <table:table-cell table:formula="of:=[.H208]-[.$H$373]" office:value-type="float" office:value="0.679999828338623" calcext:value-type="float">
            <text:p>0.67999982833862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6.643" calcext:value-type="float">
            <text:p>1739056606.643</text:p>
          </table:table-cell>
          <table:table-cell office:value-type="float" office:value="1739056607.57" calcext:value-type="float">
            <text:p>1739056607.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09]-[.A209]" office:value-type="float" office:value="0.927000045776367" calcext:value-type="float">
            <text:p>0.927000045776367</text:p>
          </table:table-cell>
          <table:table-cell/>
          <table:table-cell table:formula="of:=[.H209]-[.$H$373]" office:value-type="float" office:value="0.353999853134155" calcext:value-type="float">
            <text:p>0.35399985313415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7.643" calcext:value-type="float">
            <text:p>1739056607.643</text:p>
          </table:table-cell>
          <table:table-cell office:value-type="float" office:value="1739056608.583" calcext:value-type="float">
            <text:p>1739056608.5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0]-[.A210]" office:value-type="float" office:value="0.940000057220459" calcext:value-type="float">
            <text:p>0.940000057220459</text:p>
          </table:table-cell>
          <table:table-cell/>
          <table:table-cell table:formula="of:=[.H210]-[.$H$373]" office:value-type="float" office:value="0.366999864578247" calcext:value-type="float">
            <text:p>0.36699986457824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8.609" calcext:value-type="float">
            <text:p>1739056608.609</text:p>
          </table:table-cell>
          <table:table-cell office:value-type="float" office:value="1739056609.571" calcext:value-type="float">
            <text:p>1739056609.5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1]-[.A211]" office:value-type="float" office:value="0.962000131607056" calcext:value-type="float">
            <text:p>0.962000131607056</text:p>
          </table:table-cell>
          <table:table-cell/>
          <table:table-cell table:formula="of:=[.H211]-[.$H$373]" office:value-type="float" office:value="0.388999938964844" calcext:value-type="float">
            <text:p>0.38899993896484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09.176" calcext:value-type="float">
            <text:p>1739056609.176</text:p>
          </table:table-cell>
          <table:table-cell office:value-type="float" office:value="1739056610.578" calcext:value-type="float">
            <text:p>1739056610.5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2]-[.A212]" office:value-type="float" office:value="1.40199995040894" calcext:value-type="float">
            <text:p>1.40199995040894</text:p>
          </table:table-cell>
          <table:table-cell/>
          <table:table-cell table:formula="of:=[.H212]-[.$H$373]" office:value-type="float" office:value="0.828999757766723" calcext:value-type="float">
            <text:p>0.82899975776672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0.643" calcext:value-type="float">
            <text:p>1739056610.643</text:p>
          </table:table-cell>
          <table:table-cell office:value-type="float" office:value="1739056611.581" calcext:value-type="float">
            <text:p>1739056611.58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3]-[.A213]" office:value-type="float" office:value="0.938000202178955" calcext:value-type="float">
            <text:p>0.938000202178955</text:p>
          </table:table-cell>
          <table:table-cell/>
          <table:table-cell table:formula="of:=[.H213]-[.$H$373]" office:value-type="float" office:value="0.365000009536743" calcext:value-type="float">
            <text:p>0.36500000953674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1.743" calcext:value-type="float">
            <text:p>1739056611.743</text:p>
          </table:table-cell>
          <table:table-cell office:value-type="float" office:value="1739056612.645" calcext:value-type="float">
            <text:p>1739056612.6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4]-[.A214]" office:value-type="float" office:value="0.901999950408936" calcext:value-type="float">
            <text:p>0.901999950408936</text:p>
          </table:table-cell>
          <table:table-cell/>
          <table:table-cell table:formula="of:=[.H214]-[.$H$373]" office:value-type="float" office:value="0.328999757766723" calcext:value-type="float">
            <text:p>0.32899975776672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2.676" calcext:value-type="float">
            <text:p>1739056612.676</text:p>
          </table:table-cell>
          <table:table-cell office:value-type="float" office:value="1739056613.589" calcext:value-type="float">
            <text:p>1739056613.58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5]-[.A215]" office:value-type="float" office:value="0.912999868392944" calcext:value-type="float">
            <text:p>0.912999868392944</text:p>
          </table:table-cell>
          <table:table-cell/>
          <table:table-cell table:formula="of:=[.H215]-[.$H$373]" office:value-type="float" office:value="0.339999675750732" calcext:value-type="float">
            <text:p>0.3399996757507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3.676" calcext:value-type="float">
            <text:p>1739056613.676</text:p>
          </table:table-cell>
          <table:table-cell office:value-type="float" office:value="1739056614.604" calcext:value-type="float">
            <text:p>1739056614.6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6]-[.A216]" office:value-type="float" office:value="0.927999973297119" calcext:value-type="float">
            <text:p>0.927999973297119</text:p>
          </table:table-cell>
          <table:table-cell/>
          <table:table-cell table:formula="of:=[.H216]-[.$H$373]" office:value-type="float" office:value="0.354999780654907" calcext:value-type="float">
            <text:p>0.35499978065490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4.676" calcext:value-type="float">
            <text:p>1739056614.676</text:p>
          </table:table-cell>
          <table:table-cell office:value-type="float" office:value="1739056615.604" calcext:value-type="float">
            <text:p>1739056615.60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7]-[.A217]" office:value-type="float" office:value="0.927999973297119" calcext:value-type="float">
            <text:p>0.927999973297119</text:p>
          </table:table-cell>
          <table:table-cell/>
          <table:table-cell table:formula="of:=[.H217]-[.$H$373]" office:value-type="float" office:value="0.354999780654907" calcext:value-type="float">
            <text:p>0.35499978065490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5.676" calcext:value-type="float">
            <text:p>1739056615.676</text:p>
          </table:table-cell>
          <table:table-cell office:value-type="float" office:value="1739056616.647" calcext:value-type="float">
            <text:p>1739056616.6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8]-[.A218]" office:value-type="float" office:value="0.970999956130981" calcext:value-type="float">
            <text:p>0.970999956130981</text:p>
          </table:table-cell>
          <table:table-cell/>
          <table:table-cell table:formula="of:=[.H218]-[.$H$373]" office:value-type="float" office:value="0.397999763488769" calcext:value-type="float">
            <text:p>0.39799976348876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6.676" calcext:value-type="float">
            <text:p>1739056616.676</text:p>
          </table:table-cell>
          <table:table-cell office:value-type="float" office:value="1739056617.724" calcext:value-type="float">
            <text:p>1739056617.72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19]-[.A219]" office:value-type="float" office:value="1.0479998588562" calcext:value-type="float">
            <text:p>1.0479998588562</text:p>
          </table:table-cell>
          <table:table-cell/>
          <table:table-cell table:formula="of:=[.H219]-[.$H$373]" office:value-type="float" office:value="0.474999666213989" calcext:value-type="float">
            <text:p>0.47499966621398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7.643" calcext:value-type="float">
            <text:p>1739056617.643</text:p>
          </table:table-cell>
          <table:table-cell office:value-type="float" office:value="1739056618.595" calcext:value-type="float">
            <text:p>1739056618.5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0]-[.A220]" office:value-type="float" office:value="0.952000141143799" calcext:value-type="float">
            <text:p>0.952000141143799</text:p>
          </table:table-cell>
          <table:table-cell/>
          <table:table-cell table:formula="of:=[.H220]-[.$H$373]" office:value-type="float" office:value="0.378999948501587" calcext:value-type="float">
            <text:p>0.37899994850158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8.643" calcext:value-type="float">
            <text:p>1739056618.643</text:p>
          </table:table-cell>
          <table:table-cell office:value-type="float" office:value="1739056619.596" calcext:value-type="float">
            <text:p>1739056619.59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1]-[.A221]" office:value-type="float" office:value="0.953000068664551" calcext:value-type="float">
            <text:p>0.953000068664551</text:p>
          </table:table-cell>
          <table:table-cell/>
          <table:table-cell table:formula="of:=[.H221]-[.$H$373]" office:value-type="float" office:value="0.379999876022339" calcext:value-type="float">
            <text:p>0.37999987602233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19.709" calcext:value-type="float">
            <text:p>1739056619.709</text:p>
          </table:table-cell>
          <table:table-cell office:value-type="float" office:value="1739056620.61" calcext:value-type="float">
            <text:p>1739056620.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2]-[.A222]" office:value-type="float" office:value="0.900999784469605" calcext:value-type="float">
            <text:p>0.900999784469605</text:p>
          </table:table-cell>
          <table:table-cell/>
          <table:table-cell table:formula="of:=[.H222]-[.$H$373]" office:value-type="float" office:value="0.327999591827392" calcext:value-type="float">
            <text:p>0.32799959182739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0.643" calcext:value-type="float">
            <text:p>1739056620.643</text:p>
          </table:table-cell>
          <table:table-cell office:value-type="float" office:value="1739056621.594" calcext:value-type="float">
            <text:p>1739056621.5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3]-[.A223]" office:value-type="float" office:value="0.951000213623047" calcext:value-type="float">
            <text:p>0.951000213623047</text:p>
          </table:table-cell>
          <table:table-cell/>
          <table:table-cell table:formula="of:=[.H223]-[.$H$373]" office:value-type="float" office:value="0.378000020980835" calcext:value-type="float">
            <text:p>0.37800002098083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1.71" calcext:value-type="float">
            <text:p>1739056621.71</text:p>
          </table:table-cell>
          <table:table-cell office:value-type="float" office:value="1739056622.706" calcext:value-type="float">
            <text:p>1739056622.7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4]-[.A224]" office:value-type="float" office:value="0.996000051498413" calcext:value-type="float">
            <text:p>0.996000051498413</text:p>
          </table:table-cell>
          <table:table-cell/>
          <table:table-cell table:formula="of:=[.H224]-[.$H$373]" office:value-type="float" office:value="0.422999858856201" calcext:value-type="float">
            <text:p>0.42299985885620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2.676" calcext:value-type="float">
            <text:p>1739056622.676</text:p>
          </table:table-cell>
          <table:table-cell office:value-type="float" office:value="1739056623.608" calcext:value-type="float">
            <text:p>1739056623.60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5]-[.A225]" office:value-type="float" office:value="0.931999921798706" calcext:value-type="float">
            <text:p>0.931999921798706</text:p>
          </table:table-cell>
          <table:table-cell/>
          <table:table-cell table:formula="of:=[.H225]-[.$H$373]" office:value-type="float" office:value="0.358999729156494" calcext:value-type="float">
            <text:p>0.35899972915649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3.676" calcext:value-type="float">
            <text:p>1739056623.676</text:p>
          </table:table-cell>
          <table:table-cell office:value-type="float" office:value="1739056624.606" calcext:value-type="float">
            <text:p>1739056624.6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6]-[.A226]" office:value-type="float" office:value="0.929999828338623" calcext:value-type="float">
            <text:p>0.929999828338623</text:p>
          </table:table-cell>
          <table:table-cell/>
          <table:table-cell table:formula="of:=[.H226]-[.$H$373]" office:value-type="float" office:value="0.356999635696411" calcext:value-type="float">
            <text:p>0.35699963569641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4.71" calcext:value-type="float">
            <text:p>1739056624.71</text:p>
          </table:table-cell>
          <table:table-cell office:value-type="float" office:value="1739056625.621" calcext:value-type="float">
            <text:p>1739056625.62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7]-[.A227]" office:value-type="float" office:value="0.91100001335144" calcext:value-type="float">
            <text:p>0.91100001335144</text:p>
          </table:table-cell>
          <table:table-cell/>
          <table:table-cell table:formula="of:=[.H227]-[.$H$373]" office:value-type="float" office:value="0.337999820709228" calcext:value-type="float">
            <text:p>0.33799982070922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5.676" calcext:value-type="float">
            <text:p>1739056625.676</text:p>
          </table:table-cell>
          <table:table-cell office:value-type="float" office:value="1739056626.61" calcext:value-type="float">
            <text:p>1739056626.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8]-[.A228]" office:value-type="float" office:value="0.93399977684021" calcext:value-type="float">
            <text:p>0.93399977684021</text:p>
          </table:table-cell>
          <table:table-cell/>
          <table:table-cell table:formula="of:=[.H228]-[.$H$373]" office:value-type="float" office:value="0.360999584197998" calcext:value-type="float">
            <text:p>0.36099958419799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6.71" calcext:value-type="float">
            <text:p>1739056626.71</text:p>
          </table:table-cell>
          <table:table-cell office:value-type="float" office:value="1739056627.615" calcext:value-type="float">
            <text:p>1739056627.6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29]-[.A229]" office:value-type="float" office:value="0.904999971389771" calcext:value-type="float">
            <text:p>0.904999971389771</text:p>
          </table:table-cell>
          <table:table-cell/>
          <table:table-cell table:formula="of:=[.H229]-[.$H$373]" office:value-type="float" office:value="0.331999778747558" calcext:value-type="float">
            <text:p>0.33199977874755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7.676" calcext:value-type="float">
            <text:p>1739056627.676</text:p>
          </table:table-cell>
          <table:table-cell office:value-type="float" office:value="1739056628.607" calcext:value-type="float">
            <text:p>1739056628.60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0]-[.A230]" office:value-type="float" office:value="0.930999994277954" calcext:value-type="float">
            <text:p>0.930999994277954</text:p>
          </table:table-cell>
          <table:table-cell/>
          <table:table-cell table:formula="of:=[.H230]-[.$H$373]" office:value-type="float" office:value="0.357999801635742" calcext:value-type="float">
            <text:p>0.35799980163574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8.71" calcext:value-type="float">
            <text:p>1739056628.71</text:p>
          </table:table-cell>
          <table:table-cell office:value-type="float" office:value="1739056629.642" calcext:value-type="float">
            <text:p>1739056629.64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1]-[.A231]" office:value-type="float" office:value="0.931999921798706" calcext:value-type="float">
            <text:p>0.931999921798706</text:p>
          </table:table-cell>
          <table:table-cell/>
          <table:table-cell table:formula="of:=[.H231]-[.$H$373]" office:value-type="float" office:value="0.358999729156494" calcext:value-type="float">
            <text:p>0.35899972915649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29.743" calcext:value-type="float">
            <text:p>1739056629.743</text:p>
          </table:table-cell>
          <table:table-cell office:value-type="float" office:value="1739056630.628" calcext:value-type="float">
            <text:p>1739056630.6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2]-[.A232]" office:value-type="float" office:value="0.884999990463257" calcext:value-type="float">
            <text:p>0.884999990463257</text:p>
          </table:table-cell>
          <table:table-cell/>
          <table:table-cell table:formula="of:=[.H232]-[.$H$373]" office:value-type="float" office:value="0.311999797821045" calcext:value-type="float">
            <text:p>0.31199979782104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0.676" calcext:value-type="float">
            <text:p>1739056630.676</text:p>
          </table:table-cell>
          <table:table-cell office:value-type="float" office:value="1739056631.641" calcext:value-type="float">
            <text:p>1739056631.6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3]-[.A233]" office:value-type="float" office:value="0.964999914169312" calcext:value-type="float">
            <text:p>0.964999914169312</text:p>
          </table:table-cell>
          <table:table-cell/>
          <table:table-cell table:formula="of:=[.H233]-[.$H$373]" office:value-type="float" office:value="0.391999721527099" calcext:value-type="float">
            <text:p>0.39199972152709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1.676" calcext:value-type="float">
            <text:p>1739056631.676</text:p>
          </table:table-cell>
          <table:table-cell office:value-type="float" office:value="1739056632.649" calcext:value-type="float">
            <text:p>1739056632.64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4]-[.A234]" office:value-type="float" office:value="0.972999811172485" calcext:value-type="float">
            <text:p>0.972999811172485</text:p>
          </table:table-cell>
          <table:table-cell/>
          <table:table-cell table:formula="of:=[.H234]-[.$H$373]" office:value-type="float" office:value="0.399999618530273" calcext:value-type="float">
            <text:p>0.39999961853027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2.71" calcext:value-type="float">
            <text:p>1739056632.71</text:p>
          </table:table-cell>
          <table:table-cell office:value-type="float" office:value="1739056633.63" calcext:value-type="float">
            <text:p>1739056633.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5]-[.A235]" office:value-type="float" office:value="0.920000076293945" calcext:value-type="float">
            <text:p>0.920000076293945</text:p>
          </table:table-cell>
          <table:table-cell/>
          <table:table-cell table:formula="of:=[.H235]-[.$H$373]" office:value-type="float" office:value="0.346999883651733" calcext:value-type="float">
            <text:p>0.34699988365173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3.776" calcext:value-type="float">
            <text:p>1739056633.776</text:p>
          </table:table-cell>
          <table:table-cell office:value-type="float" office:value="1739056634.64" calcext:value-type="float">
            <text:p>1739056634.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6]-[.A236]" office:value-type="float" office:value="0.864000082015991" calcext:value-type="float">
            <text:p>0.864000082015991</text:p>
          </table:table-cell>
          <table:table-cell/>
          <table:table-cell table:formula="of:=[.H236]-[.$H$373]" office:value-type="float" office:value="0.290999889373779" calcext:value-type="float">
            <text:p>0.29099988937377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4.71" calcext:value-type="float">
            <text:p>1739056634.71</text:p>
          </table:table-cell>
          <table:table-cell office:value-type="float" office:value="1739056635.666" calcext:value-type="float">
            <text:p>1739056635.66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7]-[.A237]" office:value-type="float" office:value="0.955999851226807" calcext:value-type="float">
            <text:p>0.955999851226807</text:p>
          </table:table-cell>
          <table:table-cell/>
          <table:table-cell table:formula="of:=[.H237]-[.$H$373]" office:value-type="float" office:value="0.382999658584595" calcext:value-type="float">
            <text:p>0.38299965858459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5.71" calcext:value-type="float">
            <text:p>1739056635.71</text:p>
          </table:table-cell>
          <table:table-cell office:value-type="float" office:value="1739056636.737" calcext:value-type="float">
            <text:p>1739056636.7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8]-[.A238]" office:value-type="float" office:value="1.02699995040894" calcext:value-type="float">
            <text:p>1.02699995040894</text:p>
          </table:table-cell>
          <table:table-cell/>
          <table:table-cell table:formula="of:=[.H238]-[.$H$373]" office:value-type="float" office:value="0.453999757766723" calcext:value-type="float">
            <text:p>0.45399975776672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6.71" calcext:value-type="float">
            <text:p>1739056636.71</text:p>
          </table:table-cell>
          <table:table-cell office:value-type="float" office:value="1739056637.661" calcext:value-type="float">
            <text:p>1739056637.6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39]-[.A239]" office:value-type="float" office:value="0.950999975204468" calcext:value-type="float">
            <text:p>0.950999975204468</text:p>
          </table:table-cell>
          <table:table-cell/>
          <table:table-cell table:formula="of:=[.H239]-[.$H$373]" office:value-type="float" office:value="0.377999782562256" calcext:value-type="float">
            <text:p>0.37799978256225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7.81" calcext:value-type="float">
            <text:p>1739056637.81</text:p>
          </table:table-cell>
          <table:table-cell office:value-type="float" office:value="1739056638.667" calcext:value-type="float">
            <text:p>1739056638.6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0]-[.A240]" office:value-type="float" office:value="0.857000112533569" calcext:value-type="float">
            <text:p>0.857000112533569</text:p>
          </table:table-cell>
          <table:table-cell/>
          <table:table-cell table:formula="of:=[.H240]-[.$H$373]" office:value-type="float" office:value="0.283999919891357" calcext:value-type="float">
            <text:p>0.28399991989135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8.743" calcext:value-type="float">
            <text:p>1739056638.743</text:p>
          </table:table-cell>
          <table:table-cell office:value-type="float" office:value="1739056639.669" calcext:value-type="float">
            <text:p>1739056639.66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1]-[.A241]" office:value-type="float" office:value="0.925999879837036" calcext:value-type="float">
            <text:p>0.925999879837036</text:p>
          </table:table-cell>
          <table:table-cell/>
          <table:table-cell table:formula="of:=[.H241]-[.$H$373]" office:value-type="float" office:value="0.352999687194824" calcext:value-type="float">
            <text:p>0.35299968719482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39.81" calcext:value-type="float">
            <text:p>1739056639.81</text:p>
          </table:table-cell>
          <table:table-cell office:value-type="float" office:value="1739056640.676" calcext:value-type="float">
            <text:p>1739056640.6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2]-[.A242]" office:value-type="float" office:value="0.866000175476074" calcext:value-type="float">
            <text:p>0.866000175476074</text:p>
          </table:table-cell>
          <table:table-cell/>
          <table:table-cell table:formula="of:=[.H242]-[.$H$373]" office:value-type="float" office:value="0.292999982833862" calcext:value-type="float">
            <text:p>0.29299998283386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0.743" calcext:value-type="float">
            <text:p>1739056640.743</text:p>
          </table:table-cell>
          <table:table-cell office:value-type="float" office:value="1739056641.653" calcext:value-type="float">
            <text:p>1739056641.65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3]-[.A243]" office:value-type="float" office:value="0.910000085830689" calcext:value-type="float">
            <text:p>0.910000085830689</text:p>
          </table:table-cell>
          <table:table-cell/>
          <table:table-cell table:formula="of:=[.H243]-[.$H$373]" office:value-type="float" office:value="0.336999893188476" calcext:value-type="float">
            <text:p>0.33699989318847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1.776" calcext:value-type="float">
            <text:p>1739056641.776</text:p>
          </table:table-cell>
          <table:table-cell office:value-type="float" office:value="1739056642.661" calcext:value-type="float">
            <text:p>1739056642.6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4]-[.A244]" office:value-type="float" office:value="0.884999990463257" calcext:value-type="float">
            <text:p>0.884999990463257</text:p>
          </table:table-cell>
          <table:table-cell/>
          <table:table-cell table:formula="of:=[.H244]-[.$H$373]" office:value-type="float" office:value="0.311999797821045" calcext:value-type="float">
            <text:p>0.31199979782104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2.81" calcext:value-type="float">
            <text:p>1739056642.81</text:p>
          </table:table-cell>
          <table:table-cell office:value-type="float" office:value="1739056643.689" calcext:value-type="float">
            <text:p>1739056643.68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5]-[.A245]" office:value-type="float" office:value="0.878999948501587" calcext:value-type="float">
            <text:p>0.878999948501587</text:p>
          </table:table-cell>
          <table:table-cell/>
          <table:table-cell table:formula="of:=[.H245]-[.$H$373]" office:value-type="float" office:value="0.305999755859375" calcext:value-type="float">
            <text:p>0.30599975585937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3.81" calcext:value-type="float">
            <text:p>1739056643.81</text:p>
          </table:table-cell>
          <table:table-cell office:value-type="float" office:value="1739056644.662" calcext:value-type="float">
            <text:p>1739056644.66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6]-[.A246]" office:value-type="float" office:value="0.851999998092651" calcext:value-type="float">
            <text:p>0.851999998092651</text:p>
          </table:table-cell>
          <table:table-cell/>
          <table:table-cell table:formula="of:=[.H246]-[.$H$373]" office:value-type="float" office:value="0.278999805450439" calcext:value-type="float">
            <text:p>0.27899980545043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4.743" calcext:value-type="float">
            <text:p>1739056644.743</text:p>
          </table:table-cell>
          <table:table-cell office:value-type="float" office:value="1739056645.671" calcext:value-type="float">
            <text:p>1739056645.6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7]-[.A247]" office:value-type="float" office:value="0.927999973297119" calcext:value-type="float">
            <text:p>0.927999973297119</text:p>
          </table:table-cell>
          <table:table-cell/>
          <table:table-cell table:formula="of:=[.H247]-[.$H$373]" office:value-type="float" office:value="0.354999780654907" calcext:value-type="float">
            <text:p>0.35499978065490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5.81" calcext:value-type="float">
            <text:p>1739056645.81</text:p>
          </table:table-cell>
          <table:table-cell office:value-type="float" office:value="1739056646.671" calcext:value-type="float">
            <text:p>1739056646.67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8]-[.A248]" office:value-type="float" office:value="0.861000061035156" calcext:value-type="float">
            <text:p>0.861000061035156</text:p>
          </table:table-cell>
          <table:table-cell/>
          <table:table-cell table:formula="of:=[.H248]-[.$H$373]" office:value-type="float" office:value="0.287999868392944" calcext:value-type="float">
            <text:p>0.28799986839294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6.71" calcext:value-type="float">
            <text:p>1739056646.71</text:p>
          </table:table-cell>
          <table:table-cell office:value-type="float" office:value="1739056647.685" calcext:value-type="float">
            <text:p>1739056647.68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49]-[.A249]" office:value-type="float" office:value="0.974999904632568" calcext:value-type="float">
            <text:p>0.974999904632568</text:p>
          </table:table-cell>
          <table:table-cell/>
          <table:table-cell table:formula="of:=[.H249]-[.$H$373]" office:value-type="float" office:value="0.401999711990356" calcext:value-type="float">
            <text:p>0.40199971199035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7.81" calcext:value-type="float">
            <text:p>1739056647.81</text:p>
          </table:table-cell>
          <table:table-cell office:value-type="float" office:value="1739056648.682" calcext:value-type="float">
            <text:p>1739056648.6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0]-[.A250]" office:value-type="float" office:value="0.871999979019165" calcext:value-type="float">
            <text:p>0.871999979019165</text:p>
          </table:table-cell>
          <table:table-cell/>
          <table:table-cell table:formula="of:=[.H250]-[.$H$373]" office:value-type="float" office:value="0.298999786376953" calcext:value-type="float">
            <text:p>0.29899978637695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8.743" calcext:value-type="float">
            <text:p>1739056648.743</text:p>
          </table:table-cell>
          <table:table-cell office:value-type="float" office:value="1739056649.695" calcext:value-type="float">
            <text:p>1739056649.6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1]-[.A251]" office:value-type="float" office:value="0.95199990272522" calcext:value-type="float">
            <text:p>0.95199990272522</text:p>
          </table:table-cell>
          <table:table-cell/>
          <table:table-cell table:formula="of:=[.H251]-[.$H$373]" office:value-type="float" office:value="0.378999710083008" calcext:value-type="float">
            <text:p>0.37899971008300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49.743" calcext:value-type="float">
            <text:p>1739056649.743</text:p>
          </table:table-cell>
          <table:table-cell office:value-type="float" office:value="1739056650.687" calcext:value-type="float">
            <text:p>1739056650.68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2]-[.A252]" office:value-type="float" office:value="0.944000005722046" calcext:value-type="float">
            <text:p>0.944000005722046</text:p>
          </table:table-cell>
          <table:table-cell/>
          <table:table-cell table:formula="of:=[.H252]-[.$H$373]" office:value-type="float" office:value="0.370999813079834" calcext:value-type="float">
            <text:p>0.37099981307983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0.776" calcext:value-type="float">
            <text:p>1739056650.776</text:p>
          </table:table-cell>
          <table:table-cell office:value-type="float" office:value="1739056651.816" calcext:value-type="float">
            <text:p>1739056651.8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3]-[.A253]" office:value-type="float" office:value="1.03999996185303" calcext:value-type="float">
            <text:p>1.03999996185303</text:p>
          </table:table-cell>
          <table:table-cell/>
          <table:table-cell table:formula="of:=[.H253]-[.$H$373]" office:value-type="float" office:value="0.466999769210815" calcext:value-type="float">
            <text:p>0.46699976921081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1.776" calcext:value-type="float">
            <text:p>1739056651.776</text:p>
          </table:table-cell>
          <table:table-cell office:value-type="float" office:value="1739056652.723" calcext:value-type="float">
            <text:p>1739056652.7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4]-[.A254]" office:value-type="float" office:value="0.947000026702881" calcext:value-type="float">
            <text:p>0.947000026702881</text:p>
          </table:table-cell>
          <table:table-cell/>
          <table:table-cell table:formula="of:=[.H254]-[.$H$373]" office:value-type="float" office:value="0.373999834060669" calcext:value-type="float">
            <text:p>0.37399983406066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2.676" calcext:value-type="float">
            <text:p>1739056652.676</text:p>
          </table:table-cell>
          <table:table-cell office:value-type="float" office:value="1739056653.709" calcext:value-type="float">
            <text:p>1739056653.7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5]-[.A255]" office:value-type="float" office:value="1.03299999237061" calcext:value-type="float">
            <text:p>1.03299999237061</text:p>
          </table:table-cell>
          <table:table-cell/>
          <table:table-cell table:formula="of:=[.H255]-[.$H$373]" office:value-type="float" office:value="0.459999799728393" calcext:value-type="float">
            <text:p>0.45999979972839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3.776" calcext:value-type="float">
            <text:p>1739056653.776</text:p>
          </table:table-cell>
          <table:table-cell office:value-type="float" office:value="1739056654.723" calcext:value-type="float">
            <text:p>1739056654.7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6]-[.A256]" office:value-type="float" office:value="0.947000026702881" calcext:value-type="float">
            <text:p>0.947000026702881</text:p>
          </table:table-cell>
          <table:table-cell/>
          <table:table-cell table:formula="of:=[.H256]-[.$H$373]" office:value-type="float" office:value="0.373999834060669" calcext:value-type="float">
            <text:p>0.37399983406066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4.81" calcext:value-type="float">
            <text:p>1739056654.81</text:p>
          </table:table-cell>
          <table:table-cell office:value-type="float" office:value="1739056655.712" calcext:value-type="float">
            <text:p>1739056655.71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7]-[.A257]" office:value-type="float" office:value="0.901999950408936" calcext:value-type="float">
            <text:p>0.901999950408936</text:p>
          </table:table-cell>
          <table:table-cell/>
          <table:table-cell table:formula="of:=[.H257]-[.$H$373]" office:value-type="float" office:value="0.328999757766723" calcext:value-type="float">
            <text:p>0.32899975776672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5.843" calcext:value-type="float">
            <text:p>1739056655.843</text:p>
          </table:table-cell>
          <table:table-cell office:value-type="float" office:value="1739056656.695" calcext:value-type="float">
            <text:p>1739056656.69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8]-[.A258]" office:value-type="float" office:value="0.851999998092651" calcext:value-type="float">
            <text:p>0.851999998092651</text:p>
          </table:table-cell>
          <table:table-cell/>
          <table:table-cell table:formula="of:=[.H258]-[.$H$373]" office:value-type="float" office:value="0.278999805450439" calcext:value-type="float">
            <text:p>0.27899980545043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6.743" calcext:value-type="float">
            <text:p>1739056656.743</text:p>
          </table:table-cell>
          <table:table-cell office:value-type="float" office:value="1739056657.705" calcext:value-type="float">
            <text:p>1739056657.70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59]-[.A259]" office:value-type="float" office:value="0.961999893188477" calcext:value-type="float">
            <text:p>0.961999893188477</text:p>
          </table:table-cell>
          <table:table-cell/>
          <table:table-cell table:formula="of:=[.H259]-[.$H$373]" office:value-type="float" office:value="0.388999700546265" calcext:value-type="float">
            <text:p>0.38899970054626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7.676" calcext:value-type="float">
            <text:p>1739056657.676</text:p>
          </table:table-cell>
          <table:table-cell office:value-type="float" office:value="1739056658.702" calcext:value-type="float">
            <text:p>1739056658.70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0]-[.A260]" office:value-type="float" office:value="1.0259997844696" calcext:value-type="float">
            <text:p>1.0259997844696</text:p>
          </table:table-cell>
          <table:table-cell/>
          <table:table-cell table:formula="of:=[.H260]-[.$H$373]" office:value-type="float" office:value="0.452999591827392" calcext:value-type="float">
            <text:p>0.45299959182739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8.71" calcext:value-type="float">
            <text:p>1739056658.71</text:p>
          </table:table-cell>
          <table:table-cell office:value-type="float" office:value="1739056659.706" calcext:value-type="float">
            <text:p>1739056659.70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1]-[.A261]" office:value-type="float" office:value="0.996000051498413" calcext:value-type="float">
            <text:p>0.996000051498413</text:p>
          </table:table-cell>
          <table:table-cell/>
          <table:table-cell table:formula="of:=[.H261]-[.$H$373]" office:value-type="float" office:value="0.422999858856201" calcext:value-type="float">
            <text:p>0.42299985885620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59.743" calcext:value-type="float">
            <text:p>1739056659.743</text:p>
          </table:table-cell>
          <table:table-cell office:value-type="float" office:value="1739056660.716" calcext:value-type="float">
            <text:p>1739056660.71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2]-[.A262]" office:value-type="float" office:value="0.973000049591064" calcext:value-type="float">
            <text:p>0.973000049591064</text:p>
          </table:table-cell>
          <table:table-cell/>
          <table:table-cell table:formula="of:=[.H262]-[.$H$373]" office:value-type="float" office:value="0.399999856948852" calcext:value-type="float">
            <text:p>0.39999985694885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0.91" calcext:value-type="float">
            <text:p>1739056660.91</text:p>
          </table:table-cell>
          <table:table-cell office:value-type="float" office:value="1739056661.713" calcext:value-type="float">
            <text:p>1739056661.71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3]-[.A263]" office:value-type="float" office:value="0.802999973297119" calcext:value-type="float">
            <text:p>0.802999973297119</text:p>
          </table:table-cell>
          <table:table-cell/>
          <table:table-cell table:formula="of:=[.H263]-[.$H$373]" office:value-type="float" office:value="0.229999780654907" calcext:value-type="float">
            <text:p>0.22999978065490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1.743" calcext:value-type="float">
            <text:p>1739056661.743</text:p>
          </table:table-cell>
          <table:table-cell office:value-type="float" office:value="1739056662.831" calcext:value-type="float">
            <text:p>1739056662.83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4]-[.A264]" office:value-type="float" office:value="1.08800005912781" calcext:value-type="float">
            <text:p>1.08800005912781</text:p>
          </table:table-cell>
          <table:table-cell/>
          <table:table-cell table:formula="of:=[.H264]-[.$H$373]" office:value-type="float" office:value="0.514999866485596" calcext:value-type="float">
            <text:p>0.51499986648559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2.776" calcext:value-type="float">
            <text:p>1739056662.776</text:p>
          </table:table-cell>
          <table:table-cell office:value-type="float" office:value="1739056663.717" calcext:value-type="float">
            <text:p>1739056663.7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5]-[.A265]" office:value-type="float" office:value="0.940999984741211" calcext:value-type="float">
            <text:p>0.940999984741211</text:p>
          </table:table-cell>
          <table:table-cell/>
          <table:table-cell table:formula="of:=[.H265]-[.$H$373]" office:value-type="float" office:value="0.367999792098999" calcext:value-type="float">
            <text:p>0.36799979209899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3.843" calcext:value-type="float">
            <text:p>1739056663.843</text:p>
          </table:table-cell>
          <table:table-cell office:value-type="float" office:value="1739056664.783" calcext:value-type="float">
            <text:p>1739056664.7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6]-[.A266]" office:value-type="float" office:value="0.940000057220459" calcext:value-type="float">
            <text:p>0.940000057220459</text:p>
          </table:table-cell>
          <table:table-cell/>
          <table:table-cell table:formula="of:=[.H266]-[.$H$373]" office:value-type="float" office:value="0.366999864578247" calcext:value-type="float">
            <text:p>0.36699986457824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4.81" calcext:value-type="float">
            <text:p>1739056664.81</text:p>
          </table:table-cell>
          <table:table-cell office:value-type="float" office:value="1739056665.73" calcext:value-type="float">
            <text:p>1739056665.7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7]-[.A267]" office:value-type="float" office:value="0.920000076293945" calcext:value-type="float">
            <text:p>0.920000076293945</text:p>
          </table:table-cell>
          <table:table-cell/>
          <table:table-cell table:formula="of:=[.H267]-[.$H$373]" office:value-type="float" office:value="0.346999883651733" calcext:value-type="float">
            <text:p>0.34699988365173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5.81" calcext:value-type="float">
            <text:p>1739056665.81</text:p>
          </table:table-cell>
          <table:table-cell office:value-type="float" office:value="1739056666.723" calcext:value-type="float">
            <text:p>1739056666.72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8]-[.A268]" office:value-type="float" office:value="0.913000106811523" calcext:value-type="float">
            <text:p>0.913000106811523</text:p>
          </table:table-cell>
          <table:table-cell/>
          <table:table-cell table:formula="of:=[.H268]-[.$H$373]" office:value-type="float" office:value="0.339999914169311" calcext:value-type="float">
            <text:p>0.33999991416931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6.776" calcext:value-type="float">
            <text:p>1739056666.776</text:p>
          </table:table-cell>
          <table:table-cell office:value-type="float" office:value="1739056667.74" calcext:value-type="float">
            <text:p>1739056667.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69]-[.A269]" office:value-type="float" office:value="0.96399998664856" calcext:value-type="float">
            <text:p>0.96399998664856</text:p>
          </table:table-cell>
          <table:table-cell/>
          <table:table-cell table:formula="of:=[.H269]-[.$H$373]" office:value-type="float" office:value="0.390999794006348" calcext:value-type="float">
            <text:p>0.39099979400634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7.843" calcext:value-type="float">
            <text:p>1739056667.843</text:p>
          </table:table-cell>
          <table:table-cell office:value-type="float" office:value="1739056668.719" calcext:value-type="float">
            <text:p>1739056668.71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0]-[.A270]" office:value-type="float" office:value="0.876000165939331" calcext:value-type="float">
            <text:p>0.876000165939331</text:p>
          </table:table-cell>
          <table:table-cell/>
          <table:table-cell table:formula="of:=[.H270]-[.$H$373]" office:value-type="float" office:value="0.302999973297119" calcext:value-type="float">
            <text:p>0.30299997329711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8.776" calcext:value-type="float">
            <text:p>1739056668.776</text:p>
          </table:table-cell>
          <table:table-cell office:value-type="float" office:value="1739056669.729" calcext:value-type="float">
            <text:p>1739056669.7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1]-[.A271]" office:value-type="float" office:value="0.953000068664551" calcext:value-type="float">
            <text:p>0.953000068664551</text:p>
          </table:table-cell>
          <table:table-cell/>
          <table:table-cell table:formula="of:=[.H271]-[.$H$373]" office:value-type="float" office:value="0.379999876022339" calcext:value-type="float">
            <text:p>0.37999987602233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69.81" calcext:value-type="float">
            <text:p>1739056669.81</text:p>
          </table:table-cell>
          <table:table-cell office:value-type="float" office:value="1739056670.73" calcext:value-type="float">
            <text:p>1739056670.7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2]-[.A272]" office:value-type="float" office:value="0.920000076293945" calcext:value-type="float">
            <text:p>0.920000076293945</text:p>
          </table:table-cell>
          <table:table-cell/>
          <table:table-cell table:formula="of:=[.H272]-[.$H$373]" office:value-type="float" office:value="0.346999883651733" calcext:value-type="float">
            <text:p>0.34699988365173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0.91" calcext:value-type="float">
            <text:p>1739056670.91</text:p>
          </table:table-cell>
          <table:table-cell office:value-type="float" office:value="1739056671.74" calcext:value-type="float">
            <text:p>1739056671.7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3]-[.A273]" office:value-type="float" office:value="0.829999923706055" calcext:value-type="float">
            <text:p>0.829999923706055</text:p>
          </table:table-cell>
          <table:table-cell/>
          <table:table-cell table:formula="of:=[.H273]-[.$H$373]" office:value-type="float" office:value="0.256999731063843" calcext:value-type="float">
            <text:p>0.25699973106384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1.81" calcext:value-type="float">
            <text:p>1739056671.81</text:p>
          </table:table-cell>
          <table:table-cell office:value-type="float" office:value="1739056672.727" calcext:value-type="float">
            <text:p>1739056672.72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4]-[.A274]" office:value-type="float" office:value="0.91700005531311" calcext:value-type="float">
            <text:p>0.91700005531311</text:p>
          </table:table-cell>
          <table:table-cell/>
          <table:table-cell table:formula="of:=[.H274]-[.$H$373]" office:value-type="float" office:value="0.343999862670898" calcext:value-type="float">
            <text:p>0.34399986267089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2.876" calcext:value-type="float">
            <text:p>1739056672.876</text:p>
          </table:table-cell>
          <table:table-cell office:value-type="float" office:value="1739056673.728" calcext:value-type="float">
            <text:p>1739056673.7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5]-[.A275]" office:value-type="float" office:value="0.851999998092651" calcext:value-type="float">
            <text:p>0.851999998092651</text:p>
          </table:table-cell>
          <table:table-cell/>
          <table:table-cell table:formula="of:=[.H275]-[.$H$373]" office:value-type="float" office:value="0.278999805450439" calcext:value-type="float">
            <text:p>0.27899980545043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3.81" calcext:value-type="float">
            <text:p>1739056673.81</text:p>
          </table:table-cell>
          <table:table-cell office:value-type="float" office:value="1739056674.863" calcext:value-type="float">
            <text:p>1739056674.8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6]-[.A276]" office:value-type="float" office:value="1.05299997329712" calcext:value-type="float">
            <text:p>1.05299997329712</text:p>
          </table:table-cell>
          <table:table-cell/>
          <table:table-cell table:formula="of:=[.H276]-[.$H$373]" office:value-type="float" office:value="0.479999780654907" calcext:value-type="float">
            <text:p>0.47999978065490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4.776" calcext:value-type="float">
            <text:p>1739056674.776</text:p>
          </table:table-cell>
          <table:table-cell office:value-type="float" office:value="1739056675.737" calcext:value-type="float">
            <text:p>1739056675.7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7]-[.A277]" office:value-type="float" office:value="0.960999965667725" calcext:value-type="float">
            <text:p>0.960999965667725</text:p>
          </table:table-cell>
          <table:table-cell/>
          <table:table-cell table:formula="of:=[.H277]-[.$H$373]" office:value-type="float" office:value="0.387999773025513" calcext:value-type="float">
            <text:p>0.38799977302551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5.81" calcext:value-type="float">
            <text:p>1739056675.81</text:p>
          </table:table-cell>
          <table:table-cell office:value-type="float" office:value="1739056676.759" calcext:value-type="float">
            <text:p>1739056676.75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8]-[.A278]" office:value-type="float" office:value="0.949000120162964" calcext:value-type="float">
            <text:p>0.949000120162964</text:p>
          </table:table-cell>
          <table:table-cell/>
          <table:table-cell table:formula="of:=[.H278]-[.$H$373]" office:value-type="float" office:value="0.375999927520752" calcext:value-type="float">
            <text:p>0.37599992752075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6.876" calcext:value-type="float">
            <text:p>1739056676.876</text:p>
          </table:table-cell>
          <table:table-cell office:value-type="float" office:value="1739056677.758" calcext:value-type="float">
            <text:p>1739056677.7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79]-[.A279]" office:value-type="float" office:value="0.881999969482422" calcext:value-type="float">
            <text:p>0.881999969482422</text:p>
          </table:table-cell>
          <table:table-cell/>
          <table:table-cell table:formula="of:=[.H279]-[.$H$373]" office:value-type="float" office:value="0.30899977684021" calcext:value-type="float">
            <text:p>0.3089997768402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7.843" calcext:value-type="float">
            <text:p>1739056677.843</text:p>
          </table:table-cell>
          <table:table-cell office:value-type="float" office:value="1739056678.752" calcext:value-type="float">
            <text:p>1739056678.7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0]-[.A280]" office:value-type="float" office:value="0.909000158309937" calcext:value-type="float">
            <text:p>0.909000158309937</text:p>
          </table:table-cell>
          <table:table-cell/>
          <table:table-cell table:formula="of:=[.H280]-[.$H$373]" office:value-type="float" office:value="0.335999965667724" calcext:value-type="float">
            <text:p>0.33599996566772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8.843" calcext:value-type="float">
            <text:p>1739056678.843</text:p>
          </table:table-cell>
          <table:table-cell office:value-type="float" office:value="1739056679.765" calcext:value-type="float">
            <text:p>1739056679.7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1]-[.A281]" office:value-type="float" office:value="0.922000169754028" calcext:value-type="float">
            <text:p>0.922000169754028</text:p>
          </table:table-cell>
          <table:table-cell/>
          <table:table-cell table:formula="of:=[.H281]-[.$H$373]" office:value-type="float" office:value="0.348999977111816" calcext:value-type="float">
            <text:p>0.34899997711181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79.776" calcext:value-type="float">
            <text:p>1739056679.776</text:p>
          </table:table-cell>
          <table:table-cell office:value-type="float" office:value="1739056680.762" calcext:value-type="float">
            <text:p>1739056680.76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2]-[.A282]" office:value-type="float" office:value="0.986000061035156" calcext:value-type="float">
            <text:p>0.986000061035156</text:p>
          </table:table-cell>
          <table:table-cell/>
          <table:table-cell table:formula="of:=[.H282]-[.$H$373]" office:value-type="float" office:value="0.412999868392944" calcext:value-type="float">
            <text:p>0.41299986839294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0.843" calcext:value-type="float">
            <text:p>1739056680.843</text:p>
          </table:table-cell>
          <table:table-cell office:value-type="float" office:value="1739056681.765" calcext:value-type="float">
            <text:p>1739056681.7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3]-[.A283]" office:value-type="float" office:value="0.922000169754028" calcext:value-type="float">
            <text:p>0.922000169754028</text:p>
          </table:table-cell>
          <table:table-cell/>
          <table:table-cell table:formula="of:=[.H283]-[.$H$373]" office:value-type="float" office:value="0.348999977111816" calcext:value-type="float">
            <text:p>0.34899997711181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1.843" calcext:value-type="float">
            <text:p>1739056681.843</text:p>
          </table:table-cell>
          <table:table-cell office:value-type="float" office:value="1739056682.781" calcext:value-type="float">
            <text:p>1739056682.78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4]-[.A284]" office:value-type="float" office:value="0.937999963760376" calcext:value-type="float">
            <text:p>0.937999963760376</text:p>
          </table:table-cell>
          <table:table-cell/>
          <table:table-cell table:formula="of:=[.H284]-[.$H$373]" office:value-type="float" office:value="0.364999771118164" calcext:value-type="float">
            <text:p>0.36499977111816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2.843" calcext:value-type="float">
            <text:p>1739056682.843</text:p>
          </table:table-cell>
          <table:table-cell office:value-type="float" office:value="1739056683.78" calcext:value-type="float">
            <text:p>1739056683.7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5]-[.A285]" office:value-type="float" office:value="0.937000036239624" calcext:value-type="float">
            <text:p>0.937000036239624</text:p>
          </table:table-cell>
          <table:table-cell/>
          <table:table-cell table:formula="of:=[.H285]-[.$H$373]" office:value-type="float" office:value="0.363999843597412" calcext:value-type="float">
            <text:p>0.36399984359741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3.843" calcext:value-type="float">
            <text:p>1739056683.843</text:p>
          </table:table-cell>
          <table:table-cell office:value-type="float" office:value="1739056684.782" calcext:value-type="float">
            <text:p>1739056684.7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6]-[.A286]" office:value-type="float" office:value="0.939000129699707" calcext:value-type="float">
            <text:p>0.939000129699707</text:p>
          </table:table-cell>
          <table:table-cell/>
          <table:table-cell table:formula="of:=[.H286]-[.$H$373]" office:value-type="float" office:value="0.365999937057495" calcext:value-type="float">
            <text:p>0.36599993705749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4.877" calcext:value-type="float">
            <text:p>1739056684.877</text:p>
          </table:table-cell>
          <table:table-cell office:value-type="float" office:value="1739056685.772" calcext:value-type="float">
            <text:p>1739056685.7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7]-[.A287]" office:value-type="float" office:value="0.894999980926514" calcext:value-type="float">
            <text:p>0.894999980926514</text:p>
          </table:table-cell>
          <table:table-cell/>
          <table:table-cell table:formula="of:=[.H287]-[.$H$373]" office:value-type="float" office:value="0.321999788284302" calcext:value-type="float">
            <text:p>0.32199978828430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5.777" calcext:value-type="float">
            <text:p>1739056685.777</text:p>
          </table:table-cell>
          <table:table-cell office:value-type="float" office:value="1739056686.772" calcext:value-type="float">
            <text:p>1739056686.7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8]-[.A288]" office:value-type="float" office:value="0.995000123977661" calcext:value-type="float">
            <text:p>0.995000123977661</text:p>
          </table:table-cell>
          <table:table-cell/>
          <table:table-cell table:formula="of:=[.H288]-[.$H$373]" office:value-type="float" office:value="0.421999931335449" calcext:value-type="float">
            <text:p>0.42199993133544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6.81" calcext:value-type="float">
            <text:p>1739056686.81</text:p>
          </table:table-cell>
          <table:table-cell office:value-type="float" office:value="1739056687.785" calcext:value-type="float">
            <text:p>1739056687.78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89]-[.A289]" office:value-type="float" office:value="0.975000143051147" calcext:value-type="float">
            <text:p>0.975000143051147</text:p>
          </table:table-cell>
          <table:table-cell/>
          <table:table-cell table:formula="of:=[.H289]-[.$H$373]" office:value-type="float" office:value="0.401999950408935" calcext:value-type="float">
            <text:p>0.40199995040893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6.943" calcext:value-type="float">
            <text:p>1739056686.943</text:p>
          </table:table-cell>
          <table:table-cell office:value-type="float" office:value="1739056688.176" calcext:value-type="float">
            <text:p>1739056688.1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0]-[.A290]" office:value-type="float" office:value="1.23300004005432" calcext:value-type="float">
            <text:p>1.23300004005432</text:p>
          </table:table-cell>
          <table:table-cell/>
          <table:table-cell table:formula="of:=[.H290]-[.$H$373]" office:value-type="float" office:value="0.659999847412109" calcext:value-type="float">
            <text:p>0.65999984741210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7.81" calcext:value-type="float">
            <text:p>1739056687.81</text:p>
          </table:table-cell>
          <table:table-cell office:value-type="float" office:value="1739056688.773" calcext:value-type="float">
            <text:p>1739056688.77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1]-[.A291]" office:value-type="float" office:value="0.963000059127808" calcext:value-type="float">
            <text:p>0.963000059127808</text:p>
          </table:table-cell>
          <table:table-cell/>
          <table:table-cell table:formula="of:=[.H291]-[.$H$373]" office:value-type="float" office:value="0.389999866485596" calcext:value-type="float">
            <text:p>0.38999986648559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8.877" calcext:value-type="float">
            <text:p>1739056688.877</text:p>
          </table:table-cell>
          <table:table-cell office:value-type="float" office:value="1739056689.803" calcext:value-type="float">
            <text:p>1739056689.8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2]-[.A292]" office:value-type="float" office:value="0.925999879837036" calcext:value-type="float">
            <text:p>0.925999879837036</text:p>
          </table:table-cell>
          <table:table-cell/>
          <table:table-cell table:formula="of:=[.H292]-[.$H$373]" office:value-type="float" office:value="0.352999687194824" calcext:value-type="float">
            <text:p>0.35299968719482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89.943" calcext:value-type="float">
            <text:p>1739056689.943</text:p>
          </table:table-cell>
          <table:table-cell office:value-type="float" office:value="1739056690.788" calcext:value-type="float">
            <text:p>1739056690.78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3]-[.A293]" office:value-type="float" office:value="0.84500002861023" calcext:value-type="float">
            <text:p>0.84500002861023</text:p>
          </table:table-cell>
          <table:table-cell/>
          <table:table-cell table:formula="of:=[.H293]-[.$H$373]" office:value-type="float" office:value="0.271999835968017" calcext:value-type="float">
            <text:p>0.27199983596801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0.843" calcext:value-type="float">
            <text:p>1739056690.843</text:p>
          </table:table-cell>
          <table:table-cell office:value-type="float" office:value="1739056691.788" calcext:value-type="float">
            <text:p>1739056691.78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4]-[.A294]" office:value-type="float" office:value="0.945000171661377" calcext:value-type="float">
            <text:p>0.945000171661377</text:p>
          </table:table-cell>
          <table:table-cell/>
          <table:table-cell table:formula="of:=[.H294]-[.$H$373]" office:value-type="float" office:value="0.371999979019165" calcext:value-type="float">
            <text:p>0.37199997901916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1.877" calcext:value-type="float">
            <text:p>1739056691.877</text:p>
          </table:table-cell>
          <table:table-cell office:value-type="float" office:value="1739056692.797" calcext:value-type="float">
            <text:p>1739056692.79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5]-[.A295]" office:value-type="float" office:value="0.919999837875366" calcext:value-type="float">
            <text:p>0.919999837875366</text:p>
          </table:table-cell>
          <table:table-cell/>
          <table:table-cell table:formula="of:=[.H295]-[.$H$373]" office:value-type="float" office:value="0.346999645233154" calcext:value-type="float">
            <text:p>0.34699964523315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2.91" calcext:value-type="float">
            <text:p>1739056692.91</text:p>
          </table:table-cell>
          <table:table-cell office:value-type="float" office:value="1739056693.81" calcext:value-type="float">
            <text:p>1739056693.8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6]-[.A296]" office:value-type="float" office:value="0.899999856948853" calcext:value-type="float">
            <text:p>0.899999856948853</text:p>
          </table:table-cell>
          <table:table-cell/>
          <table:table-cell table:formula="of:=[.H296]-[.$H$373]" office:value-type="float" office:value="0.32699966430664" calcext:value-type="float">
            <text:p>0.3269996643066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3.877" calcext:value-type="float">
            <text:p>1739056693.877</text:p>
          </table:table-cell>
          <table:table-cell office:value-type="float" office:value="1739056694.817" calcext:value-type="float">
            <text:p>1739056694.81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7]-[.A297]" office:value-type="float" office:value="0.93999981880188" calcext:value-type="float">
            <text:p>0.93999981880188</text:p>
          </table:table-cell>
          <table:table-cell/>
          <table:table-cell table:formula="of:=[.H297]-[.$H$373]" office:value-type="float" office:value="0.366999626159668" calcext:value-type="float">
            <text:p>0.36699962615966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4.843" calcext:value-type="float">
            <text:p>1739056694.843</text:p>
          </table:table-cell>
          <table:table-cell office:value-type="float" office:value="1739056695.803" calcext:value-type="float">
            <text:p>1739056695.8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8]-[.A298]" office:value-type="float" office:value="0.960000038146973" calcext:value-type="float">
            <text:p>0.960000038146973</text:p>
          </table:table-cell>
          <table:table-cell/>
          <table:table-cell table:formula="of:=[.H298]-[.$H$373]" office:value-type="float" office:value="0.386999845504761" calcext:value-type="float">
            <text:p>0.38699984550476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5.877" calcext:value-type="float">
            <text:p>1739056695.877</text:p>
          </table:table-cell>
          <table:table-cell office:value-type="float" office:value="1739056696.803" calcext:value-type="float">
            <text:p>1739056696.8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299]-[.A299]" office:value-type="float" office:value="0.925999879837036" calcext:value-type="float">
            <text:p>0.925999879837036</text:p>
          </table:table-cell>
          <table:table-cell/>
          <table:table-cell table:formula="of:=[.H299]-[.$H$373]" office:value-type="float" office:value="0.352999687194824" calcext:value-type="float">
            <text:p>0.35299968719482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5.91" calcext:value-type="float">
            <text:p>1739056695.91</text:p>
          </table:table-cell>
          <table:table-cell office:value-type="float" office:value="1739056697.094" calcext:value-type="float">
            <text:p>1739056697.09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0]-[.A300]" office:value-type="float" office:value="1.18400001525879" calcext:value-type="float">
            <text:p>1.18400001525879</text:p>
          </table:table-cell>
          <table:table-cell/>
          <table:table-cell table:formula="of:=[.H300]-[.$H$373]" office:value-type="float" office:value="0.610999822616577" calcext:value-type="float">
            <text:p>0.61099982261657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6.843" calcext:value-type="float">
            <text:p>1739056696.843</text:p>
          </table:table-cell>
          <table:table-cell office:value-type="float" office:value="1739056697.818" calcext:value-type="float">
            <text:p>1739056697.8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1]-[.A301]" office:value-type="float" office:value="0.975000143051147" calcext:value-type="float">
            <text:p>0.975000143051147</text:p>
          </table:table-cell>
          <table:table-cell/>
          <table:table-cell table:formula="of:=[.H301]-[.$H$373]" office:value-type="float" office:value="0.401999950408935" calcext:value-type="float">
            <text:p>0.40199995040893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7.877" calcext:value-type="float">
            <text:p>1739056697.877</text:p>
          </table:table-cell>
          <table:table-cell office:value-type="float" office:value="1739056698.814" calcext:value-type="float">
            <text:p>1739056698.81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2]-[.A302]" office:value-type="float" office:value="0.936999797821045" calcext:value-type="float">
            <text:p>0.936999797821045</text:p>
          </table:table-cell>
          <table:table-cell/>
          <table:table-cell table:formula="of:=[.H302]-[.$H$373]" office:value-type="float" office:value="0.363999605178833" calcext:value-type="float">
            <text:p>0.36399960517883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8.843" calcext:value-type="float">
            <text:p>1739056698.843</text:p>
          </table:table-cell>
          <table:table-cell office:value-type="float" office:value="1739056699.807" calcext:value-type="float">
            <text:p>1739056699.80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3]-[.A303]" office:value-type="float" office:value="0.96399998664856" calcext:value-type="float">
            <text:p>0.96399998664856</text:p>
          </table:table-cell>
          <table:table-cell/>
          <table:table-cell table:formula="of:=[.H303]-[.$H$373]" office:value-type="float" office:value="0.390999794006348" calcext:value-type="float">
            <text:p>0.39099979400634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699.91" calcext:value-type="float">
            <text:p>1739056699.91</text:p>
          </table:table-cell>
          <table:table-cell office:value-type="float" office:value="1739056700.825" calcext:value-type="float">
            <text:p>1739056700.82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4]-[.A304]" office:value-type="float" office:value="0.914999961853027" calcext:value-type="float">
            <text:p>0.914999961853027</text:p>
          </table:table-cell>
          <table:table-cell/>
          <table:table-cell table:formula="of:=[.H304]-[.$H$373]" office:value-type="float" office:value="0.341999769210815" calcext:value-type="float">
            <text:p>0.34199976921081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0.877" calcext:value-type="float">
            <text:p>1739056700.877</text:p>
          </table:table-cell>
          <table:table-cell office:value-type="float" office:value="1739056701.891" calcext:value-type="float">
            <text:p>1739056701.89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5]-[.A305]" office:value-type="float" office:value="1.01399993896484" calcext:value-type="float">
            <text:p>1.01399993896484</text:p>
          </table:table-cell>
          <table:table-cell/>
          <table:table-cell table:formula="of:=[.H305]-[.$H$373]" office:value-type="float" office:value="0.440999746322632" calcext:value-type="float">
            <text:p>0.4409997463226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1.877" calcext:value-type="float">
            <text:p>1739056701.877</text:p>
          </table:table-cell>
          <table:table-cell office:value-type="float" office:value="1739056702.838" calcext:value-type="float">
            <text:p>1739056702.8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6]-[.A306]" office:value-type="float" office:value="0.960999965667725" calcext:value-type="float">
            <text:p>0.960999965667725</text:p>
          </table:table-cell>
          <table:table-cell/>
          <table:table-cell table:formula="of:=[.H306]-[.$H$373]" office:value-type="float" office:value="0.387999773025513" calcext:value-type="float">
            <text:p>0.38799977302551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2.877" calcext:value-type="float">
            <text:p>1739056702.877</text:p>
          </table:table-cell>
          <table:table-cell office:value-type="float" office:value="1739056703.837" calcext:value-type="float">
            <text:p>1739056703.8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7]-[.A307]" office:value-type="float" office:value="0.959999799728394" calcext:value-type="float">
            <text:p>0.959999799728394</text:p>
          </table:table-cell>
          <table:table-cell/>
          <table:table-cell table:formula="of:=[.H307]-[.$H$373]" office:value-type="float" office:value="0.386999607086181" calcext:value-type="float">
            <text:p>0.38699960708618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3.977" calcext:value-type="float">
            <text:p>1739056703.977</text:p>
          </table:table-cell>
          <table:table-cell office:value-type="float" office:value="1739056704.837" calcext:value-type="float">
            <text:p>1739056704.83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8]-[.A308]" office:value-type="float" office:value="0.859999895095825" calcext:value-type="float">
            <text:p>0.859999895095825</text:p>
          </table:table-cell>
          <table:table-cell/>
          <table:table-cell table:formula="of:=[.H308]-[.$H$373]" office:value-type="float" office:value="0.286999702453613" calcext:value-type="float">
            <text:p>0.28699970245361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4.91" calcext:value-type="float">
            <text:p>1739056704.91</text:p>
          </table:table-cell>
          <table:table-cell office:value-type="float" office:value="1739056705.856" calcext:value-type="float">
            <text:p>1739056705.8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09]-[.A309]" office:value-type="float" office:value="0.94599986076355" calcext:value-type="float">
            <text:p>0.94599986076355</text:p>
          </table:table-cell>
          <table:table-cell/>
          <table:table-cell table:formula="of:=[.H309]-[.$H$373]" office:value-type="float" office:value="0.372999668121338" calcext:value-type="float">
            <text:p>0.37299966812133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5.91" calcext:value-type="float">
            <text:p>1739056705.91</text:p>
          </table:table-cell>
          <table:table-cell office:value-type="float" office:value="1739056706.868" calcext:value-type="float">
            <text:p>1739056706.8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0]-[.A310]" office:value-type="float" office:value="0.95799994468689" calcext:value-type="float">
            <text:p>0.95799994468689</text:p>
          </table:table-cell>
          <table:table-cell/>
          <table:table-cell table:formula="of:=[.H310]-[.$H$373]" office:value-type="float" office:value="0.384999752044678" calcext:value-type="float">
            <text:p>0.38499975204467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6.943" calcext:value-type="float">
            <text:p>1739056706.943</text:p>
          </table:table-cell>
          <table:table-cell office:value-type="float" office:value="1739056707.839" calcext:value-type="float">
            <text:p>1739056707.83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1]-[.A311]" office:value-type="float" office:value="0.895999908447266" calcext:value-type="float">
            <text:p>0.895999908447266</text:p>
          </table:table-cell>
          <table:table-cell/>
          <table:table-cell table:formula="of:=[.H311]-[.$H$373]" office:value-type="float" office:value="0.322999715805054" calcext:value-type="float">
            <text:p>0.32299971580505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7.877" calcext:value-type="float">
            <text:p>1739056707.877</text:p>
          </table:table-cell>
          <table:table-cell office:value-type="float" office:value="1739056708.858" calcext:value-type="float">
            <text:p>1739056708.8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2]-[.A312]" office:value-type="float" office:value="0.980999946594238" calcext:value-type="float">
            <text:p>0.980999946594238</text:p>
          </table:table-cell>
          <table:table-cell/>
          <table:table-cell table:formula="of:=[.H312]-[.$H$373]" office:value-type="float" office:value="0.407999753952026" calcext:value-type="float">
            <text:p>0.40799975395202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8.943" calcext:value-type="float">
            <text:p>1739056708.943</text:p>
          </table:table-cell>
          <table:table-cell office:value-type="float" office:value="1739056709.862" calcext:value-type="float">
            <text:p>1739056709.86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3]-[.A313]" office:value-type="float" office:value="0.918999910354614" calcext:value-type="float">
            <text:p>0.918999910354614</text:p>
          </table:table-cell>
          <table:table-cell/>
          <table:table-cell table:formula="of:=[.H313]-[.$H$373]" office:value-type="float" office:value="0.345999717712402" calcext:value-type="float">
            <text:p>0.34599971771240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09.943" calcext:value-type="float">
            <text:p>1739056709.943</text:p>
          </table:table-cell>
          <table:table-cell office:value-type="float" office:value="1739056710.857" calcext:value-type="float">
            <text:p>1739056710.8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4]-[.A314]" office:value-type="float" office:value="0.914000034332275" calcext:value-type="float">
            <text:p>0.914000034332275</text:p>
          </table:table-cell>
          <table:table-cell/>
          <table:table-cell table:formula="of:=[.H314]-[.$H$373]" office:value-type="float" office:value="0.340999841690063" calcext:value-type="float">
            <text:p>0.34099984169006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0.943" calcext:value-type="float">
            <text:p>1739056710.943</text:p>
          </table:table-cell>
          <table:table-cell office:value-type="float" office:value="1739056711.861" calcext:value-type="float">
            <text:p>1739056711.86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5]-[.A315]" office:value-type="float" office:value="0.917999982833862" calcext:value-type="float">
            <text:p>0.917999982833862</text:p>
          </table:table-cell>
          <table:table-cell/>
          <table:table-cell table:formula="of:=[.H315]-[.$H$373]" office:value-type="float" office:value="0.34499979019165" calcext:value-type="float">
            <text:p>0.3449997901916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1.91" calcext:value-type="float">
            <text:p>1739056711.91</text:p>
          </table:table-cell>
          <table:table-cell office:value-type="float" office:value="1739056712.86" calcext:value-type="float">
            <text:p>1739056712.8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6]-[.A316]" office:value-type="float" office:value="0.949999809265137" calcext:value-type="float">
            <text:p>0.949999809265137</text:p>
          </table:table-cell>
          <table:table-cell/>
          <table:table-cell table:formula="of:=[.H316]-[.$H$373]" office:value-type="float" office:value="0.376999616622925" calcext:value-type="float">
            <text:p>0.37699961662292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2.977" calcext:value-type="float">
            <text:p>1739056712.977</text:p>
          </table:table-cell>
          <table:table-cell office:value-type="float" office:value="1739056713.858" calcext:value-type="float">
            <text:p>1739056713.85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7]-[.A317]" office:value-type="float" office:value="0.88100004196167" calcext:value-type="float">
            <text:p>0.88100004196167</text:p>
          </table:table-cell>
          <table:table-cell/>
          <table:table-cell table:formula="of:=[.H317]-[.$H$373]" office:value-type="float" office:value="0.307999849319458" calcext:value-type="float">
            <text:p>0.30799984931945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4.01" calcext:value-type="float">
            <text:p>1739056714.01</text:p>
          </table:table-cell>
          <table:table-cell office:value-type="float" office:value="1739056714.865" calcext:value-type="float">
            <text:p>1739056714.86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8]-[.A318]" office:value-type="float" office:value="0.855000019073486" calcext:value-type="float">
            <text:p>0.855000019073486</text:p>
          </table:table-cell>
          <table:table-cell/>
          <table:table-cell table:formula="of:=[.H318]-[.$H$373]" office:value-type="float" office:value="0.281999826431274" calcext:value-type="float">
            <text:p>0.28199982643127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4.91" calcext:value-type="float">
            <text:p>1739056714.91</text:p>
          </table:table-cell>
          <table:table-cell office:value-type="float" office:value="1739056715.884" calcext:value-type="float">
            <text:p>1739056715.88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19]-[.A319]" office:value-type="float" office:value="0.973999977111816" calcext:value-type="float">
            <text:p>0.973999977111816</text:p>
          </table:table-cell>
          <table:table-cell/>
          <table:table-cell table:formula="of:=[.H319]-[.$H$373]" office:value-type="float" office:value="0.400999784469604" calcext:value-type="float">
            <text:p>0.40099978446960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5.977" calcext:value-type="float">
            <text:p>1739056715.977</text:p>
          </table:table-cell>
          <table:table-cell office:value-type="float" office:value="1739056716.982" calcext:value-type="float">
            <text:p>1739056716.98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0]-[.A320]" office:value-type="float" office:value="1.00500011444092" calcext:value-type="float">
            <text:p>1.00500011444092</text:p>
          </table:table-cell>
          <table:table-cell/>
          <table:table-cell table:formula="of:=[.H320]-[.$H$373]" office:value-type="float" office:value="0.431999921798706" calcext:value-type="float">
            <text:p>0.43199992179870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6.943" calcext:value-type="float">
            <text:p>1739056716.943</text:p>
          </table:table-cell>
          <table:table-cell office:value-type="float" office:value="1739056717.915" calcext:value-type="float">
            <text:p>1739056717.9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1]-[.A321]" office:value-type="float" office:value="0.971999883651733" calcext:value-type="float">
            <text:p>0.971999883651733</text:p>
          </table:table-cell>
          <table:table-cell/>
          <table:table-cell table:formula="of:=[.H321]-[.$H$373]" office:value-type="float" office:value="0.398999691009521" calcext:value-type="float">
            <text:p>0.39899969100952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7.843" calcext:value-type="float">
            <text:p>1739056717.843</text:p>
          </table:table-cell>
          <table:table-cell office:value-type="float" office:value="1739056718.903" calcext:value-type="float">
            <text:p>1739056718.9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2]-[.A322]" office:value-type="float" office:value="1.06000018119812" calcext:value-type="float">
            <text:p>1.06000018119812</text:p>
          </table:table-cell>
          <table:table-cell/>
          <table:table-cell table:formula="of:=[.H322]-[.$H$373]" office:value-type="float" office:value="0.486999988555908" calcext:value-type="float">
            <text:p>0.48699998855590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8.943" calcext:value-type="float">
            <text:p>1739056718.943</text:p>
          </table:table-cell>
          <table:table-cell office:value-type="float" office:value="1739056719.911" calcext:value-type="float">
            <text:p>1739056719.91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3]-[.A323]" office:value-type="float" office:value="0.967999935150147" calcext:value-type="float">
            <text:p>0.967999935150147</text:p>
          </table:table-cell>
          <table:table-cell/>
          <table:table-cell table:formula="of:=[.H323]-[.$H$373]" office:value-type="float" office:value="0.394999742507934" calcext:value-type="float">
            <text:p>0.39499974250793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19.843" calcext:value-type="float">
            <text:p>1739056719.843</text:p>
          </table:table-cell>
          <table:table-cell office:value-type="float" office:value="1739056720.93" calcext:value-type="float">
            <text:p>1739056720.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4]-[.A324]" office:value-type="float" office:value="1.08700013160706" calcext:value-type="float">
            <text:p>1.08700013160706</text:p>
          </table:table-cell>
          <table:table-cell/>
          <table:table-cell table:formula="of:=[.H324]-[.$H$373]" office:value-type="float" office:value="0.513999938964844" calcext:value-type="float">
            <text:p>0.51399993896484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20.91" calcext:value-type="float">
            <text:p>1739056720.91</text:p>
          </table:table-cell>
          <table:table-cell office:value-type="float" office:value="1739056721.948" calcext:value-type="float">
            <text:p>1739056721.94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5]-[.A325]" office:value-type="float" office:value="1.03799986839294" calcext:value-type="float">
            <text:p>1.03799986839294</text:p>
          </table:table-cell>
          <table:table-cell/>
          <table:table-cell table:formula="of:=[.H325]-[.$H$373]" office:value-type="float" office:value="0.464999675750732" calcext:value-type="float">
            <text:p>0.46499967575073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21.943" calcext:value-type="float">
            <text:p>1739056721.943</text:p>
          </table:table-cell>
          <table:table-cell office:value-type="float" office:value="1739056722.951" calcext:value-type="float">
            <text:p>1739056722.95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6]-[.A326]" office:value-type="float" office:value="1.00799989700317" calcext:value-type="float">
            <text:p>1.00799989700317</text:p>
          </table:table-cell>
          <table:table-cell/>
          <table:table-cell table:formula="of:=[.H326]-[.$H$373]" office:value-type="float" office:value="0.434999704360962" calcext:value-type="float">
            <text:p>0.43499970436096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22.943" calcext:value-type="float">
            <text:p>1739056722.943</text:p>
          </table:table-cell>
          <table:table-cell office:value-type="float" office:value="1739056723.952" calcext:value-type="float">
            <text:p>1739056723.95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7]-[.A327]" office:value-type="float" office:value="1.00899982452393" calcext:value-type="float">
            <text:p>1.00899982452393</text:p>
          </table:table-cell>
          <table:table-cell/>
          <table:table-cell table:formula="of:=[.H327]-[.$H$373]" office:value-type="float" office:value="0.435999631881714" calcext:value-type="float">
            <text:p>0.43599963188171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23.943" calcext:value-type="float">
            <text:p>1739056723.943</text:p>
          </table:table-cell>
          <table:table-cell office:value-type="float" office:value="1739056724.899" calcext:value-type="float">
            <text:p>1739056724.89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8]-[.A328]" office:value-type="float" office:value="0.955999851226807" calcext:value-type="float">
            <text:p>0.955999851226807</text:p>
          </table:table-cell>
          <table:table-cell/>
          <table:table-cell table:formula="of:=[.H328]-[.$H$373]" office:value-type="float" office:value="0.382999658584595" calcext:value-type="float">
            <text:p>0.38299965858459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25.01" calcext:value-type="float">
            <text:p>1739056725.01</text:p>
          </table:table-cell>
          <table:table-cell office:value-type="float" office:value="1739056725.876" calcext:value-type="float">
            <text:p>1739056725.8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29]-[.A329]" office:value-type="float" office:value="0.865999937057495" calcext:value-type="float">
            <text:p>0.865999937057495</text:p>
          </table:table-cell>
          <table:table-cell/>
          <table:table-cell table:formula="of:=[.H329]-[.$H$373]" office:value-type="float" office:value="0.292999744415283" calcext:value-type="float">
            <text:p>0.29299974441528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26.043" calcext:value-type="float">
            <text:p>1739056726.043</text:p>
          </table:table-cell>
          <table:table-cell office:value-type="float" office:value="1739056726.92" calcext:value-type="float">
            <text:p>1739056726.9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0]-[.A330]" office:value-type="float" office:value="0.877000093460083" calcext:value-type="float">
            <text:p>0.877000093460083</text:p>
          </table:table-cell>
          <table:table-cell/>
          <table:table-cell table:formula="of:=[.H330]-[.$H$373]" office:value-type="float" office:value="0.303999900817871" calcext:value-type="float">
            <text:p>0.30399990081787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26.943" calcext:value-type="float">
            <text:p>1739056726.943</text:p>
          </table:table-cell>
          <table:table-cell office:value-type="float" office:value="1739056727.896" calcext:value-type="float">
            <text:p>1739056727.89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1]-[.A331]" office:value-type="float" office:value="0.952999830245972" calcext:value-type="float">
            <text:p>0.952999830245972</text:p>
          </table:table-cell>
          <table:table-cell/>
          <table:table-cell table:formula="of:=[.H331]-[.$H$373]" office:value-type="float" office:value="0.37999963760376" calcext:value-type="float">
            <text:p>0.3799996376037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28.11" calcext:value-type="float">
            <text:p>1739056728.11</text:p>
          </table:table-cell>
          <table:table-cell office:value-type="float" office:value="1739056728.89" calcext:value-type="float">
            <text:p>1739056728.8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2]-[.A332]" office:value-type="float" office:value="0.78000020980835" calcext:value-type="float">
            <text:p>0.78000020980835</text:p>
          </table:table-cell>
          <table:table-cell/>
          <table:table-cell table:formula="of:=[.H332]-[.$H$373]" office:value-type="float" office:value="0.207000017166138" calcext:value-type="float">
            <text:p>0.20700001716613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29.01" calcext:value-type="float">
            <text:p>1739056729.01</text:p>
          </table:table-cell>
          <table:table-cell office:value-type="float" office:value="1739056729.91" calcext:value-type="float">
            <text:p>1739056729.9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3]-[.A333]" office:value-type="float" office:value="0.900000095367432" calcext:value-type="float">
            <text:p>0.900000095367432</text:p>
          </table:table-cell>
          <table:table-cell/>
          <table:table-cell table:formula="of:=[.H333]-[.$H$373]" office:value-type="float" office:value="0.32699990272522" calcext:value-type="float">
            <text:p>0.3269999027252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0.01" calcext:value-type="float">
            <text:p>1739056730.01</text:p>
          </table:table-cell>
          <table:table-cell office:value-type="float" office:value="1739056730.893" calcext:value-type="float">
            <text:p>1739056730.89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4]-[.A334]" office:value-type="float" office:value="0.882999897003174" calcext:value-type="float">
            <text:p>0.882999897003174</text:p>
          </table:table-cell>
          <table:table-cell/>
          <table:table-cell table:formula="of:=[.H334]-[.$H$373]" office:value-type="float" office:value="0.309999704360962" calcext:value-type="float">
            <text:p>0.30999970436096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0.943" calcext:value-type="float">
            <text:p>1739056730.943</text:p>
          </table:table-cell>
          <table:table-cell office:value-type="float" office:value="1739056731.909" calcext:value-type="float">
            <text:p>1739056731.9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5]-[.A335]" office:value-type="float" office:value="0.965999841690064" calcext:value-type="float">
            <text:p>0.965999841690064</text:p>
          </table:table-cell>
          <table:table-cell/>
          <table:table-cell table:formula="of:=[.H335]-[.$H$373]" office:value-type="float" office:value="0.392999649047851" calcext:value-type="float">
            <text:p>0.392999649047851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1.91" calcext:value-type="float">
            <text:p>1739056731.91</text:p>
          </table:table-cell>
          <table:table-cell office:value-type="float" office:value="1739056732.915" calcext:value-type="float">
            <text:p>1739056732.91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6]-[.A336]" office:value-type="float" office:value="1.00499987602234" calcext:value-type="float">
            <text:p>1.00499987602234</text:p>
          </table:table-cell>
          <table:table-cell/>
          <table:table-cell table:formula="of:=[.H336]-[.$H$373]" office:value-type="float" office:value="0.431999683380127" calcext:value-type="float">
            <text:p>0.43199968338012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3.01" calcext:value-type="float">
            <text:p>1739056733.01</text:p>
          </table:table-cell>
          <table:table-cell office:value-type="float" office:value="1739056733.903" calcext:value-type="float">
            <text:p>1739056733.9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7]-[.A337]" office:value-type="float" office:value="0.89300012588501" calcext:value-type="float">
            <text:p>0.89300012588501</text:p>
          </table:table-cell>
          <table:table-cell/>
          <table:table-cell table:formula="of:=[.H337]-[.$H$373]" office:value-type="float" office:value="0.319999933242798" calcext:value-type="float">
            <text:p>0.31999993324279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4.043" calcext:value-type="float">
            <text:p>1739056734.043</text:p>
          </table:table-cell>
          <table:table-cell office:value-type="float" office:value="1739056734.933" calcext:value-type="float">
            <text:p>1739056734.93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8]-[.A338]" office:value-type="float" office:value="0.890000104904175" calcext:value-type="float">
            <text:p>0.890000104904175</text:p>
          </table:table-cell>
          <table:table-cell/>
          <table:table-cell table:formula="of:=[.H338]-[.$H$373]" office:value-type="float" office:value="0.316999912261963" calcext:value-type="float">
            <text:p>0.31699991226196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5.01" calcext:value-type="float">
            <text:p>1739056735.01</text:p>
          </table:table-cell>
          <table:table-cell office:value-type="float" office:value="1739056735.929" calcext:value-type="float">
            <text:p>1739056735.92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39]-[.A339]" office:value-type="float" office:value="0.918999910354614" calcext:value-type="float">
            <text:p>0.918999910354614</text:p>
          </table:table-cell>
          <table:table-cell/>
          <table:table-cell table:formula="of:=[.H339]-[.$H$373]" office:value-type="float" office:value="0.345999717712402" calcext:value-type="float">
            <text:p>0.34599971771240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6.11" calcext:value-type="float">
            <text:p>1739056736.11</text:p>
          </table:table-cell>
          <table:table-cell office:value-type="float" office:value="1739056736.942" calcext:value-type="float">
            <text:p>1739056736.94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0]-[.A340]" office:value-type="float" office:value="0.832000017166138" calcext:value-type="float">
            <text:p>0.832000017166138</text:p>
          </table:table-cell>
          <table:table-cell/>
          <table:table-cell table:formula="of:=[.H340]-[.$H$373]" office:value-type="float" office:value="0.258999824523926" calcext:value-type="float">
            <text:p>0.25899982452392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6.91" calcext:value-type="float">
            <text:p>1739056736.91</text:p>
          </table:table-cell>
          <table:table-cell office:value-type="float" office:value="1739056737.928" calcext:value-type="float">
            <text:p>1739056737.9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1]-[.A341]" office:value-type="float" office:value="1.01799988746643" calcext:value-type="float">
            <text:p>1.01799988746643</text:p>
          </table:table-cell>
          <table:table-cell/>
          <table:table-cell table:formula="of:=[.H341]-[.$H$373]" office:value-type="float" office:value="0.444999694824219" calcext:value-type="float">
            <text:p>0.44499969482421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7.977" calcext:value-type="float">
            <text:p>1739056737.977</text:p>
          </table:table-cell>
          <table:table-cell office:value-type="float" office:value="1739056738.928" calcext:value-type="float">
            <text:p>1739056738.92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2]-[.A342]" office:value-type="float" office:value="0.950999975204468" calcext:value-type="float">
            <text:p>0.950999975204468</text:p>
          </table:table-cell>
          <table:table-cell/>
          <table:table-cell table:formula="of:=[.H342]-[.$H$373]" office:value-type="float" office:value="0.377999782562256" calcext:value-type="float">
            <text:p>0.37799978256225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8.977" calcext:value-type="float">
            <text:p>1739056738.977</text:p>
          </table:table-cell>
          <table:table-cell office:value-type="float" office:value="1739056739.938" calcext:value-type="float">
            <text:p>1739056739.93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3]-[.A343]" office:value-type="float" office:value="0.960999965667725" calcext:value-type="float">
            <text:p>0.960999965667725</text:p>
          </table:table-cell>
          <table:table-cell/>
          <table:table-cell table:formula="of:=[.H343]-[.$H$373]" office:value-type="float" office:value="0.387999773025513" calcext:value-type="float">
            <text:p>0.38799977302551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39.977" calcext:value-type="float">
            <text:p>1739056739.977</text:p>
          </table:table-cell>
          <table:table-cell office:value-type="float" office:value="1739056740.945" calcext:value-type="float">
            <text:p>1739056740.945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4]-[.A344]" office:value-type="float" office:value="0.967999935150147" calcext:value-type="float">
            <text:p>0.967999935150147</text:p>
          </table:table-cell>
          <table:table-cell/>
          <table:table-cell table:formula="of:=[.H344]-[.$H$373]" office:value-type="float" office:value="0.394999742507934" calcext:value-type="float">
            <text:p>0.394999742507934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41.01" calcext:value-type="float">
            <text:p>1739056741.01</text:p>
          </table:table-cell>
          <table:table-cell office:value-type="float" office:value="1739056741.941" calcext:value-type="float">
            <text:p>1739056741.94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5]-[.A345]" office:value-type="float" office:value="0.930999994277954" calcext:value-type="float">
            <text:p>0.930999994277954</text:p>
          </table:table-cell>
          <table:table-cell/>
          <table:table-cell table:formula="of:=[.H345]-[.$H$373]" office:value-type="float" office:value="0.357999801635742" calcext:value-type="float">
            <text:p>0.35799980163574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42.043" calcext:value-type="float">
            <text:p>1739056742.043</text:p>
          </table:table-cell>
          <table:table-cell office:value-type="float" office:value="1739056742.957" calcext:value-type="float">
            <text:p>1739056742.95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6]-[.A346]" office:value-type="float" office:value="0.914000034332275" calcext:value-type="float">
            <text:p>0.914000034332275</text:p>
          </table:table-cell>
          <table:table-cell/>
          <table:table-cell table:formula="of:=[.H346]-[.$H$373]" office:value-type="float" office:value="0.340999841690063" calcext:value-type="float">
            <text:p>0.34099984169006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43.01" calcext:value-type="float">
            <text:p>1739056743.01</text:p>
          </table:table-cell>
          <table:table-cell office:value-type="float" office:value="1739056743.951" calcext:value-type="float">
            <text:p>1739056743.95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7]-[.A347]" office:value-type="float" office:value="0.940999984741211" calcext:value-type="float">
            <text:p>0.940999984741211</text:p>
          </table:table-cell>
          <table:table-cell/>
          <table:table-cell table:formula="of:=[.H347]-[.$H$373]" office:value-type="float" office:value="0.367999792098999" calcext:value-type="float">
            <text:p>0.36799979209899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44.01" calcext:value-type="float">
            <text:p>1739056744.01</text:p>
          </table:table-cell>
          <table:table-cell office:value-type="float" office:value="1739056744.956" calcext:value-type="float">
            <text:p>1739056744.95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8]-[.A348]" office:value-type="float" office:value="0.946000099182129" calcext:value-type="float">
            <text:p>0.946000099182129</text:p>
          </table:table-cell>
          <table:table-cell/>
          <table:table-cell table:formula="of:=[.H348]-[.$H$373]" office:value-type="float" office:value="0.372999906539917" calcext:value-type="float">
            <text:p>0.372999906539917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45.077" calcext:value-type="float">
            <text:p>1739056745.077</text:p>
          </table:table-cell>
          <table:table-cell office:value-type="float" office:value="1739056745.947" calcext:value-type="float">
            <text:p>1739056745.9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49]-[.A349]" office:value-type="float" office:value="0.870000123977661" calcext:value-type="float">
            <text:p>0.870000123977661</text:p>
          </table:table-cell>
          <table:table-cell/>
          <table:table-cell table:formula="of:=[.H349]-[.$H$373]" office:value-type="float" office:value="0.296999931335449" calcext:value-type="float">
            <text:p>0.29699993133544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45.91" calcext:value-type="float">
            <text:p>1739056745.91</text:p>
          </table:table-cell>
          <table:table-cell office:value-type="float" office:value="1739056746.964" calcext:value-type="float">
            <text:p>1739056746.964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0]-[.A350]" office:value-type="float" office:value="1.05399990081787" calcext:value-type="float">
            <text:p>1.05399990081787</text:p>
          </table:table-cell>
          <table:table-cell/>
          <table:table-cell table:formula="of:=[.H350]-[.$H$373]" office:value-type="float" office:value="0.480999708175659" calcext:value-type="float">
            <text:p>0.48099970817565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47.043" calcext:value-type="float">
            <text:p>1739056747.043</text:p>
          </table:table-cell>
          <table:table-cell office:value-type="float" office:value="1739056747.972" calcext:value-type="float">
            <text:p>1739056747.972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1]-[.A351]" office:value-type="float" office:value="0.928999900817871" calcext:value-type="float">
            <text:p>0.928999900817871</text:p>
          </table:table-cell>
          <table:table-cell/>
          <table:table-cell table:formula="of:=[.H351]-[.$H$373]" office:value-type="float" office:value="0.355999708175659" calcext:value-type="float">
            <text:p>0.35599970817565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47.977" calcext:value-type="float">
            <text:p>1739056747.977</text:p>
          </table:table-cell>
          <table:table-cell office:value-type="float" office:value="1739056748.968" calcext:value-type="float">
            <text:p>1739056748.96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2]-[.A352]" office:value-type="float" office:value="0.990999937057495" calcext:value-type="float">
            <text:p>0.990999937057495</text:p>
          </table:table-cell>
          <table:table-cell/>
          <table:table-cell table:formula="of:=[.H352]-[.$H$373]" office:value-type="float" office:value="0.417999744415283" calcext:value-type="float">
            <text:p>0.41799974441528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49.077" calcext:value-type="float">
            <text:p>1739056749.077</text:p>
          </table:table-cell>
          <table:table-cell office:value-type="float" office:value="1739056749.98" calcext:value-type="float">
            <text:p>1739056749.9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3]-[.A353]" office:value-type="float" office:value="0.903000116348267" calcext:value-type="float">
            <text:p>0.903000116348267</text:p>
          </table:table-cell>
          <table:table-cell/>
          <table:table-cell table:formula="of:=[.H353]-[.$H$373]" office:value-type="float" office:value="0.329999923706055" calcext:value-type="float">
            <text:p>0.32999992370605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0.11" calcext:value-type="float">
            <text:p>1739056750.11</text:p>
          </table:table-cell>
          <table:table-cell office:value-type="float" office:value="1739056750.988" calcext:value-type="float">
            <text:p>1739056750.98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4]-[.A354]" office:value-type="float" office:value="0.878000020980835" calcext:value-type="float">
            <text:p>0.878000020980835</text:p>
          </table:table-cell>
          <table:table-cell/>
          <table:table-cell table:formula="of:=[.H354]-[.$H$373]" office:value-type="float" office:value="0.304999828338623" calcext:value-type="float">
            <text:p>0.30499982833862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1.043" calcext:value-type="float">
            <text:p>1739056751.043</text:p>
          </table:table-cell>
          <table:table-cell office:value-type="float" office:value="1739056751.97" calcext:value-type="float">
            <text:p>1739056751.9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5]-[.A355]" office:value-type="float" office:value="0.927000045776367" calcext:value-type="float">
            <text:p>0.927000045776367</text:p>
          </table:table-cell>
          <table:table-cell/>
          <table:table-cell table:formula="of:=[.H355]-[.$H$373]" office:value-type="float" office:value="0.353999853134155" calcext:value-type="float">
            <text:p>0.35399985313415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2.077" calcext:value-type="float">
            <text:p>1739056752.077</text:p>
          </table:table-cell>
          <table:table-cell office:value-type="float" office:value="1739056752.967" calcext:value-type="float">
            <text:p>1739056752.96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6]-[.A356]" office:value-type="float" office:value="0.890000104904175" calcext:value-type="float">
            <text:p>0.890000104904175</text:p>
          </table:table-cell>
          <table:table-cell/>
          <table:table-cell table:formula="of:=[.H356]-[.$H$373]" office:value-type="float" office:value="0.316999912261963" calcext:value-type="float">
            <text:p>0.31699991226196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3.077" calcext:value-type="float">
            <text:p>1739056753.077</text:p>
          </table:table-cell>
          <table:table-cell office:value-type="float" office:value="1739056753.983" calcext:value-type="float">
            <text:p>1739056753.98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7]-[.A357]" office:value-type="float" office:value="0.906000137329102" calcext:value-type="float">
            <text:p>0.906000137329102</text:p>
          </table:table-cell>
          <table:table-cell/>
          <table:table-cell table:formula="of:=[.H357]-[.$H$373]" office:value-type="float" office:value="0.33299994468689" calcext:value-type="float">
            <text:p>0.3329999446868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4.077" calcext:value-type="float">
            <text:p>1739056754.077</text:p>
          </table:table-cell>
          <table:table-cell office:value-type="float" office:value="1739056754.976" calcext:value-type="float">
            <text:p>1739056754.976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8]-[.A358]" office:value-type="float" office:value="0.89900016784668" calcext:value-type="float">
            <text:p>0.89900016784668</text:p>
          </table:table-cell>
          <table:table-cell/>
          <table:table-cell table:formula="of:=[.H358]-[.$H$373]" office:value-type="float" office:value="0.325999975204468" calcext:value-type="float">
            <text:p>0.32599997520446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5.044" calcext:value-type="float">
            <text:p>1739056755.044</text:p>
          </table:table-cell>
          <table:table-cell office:value-type="float" office:value="1739056755.987" calcext:value-type="float">
            <text:p>1739056755.98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59]-[.A359]" office:value-type="float" office:value="0.943000078201294" calcext:value-type="float">
            <text:p>0.943000078201294</text:p>
          </table:table-cell>
          <table:table-cell/>
          <table:table-cell table:formula="of:=[.H359]-[.$H$373]" office:value-type="float" office:value="0.369999885559082" calcext:value-type="float">
            <text:p>0.36999988555908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5.077" calcext:value-type="float">
            <text:p>1739056755.077</text:p>
          </table:table-cell>
          <table:table-cell office:value-type="float" office:value="1739056756.263" calcext:value-type="float">
            <text:p>1739056756.26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0]-[.A360]" office:value-type="float" office:value="1.18600010871887" calcext:value-type="float">
            <text:p>1.18600010871887</text:p>
          </table:table-cell>
          <table:table-cell/>
          <table:table-cell table:formula="of:=[.H360]-[.$H$373]" office:value-type="float" office:value="0.61299991607666" calcext:value-type="float">
            <text:p>0.61299991607666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6.11" calcext:value-type="float">
            <text:p>1739056756.11</text:p>
          </table:table-cell>
          <table:table-cell office:value-type="float" office:value="1739056757.047" calcext:value-type="float">
            <text:p>1739056757.047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1]-[.A361]" office:value-type="float" office:value="0.937000036239624" calcext:value-type="float">
            <text:p>0.937000036239624</text:p>
          </table:table-cell>
          <table:table-cell/>
          <table:table-cell table:formula="of:=[.H361]-[.$H$373]" office:value-type="float" office:value="0.363999843597412" calcext:value-type="float">
            <text:p>0.363999843597412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7.077" calcext:value-type="float">
            <text:p>1739056757.077</text:p>
          </table:table-cell>
          <table:table-cell office:value-type="float" office:value="1739056758.018" calcext:value-type="float">
            <text:p>1739056758.01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2]-[.A362]" office:value-type="float" office:value="0.940999984741211" calcext:value-type="float">
            <text:p>0.940999984741211</text:p>
          </table:table-cell>
          <table:table-cell/>
          <table:table-cell table:formula="of:=[.H362]-[.$H$373]" office:value-type="float" office:value="0.367999792098999" calcext:value-type="float">
            <text:p>0.36799979209899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8.11" calcext:value-type="float">
            <text:p>1739056758.11</text:p>
          </table:table-cell>
          <table:table-cell office:value-type="float" office:value="1739056759" calcext:value-type="float">
            <text:p>173905675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3]-[.A363]" office:value-type="float" office:value="0.890000104904175" calcext:value-type="float">
            <text:p>0.890000104904175</text:p>
          </table:table-cell>
          <table:table-cell/>
          <table:table-cell table:formula="of:=[.H363]-[.$H$373]" office:value-type="float" office:value="0.316999912261963" calcext:value-type="float">
            <text:p>0.31699991226196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59.044" calcext:value-type="float">
            <text:p>1739056759.044</text:p>
          </table:table-cell>
          <table:table-cell office:value-type="float" office:value="1739056760.009" calcext:value-type="float">
            <text:p>1739056760.009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4]-[.A364]" office:value-type="float" office:value="0.965000152587891" calcext:value-type="float">
            <text:p>0.965000152587891</text:p>
          </table:table-cell>
          <table:table-cell/>
          <table:table-cell table:formula="of:=[.H364]-[.$H$373]" office:value-type="float" office:value="0.391999959945679" calcext:value-type="float">
            <text:p>0.391999959945679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60.077" calcext:value-type="float">
            <text:p>1739056760.077</text:p>
          </table:table-cell>
          <table:table-cell office:value-type="float" office:value="1739056761.003" calcext:value-type="float">
            <text:p>1739056761.003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5]-[.A365]" office:value-type="float" office:value="0.926000118255615" calcext:value-type="float">
            <text:p>0.926000118255615</text:p>
          </table:table-cell>
          <table:table-cell/>
          <table:table-cell table:formula="of:=[.H365]-[.$H$373]" office:value-type="float" office:value="0.352999925613403" calcext:value-type="float">
            <text:p>0.352999925613403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61.077" calcext:value-type="float">
            <text:p>1739056761.077</text:p>
          </table:table-cell>
          <table:table-cell office:value-type="float" office:value="1739056762.01" calcext:value-type="float">
            <text:p>1739056762.01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6]-[.A366]" office:value-type="float" office:value="0.933000087738037" calcext:value-type="float">
            <text:p>0.933000087738037</text:p>
          </table:table-cell>
          <table:table-cell/>
          <table:table-cell table:formula="of:=[.H366]-[.$H$373]" office:value-type="float" office:value="0.359999895095825" calcext:value-type="float">
            <text:p>0.35999989509582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office:value-type="float" office:value="1739056762.077" calcext:value-type="float">
            <text:p>1739056762.077</text:p>
          </table:table-cell>
          <table:table-cell office:value-type="float" office:value="1739056762.998" calcext:value-type="float">
            <text:p>1739056762.998</text:p>
          </table:table-cell>
          <table:table-cell office:value-type="float" office:value="720" calcext:value-type="float">
            <text:p>720</text:p>
          </table:table-cell>
          <table:table-cell office:value-type="float" office:value="1280" calcext:value-type="float">
            <text:p>1280</text:p>
          </table:table-cell>
          <table:table-cell office:value-type="float" office:value="2560" calcext:value-type="float">
            <text:p>2560</text:p>
          </table:table-cell>
          <table:table-cell office:value-type="float" office:value="1843200" calcext:value-type="float">
            <text:p>1843200</text:p>
          </table:table-cell>
          <table:table-cell/>
          <table:table-cell table:formula="of:=[.B367]-[.A367]" office:value-type="float" office:value="0.921000003814697" calcext:value-type="float">
            <text:p>0.921000003814697</text:p>
          </table:table-cell>
          <table:table-cell/>
          <table:table-cell table:formula="of:=[.H367]-[.$H$373]" office:value-type="float" office:value="0.347999811172485" calcext:value-type="float">
            <text:p>0.347999811172485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number-columns-repeated="1013"/>
        </table:table-row>
        <table:table-row table:style-name="ro1">
          <table:table-cell table:style-name="ce2" office:value-type="float" office:value="1739056763.11" calcext:value-type="float">
            <text:p>1739056763.11</text:p>
          </table:table-cell>
          <table:table-cell table:style-name="ce2" office:value-type="float" office:value="1739056764.009" calcext:value-type="float">
            <text:p>1739056764.009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1280" calcext:value-type="float">
            <text:p>1280</text:p>
          </table:table-cell>
          <table:table-cell table:style-name="ce2" office:value-type="float" office:value="2560" calcext:value-type="float">
            <text:p>2560</text:p>
          </table:table-cell>
          <table:table-cell table:style-name="ce2" office:value-type="float" office:value="1843200" calcext:value-type="float">
            <text:p>1843200</text:p>
          </table:table-cell>
          <table:table-cell table:style-name="ce2"/>
          <table:table-cell table:formula="of:=[.B368]-[.A368]" office:value-type="float" office:value="0.89900016784668" calcext:value-type="float">
            <text:p>0.89900016784668</text:p>
          </table:table-cell>
          <table:table-cell table:style-name="ce2"/>
          <table:table-cell table:formula="of:=[.H368]-[.$H$373]" office:value-type="float" office:value="0.325999975204468" calcext:value-type="float">
            <text:p>0.325999975204468</text:p>
          </table:table-cell>
          <table:table-cell table:formula="of:=[.$J$370]" office:value-type="float" office:value="0.365999937057495" calcext:value-type="float">
            <text:p>0.365999937057495</text:p>
          </table:table-cell>
          <table:table-cell table:style-name="ce2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ap (s)</text:p>
          </table:table-cell>
          <table:table-cell table:formula="of:=MEDIAN([.H58:.H368])" office:value-type="float" office:value="0.939000129699707" calcext:value-type="float">
            <text:p>0.939000129699707</text:p>
          </table:table-cell>
          <table:table-cell/>
          <table:table-cell table:formula="of:=[.H370] - [.$H$373]" office:value-type="float" office:value="0.365999937057495" calcext:value-type="float">
            <text:p>0.36599993705749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ean frequency rap for 5 mins (Hz)</text:p>
          </table:table-cell>
          <table:table-cell table:formula="of:=COUNT([.H58:.H368]) / ([.A368] - [.A58])" office:value-type="float" office:value="1.0370088803422" calcext:value-type="float">
            <text:p>1.037008880342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Median latency of robot (s)</text:p>
          </table:table-cell>
          <table:table-cell office:value-type="float" office:value="0.573000192642212" calcext:value-type="float">
            <text:p>0.57300019264221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Throughput received (MB/sec)</text:p>
          </table:table-cell>
          <table:table-cell table:formula="of:=ROUND([.H371])*[.F368]*0.000001" office:value-type="float" office:value="1.8432" calcext:value-type="float">
            <text:p>1.843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00:10:32.001991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2-10T00:11:05.925320375</dc:date>
    <meta:editing-duration>PT23M33S</meta:editing-duration>
    <meta:editing-cycles>8</meta:editing-cycles>
    <meta:generator>LibreOffice/6.4.7.2$Linux_X86_64 LibreOffice_project/40$Build-2</meta:generator>
    <meta:document-statistic meta:table-count="1" meta:cell-count="3321" meta:object-count="0"/>
  </office:meta>
</office:document-meta>
</file>